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2.161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Mesure effectuee le 24/03/2014 a 16:05</text:p>
          </table:table-cell>
          <table:table-cell table:number-columns-repeated="1023"/>
        </table:table-row>
        <table:table-row table:style-name="ro2">
          <table:table-cell office:value-type="string">
            <text:p>frequence 100 millisecond multiple</text:p>
          </table:table-cell>
          <table:table-cell table:number-columns-repeated="1023"/>
        </table:table-row>
        <table:table-row table:style-name="ro1">
          <table:table-cell office:value-type="string">
            <text:p>section 0,04mm2</text:p>
          </table:table-cell>
          <table:table-cell table:number-columns-repeated="1023"/>
        </table:table-row>
        <table:table-row table:style-name="ro1">
          <table:table-cell office:value-type="string">
            <text:p>vitesse 0,1mm/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PERATEUR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-0.002">
            <text:p>-0,002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04">
            <text:p>0,0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-109.276649">
            <text:p>-109,276649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-0.004371">
            <text:p>-0,004371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109.276649">
            <text:p>-109,276649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-0.004371">
            <text:p>-0,004371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109.276649">
            <text:p>-109,276649</text:p>
          </table:table-cell>
          <table:table-cell office:value-type="float" office:value="-0.00326">
            <text:p>-0,00326</text:p>
          </table:table-cell>
          <table:table-cell office:value-type="float" office:value="-0.003221">
            <text:p>-0,003221</text:p>
          </table:table-cell>
          <table:table-cell office:value-type="float" office:value="-0.004371">
            <text:p>-0,004371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109.276649">
            <text:p>-109,27664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4371">
            <text:p>-0,004371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1">
            <text:p>-0,003221</text:p>
          </table:table-cell>
          <table:table-cell office:value-type="float" office:value="-0.003122">
            <text:p>-0,003122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109.276649">
            <text:p>-109,27664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4371">
            <text:p>-0,004371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109.276649">
            <text:p>-109,276649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4371">
            <text:p>-0,004371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3747">
            <text:p>-0,003747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3747">
            <text:p>-0,003747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109.276649">
            <text:p>-109,276649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4371">
            <text:p>-0,004371</text:p>
          </table:table-cell>
          <table:table-cell office:value-type="float" office:value="-0.004706">
            <text:p>-0,004706</text:p>
          </table:table-cell>
          <table:table-cell table:number-columns-repeated="1019"/>
        </table:table-row>
        <table:table-row table:style-name="ro1">
          <table:table-cell office:value-type="float" office:value="-109.276649">
            <text:p>-109,276649</text:p>
          </table:table-cell>
          <table:table-cell office:value-type="float" office:value="-0.003254">
            <text:p>-0,003254</text:p>
          </table:table-cell>
          <table:table-cell office:value-type="float" office:value="-0.003221">
            <text:p>-0,003221</text:p>
          </table:table-cell>
          <table:table-cell office:value-type="float" office:value="-0.004371">
            <text:p>-0,004371</text:p>
          </table:table-cell>
          <table:table-cell office:value-type="float" office:value="-0.004706">
            <text:p>-0,004706</text:p>
          </table:table-cell>
          <table:table-cell table:number-columns-repeated="1019"/>
        </table:table-row>
        <table:table-row table:style-name="ro1">
          <table:table-cell office:value-type="float" office:value="-109.276649">
            <text:p>-109,27664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4371">
            <text:p>-0,004371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109.276649">
            <text:p>-109,276649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-0.004371">
            <text:p>-0,004371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109.276649">
            <text:p>-109,27664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4371">
            <text:p>-0,004371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109.276649">
            <text:p>-109,27664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4371">
            <text:p>-0,004371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109.276649">
            <text:p>-109,27664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4371">
            <text:p>-0,004371</text:p>
          </table:table-cell>
          <table:table-cell office:value-type="float" office:value="-0.004706">
            <text:p>-0,004706</text:p>
          </table:table-cell>
          <table:table-cell table:number-columns-repeated="1019"/>
        </table:table-row>
        <table:table-row table:style-name="ro1">
          <table:table-cell office:value-type="float" office:value="-109.276649">
            <text:p>-109,27664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4371">
            <text:p>-0,004371</text:p>
          </table:table-cell>
          <table:table-cell office:value-type="float" office:value="-0.004706">
            <text:p>-0,004706</text:p>
          </table:table-cell>
          <table:table-cell table:number-columns-repeated="1019"/>
        </table:table-row>
        <table:table-row table:style-name="ro1">
          <table:table-cell office:value-type="float" office:value="-109.276649">
            <text:p>-109,27664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4371">
            <text:p>-0,004371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109.276649">
            <text:p>-109,27664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4371">
            <text:p>-0,004371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109.276649">
            <text:p>-109,27664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4371">
            <text:p>-0,004371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19">
            <text:p>-0,003219</text:p>
          </table:table-cell>
          <table:table-cell office:value-type="float" office:value="-0.003747">
            <text:p>-0,003747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124.887604">
            <text:p>-124,887604</text:p>
          </table:table-cell>
          <table:table-cell office:value-type="float" office:value="-0.003252">
            <text:p>-0,003252</text:p>
          </table:table-cell>
          <table:table-cell office:value-type="float" office:value="-0.003222">
            <text:p>-0,003222</text:p>
          </table:table-cell>
          <table:table-cell office:value-type="float" office:value="-0.004996">
            <text:p>-0,004996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124.887604">
            <text:p>-124,887604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-0.004996">
            <text:p>-0,004996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3">
            <text:p>-0,003253</text:p>
          </table:table-cell>
          <table:table-cell office:value-type="float" office:value="-0.003221">
            <text:p>-0,003221</text:p>
          </table:table-cell>
          <table:table-cell office:value-type="float" office:value="-0.003747">
            <text:p>-0,003747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3">
            <text:p>-0,003253</text:p>
          </table:table-cell>
          <table:table-cell office:value-type="float" office:value="-0.003221">
            <text:p>-0,003221</text:p>
          </table:table-cell>
          <table:table-cell office:value-type="float" office:value="-0.003747">
            <text:p>-0,003747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124.887604">
            <text:p>-124,88760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4996">
            <text:p>-0,004996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124.887604">
            <text:p>-124,88760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4996">
            <text:p>-0,004996</text:p>
          </table:table-cell>
          <table:table-cell office:value-type="float" office:value="-0.004412">
            <text:p>-0,004412</text:p>
          </table:table-cell>
          <table:table-cell table:number-columns-repeated="1019"/>
        </table:table-row>
        <table:table-row table:style-name="ro1">
          <table:table-cell office:value-type="float" office:value="-124.887604">
            <text:p>-124,88760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4996">
            <text:p>-0,004996</text:p>
          </table:table-cell>
          <table:table-cell office:value-type="float" office:value="-0.004706">
            <text:p>-0,004706</text:p>
          </table:table-cell>
          <table:table-cell table:number-columns-repeated="1019"/>
        </table:table-row>
        <table:table-row table:style-name="ro1">
          <table:table-cell office:value-type="float" office:value="-124.887604">
            <text:p>-124,88760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4996">
            <text:p>-0,004996</text:p>
          </table:table-cell>
          <table:table-cell office:value-type="float" office:value="-0.013824">
            <text:p>-0,013824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-0.001249">
            <text:p>-0,001249</text:p>
          </table:table-cell>
          <table:table-cell office:value-type="float" office:value="-0.013824">
            <text:p>-0,013824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4">
            <text:p>-0,003254</text:p>
          </table:table-cell>
          <table:table-cell office:value-type="float" office:value="-0.003228">
            <text:p>-0,003228</text:p>
          </table:table-cell>
          <table:table-cell office:value-type="float" office:value="-0.001249">
            <text:p>-0,001249</text:p>
          </table:table-cell>
          <table:table-cell office:value-type="float" office:value="-0.037647">
            <text:p>-0,037647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8">
            <text:p>-0,003228</text:p>
          </table:table-cell>
          <table:table-cell office:value-type="float" office:value="-0.002498">
            <text:p>-0,002498</text:p>
          </table:table-cell>
          <table:table-cell office:value-type="float" office:value="-0.037647">
            <text:p>-0,037647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057941">
            <text:p>-0,057941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057941">
            <text:p>-0,057941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0.077647">
            <text:p>-0,077647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0.077647">
            <text:p>-0,077647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097353">
            <text:p>-0,097353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097353">
            <text:p>-0,097353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116765">
            <text:p>-0,116765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-0.001873">
            <text:p>-0,001873</text:p>
          </table:table-cell>
          <table:table-cell office:value-type="float" office:value="-0.116765">
            <text:p>-0,11676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-0.003122">
            <text:p>-0,003122</text:p>
          </table:table-cell>
          <table:table-cell office:value-type="float" office:value="-0.136176">
            <text:p>-0,136176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136176">
            <text:p>-0,136176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0.155294">
            <text:p>-0,155294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155294">
            <text:p>-0,155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0.175588">
            <text:p>-0,175588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175588">
            <text:p>-0,175588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195">
            <text:p>-0,19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195">
            <text:p>-0,19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214706">
            <text:p>-0,214706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214706">
            <text:p>-0,214706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235294">
            <text:p>-0,235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235294">
            <text:p>-0,235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254706">
            <text:p>-0,254706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254706">
            <text:p>-0,254706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0.275294">
            <text:p>-0,275294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0.275294">
            <text:p>-0,275294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1249">
            <text:p>-0,001249</text:p>
          </table:table-cell>
          <table:table-cell office:value-type="float" office:value="-0.295294">
            <text:p>-0,295294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1249">
            <text:p>-0,001249</text:p>
          </table:table-cell>
          <table:table-cell office:value-type="float" office:value="-0.295294">
            <text:p>-0,295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0.315588">
            <text:p>-0,315588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315588">
            <text:p>-0,315588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0.335294">
            <text:p>-0,335294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0.335294">
            <text:p>-0,335294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1249">
            <text:p>-0,001249</text:p>
          </table:table-cell>
          <table:table-cell office:value-type="float" office:value="-0.355">
            <text:p>-0,355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0.355">
            <text:p>-0,35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0.375294">
            <text:p>-0,375294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0.375294">
            <text:p>-0,375294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395">
            <text:p>-0,395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395">
            <text:p>-0,39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0.415294">
            <text:p>-0,415294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0.415294">
            <text:p>-0,415294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3747">
            <text:p>-0,003747</text:p>
          </table:table-cell>
          <table:table-cell office:value-type="float" office:value="-0.435294">
            <text:p>-0,435294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0.435294">
            <text:p>-0,435294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-0.455294">
            <text:p>-0,455294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-0.455294">
            <text:p>-0,455294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0.475294">
            <text:p>-0,475294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0.475294">
            <text:p>-0,475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495294">
            <text:p>-0,495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-0.002498">
            <text:p>-0,002498</text:p>
          </table:table-cell>
          <table:table-cell office:value-type="float" office:value="-0.495294">
            <text:p>-0,495294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-0.001873">
            <text:p>-0,001873</text:p>
          </table:table-cell>
          <table:table-cell office:value-type="float" office:value="-0.515588">
            <text:p>-0,515588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-0.001873">
            <text:p>-0,001873</text:p>
          </table:table-cell>
          <table:table-cell office:value-type="float" office:value="-0.515588">
            <text:p>-0,515588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1249">
            <text:p>-0,001249</text:p>
          </table:table-cell>
          <table:table-cell office:value-type="float" office:value="-0.535">
            <text:p>-0,535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1249">
            <text:p>-0,001249</text:p>
          </table:table-cell>
          <table:table-cell office:value-type="float" office:value="-0.535">
            <text:p>-0,53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0.554118">
            <text:p>-0,554118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0.554118">
            <text:p>-0,554118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0.574118">
            <text:p>-0,574118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0.574118">
            <text:p>-0,574118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593824">
            <text:p>-0,593824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593824">
            <text:p>-0,593824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613529">
            <text:p>-0,613529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613529">
            <text:p>-0,61352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633824">
            <text:p>-0,63382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-0.002498">
            <text:p>-0,002498</text:p>
          </table:table-cell>
          <table:table-cell office:value-type="float" office:value="-0.633824">
            <text:p>-0,633824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653529">
            <text:p>-0,653529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653529">
            <text:p>-0,653529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0.674118">
            <text:p>-0,674118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0.674118">
            <text:p>-0,674118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692059">
            <text:p>-0,692059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710882">
            <text:p>-0,710882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710882">
            <text:p>-0,710882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73">
            <text:p>-0,73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0.73">
            <text:p>-0,73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0.749118">
            <text:p>-0,749118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0.749118">
            <text:p>-0,749118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0.767647">
            <text:p>-0,767647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767647">
            <text:p>-0,767647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787059">
            <text:p>-0,78705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787059">
            <text:p>-0,787059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0.806176">
            <text:p>-0,806176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0.806176">
            <text:p>-0,806176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825294">
            <text:p>-0,825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0.825294">
            <text:p>-0,825294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3122">
            <text:p>-0,003122</text:p>
          </table:table-cell>
          <table:table-cell office:value-type="float" office:value="-0.844706">
            <text:p>-0,844706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0.844706">
            <text:p>-0,844706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0.864118">
            <text:p>-0,864118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0.864118">
            <text:p>-0,864118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883529">
            <text:p>-0,883529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0.883529">
            <text:p>-0,883529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3747">
            <text:p>-0,003747</text:p>
          </table:table-cell>
          <table:table-cell office:value-type="float" office:value="-0.903529">
            <text:p>-0,903529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-0.003747">
            <text:p>-0,003747</text:p>
          </table:table-cell>
          <table:table-cell office:value-type="float" office:value="-0.903529">
            <text:p>-0,903529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3747">
            <text:p>-0,003747</text:p>
          </table:table-cell>
          <table:table-cell office:value-type="float" office:value="-0.924412">
            <text:p>-0,924412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3747">
            <text:p>-0,003747</text:p>
          </table:table-cell>
          <table:table-cell office:value-type="float" office:value="-0.924412">
            <text:p>-0,924412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0.943529">
            <text:p>-0,943529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0.943529">
            <text:p>-0,94352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0.963529">
            <text:p>-0,96352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-0.002498">
            <text:p>-0,002498</text:p>
          </table:table-cell>
          <table:table-cell office:value-type="float" office:value="-0.963529">
            <text:p>-0,963529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983235">
            <text:p>-0,983235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0.983235">
            <text:p>-0,98323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3122">
            <text:p>-0,003122</text:p>
          </table:table-cell>
          <table:table-cell office:value-type="float" office:value="-1.002647">
            <text:p>-1,002647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1.002647">
            <text:p>-1,002647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1.021471">
            <text:p>-1,021471</text:p>
          </table:table-cell>
          <table:table-cell table:number-columns-repeated="1019"/>
        </table:table-row>
        <table:table-row table:style-name="ro1">
          <table:table-cell office:value-type="float" office:value="-93.665703">
            <text:p>-93,66570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747">
            <text:p>-0,003747</text:p>
          </table:table-cell>
          <table:table-cell office:value-type="float" office:value="-1.040294">
            <text:p>-1,040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1.040294">
            <text:p>-1,040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1.059412">
            <text:p>-1,059412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-0.003122">
            <text:p>-0,003122</text:p>
          </table:table-cell>
          <table:table-cell office:value-type="float" office:value="-1.059412">
            <text:p>-1,059412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-1.078235">
            <text:p>-1,078235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1.078235">
            <text:p>-1,078235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249">
            <text:p>-0,001249</text:p>
          </table:table-cell>
          <table:table-cell office:value-type="float" office:value="-1.097353">
            <text:p>-1,097353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1.097353">
            <text:p>-1,097353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1.116471">
            <text:p>-1,116471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1.116471">
            <text:p>-1,116471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1.136176">
            <text:p>-1,136176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1.136176">
            <text:p>-1,136176</text:p>
          </table:table-cell>
          <table:table-cell table:number-columns-repeated="1019"/>
        </table:table-row>
        <table:table-row table:style-name="ro1">
          <table:table-cell office:value-type="float" office:value="15.61095">
            <text:p>15,61095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00624">
            <text:p>0,000624</text:p>
          </table:table-cell>
          <table:table-cell office:value-type="float" office:value="-1.155294">
            <text:p>-1,155294</text:p>
          </table:table-cell>
          <table:table-cell table:number-columns-repeated="1019"/>
        </table:table-row>
        <table:table-row table:style-name="ro1">
          <table:table-cell office:value-type="float" office:value="15.61095">
            <text:p>15,6109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0624">
            <text:p>0,000624</text:p>
          </table:table-cell>
          <table:table-cell office:value-type="float" office:value="-1.155294">
            <text:p>-1,155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">
            <text:p>0</text:p>
          </table:table-cell>
          <table:table-cell office:value-type="float" office:value="-1.174706">
            <text:p>-1,174706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">
            <text:p>0</text:p>
          </table:table-cell>
          <table:table-cell office:value-type="float" office:value="-1.174706">
            <text:p>-1,174706</text:p>
          </table:table-cell>
          <table:table-cell table:number-columns-repeated="1019"/>
        </table:table-row>
        <table:table-row table:style-name="ro1">
          <table:table-cell office:value-type="float" office:value="15.61095">
            <text:p>15,6109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0624">
            <text:p>0,000624</text:p>
          </table:table-cell>
          <table:table-cell office:value-type="float" office:value="-1.194118">
            <text:p>-1,194118</text:p>
          </table:table-cell>
          <table:table-cell table:number-columns-repeated="1019"/>
        </table:table-row>
        <table:table-row table:style-name="ro1">
          <table:table-cell office:value-type="float" office:value="15.61095">
            <text:p>15,61095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000624">
            <text:p>0,000624</text:p>
          </table:table-cell>
          <table:table-cell office:value-type="float" office:value="-1.194118">
            <text:p>-1,194118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1873">
            <text:p>-0,001873</text:p>
          </table:table-cell>
          <table:table-cell office:value-type="float" office:value="-1.213235">
            <text:p>-1,213235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-1.213235">
            <text:p>-1,213235</text:p>
          </table:table-cell>
          <table:table-cell table:number-columns-repeated="1019"/>
        </table:table-row>
        <table:table-row table:style-name="ro1">
          <table:table-cell office:value-type="float" office:value="31.221901">
            <text:p>31,221901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01249">
            <text:p>0,001249</text:p>
          </table:table-cell>
          <table:table-cell office:value-type="float" office:value="-1.233824">
            <text:p>-1,233824</text:p>
          </table:table-cell>
          <table:table-cell table:number-columns-repeated="1019"/>
        </table:table-row>
        <table:table-row table:style-name="ro1">
          <table:table-cell office:value-type="float" office:value="31.221901">
            <text:p>31,22190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1249">
            <text:p>0,001249</text:p>
          </table:table-cell>
          <table:table-cell office:value-type="float" office:value="-1.233824">
            <text:p>-1,233824</text:p>
          </table:table-cell>
          <table:table-cell table:number-columns-repeated="1019"/>
        </table:table-row>
        <table:table-row table:style-name="ro1">
          <table:table-cell office:value-type="float" office:value="-15.61095">
            <text:p>-15,61095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-0.000624">
            <text:p>-0,000624</text:p>
          </table:table-cell>
          <table:table-cell office:value-type="float" office:value="-1.254706">
            <text:p>-1,254706</text:p>
          </table:table-cell>
          <table:table-cell table:number-columns-repeated="1019"/>
        </table:table-row>
        <table:table-row table:style-name="ro1">
          <table:table-cell office:value-type="float" office:value="-15.61095">
            <text:p>-15,61095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-0.000624">
            <text:p>-0,000624</text:p>
          </table:table-cell>
          <table:table-cell office:value-type="float" office:value="-1.254706">
            <text:p>-1,254706</text:p>
          </table:table-cell>
          <table:table-cell table:number-columns-repeated="1019"/>
        </table:table-row>
        <table:table-row table:style-name="ro1">
          <table:table-cell office:value-type="float" office:value="46.832851">
            <text:p>46,832851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01873">
            <text:p>0,001873</text:p>
          </table:table-cell>
          <table:table-cell office:value-type="float" office:value="-1.273823">
            <text:p>-1,273823</text:p>
          </table:table-cell>
          <table:table-cell table:number-columns-repeated="1019"/>
        </table:table-row>
        <table:table-row table:style-name="ro1">
          <table:table-cell office:value-type="float" office:value="46.832851">
            <text:p>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1873">
            <text:p>0,001873</text:p>
          </table:table-cell>
          <table:table-cell office:value-type="float" office:value="-1.273823">
            <text:p>-1,273823</text:p>
          </table:table-cell>
          <table:table-cell table:number-columns-repeated="1019"/>
        </table:table-row>
        <table:table-row table:style-name="ro1">
          <table:table-cell office:value-type="float" office:value="31.221901">
            <text:p>31,22190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1249">
            <text:p>0,001249</text:p>
          </table:table-cell>
          <table:table-cell office:value-type="float" office:value="-1.294118">
            <text:p>-1,294118</text:p>
          </table:table-cell>
          <table:table-cell table:number-columns-repeated="1019"/>
        </table:table-row>
        <table:table-row table:style-name="ro1">
          <table:table-cell office:value-type="float" office:value="31.221901">
            <text:p>31,221901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01249">
            <text:p>0,001249</text:p>
          </table:table-cell>
          <table:table-cell office:value-type="float" office:value="-1.294118">
            <text:p>-1,294118</text:p>
          </table:table-cell>
          <table:table-cell table:number-columns-repeated="1019"/>
        </table:table-row>
        <table:table-row table:style-name="ro1">
          <table:table-cell office:value-type="float" office:value="46.832851">
            <text:p>46,832851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01873">
            <text:p>0,001873</text:p>
          </table:table-cell>
          <table:table-cell office:value-type="float" office:value="-1.313529">
            <text:p>-1,313529</text:p>
          </table:table-cell>
          <table:table-cell table:number-columns-repeated="1019"/>
        </table:table-row>
        <table:table-row table:style-name="ro1">
          <table:table-cell office:value-type="float" office:value="46.832851">
            <text:p>46,832851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01873">
            <text:p>0,001873</text:p>
          </table:table-cell>
          <table:table-cell office:value-type="float" office:value="-1.313529">
            <text:p>-1,313529</text:p>
          </table:table-cell>
          <table:table-cell table:number-columns-repeated="1019"/>
        </table:table-row>
        <table:table-row table:style-name="ro1">
          <table:table-cell office:value-type="float" office:value="31.221901">
            <text:p>31,22190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01249">
            <text:p>0,001249</text:p>
          </table:table-cell>
          <table:table-cell office:value-type="float" office:value="-1.332647">
            <text:p>-1,332647</text:p>
          </table:table-cell>
          <table:table-cell table:number-columns-repeated="1019"/>
        </table:table-row>
        <table:table-row table:style-name="ro1">
          <table:table-cell office:value-type="float" office:value="31.221901">
            <text:p>31,2219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1249">
            <text:p>0,001249</text:p>
          </table:table-cell>
          <table:table-cell office:value-type="float" office:value="-1.332647">
            <text:p>-1,332647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02498">
            <text:p>0,002498</text:p>
          </table:table-cell>
          <table:table-cell office:value-type="float" office:value="-1.352647">
            <text:p>-1,352647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02498">
            <text:p>0,002498</text:p>
          </table:table-cell>
          <table:table-cell office:value-type="float" office:value="-1.352647">
            <text:p>-1,352647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02498">
            <text:p>0,002498</text:p>
          </table:table-cell>
          <table:table-cell office:value-type="float" office:value="-1.371471">
            <text:p>-1,371471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2498">
            <text:p>0,002498</text:p>
          </table:table-cell>
          <table:table-cell office:value-type="float" office:value="-1.390588">
            <text:p>-1,390588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02498">
            <text:p>0,002498</text:p>
          </table:table-cell>
          <table:table-cell office:value-type="float" office:value="-1.390588">
            <text:p>-1,390588</text:p>
          </table:table-cell>
          <table:table-cell table:number-columns-repeated="1019"/>
        </table:table-row>
        <table:table-row table:style-name="ro1">
          <table:table-cell office:value-type="float" office:value="62.443802">
            <text:p>62,44380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2498">
            <text:p>0,002498</text:p>
          </table:table-cell>
          <table:table-cell office:value-type="float" office:value="-1.409118">
            <text:p>-1,409118</text:p>
          </table:table-cell>
          <table:table-cell table:number-columns-repeated="1019"/>
        </table:table-row>
        <table:table-row table:style-name="ro1">
          <table:table-cell office:value-type="float" office:value="109.276649">
            <text:p>109,276649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04371">
            <text:p>0,004371</text:p>
          </table:table-cell>
          <table:table-cell office:value-type="float" office:value="-1.409118">
            <text:p>-1,409118</text:p>
          </table:table-cell>
          <table:table-cell table:number-columns-repeated="1019"/>
        </table:table-row>
        <table:table-row table:style-name="ro1">
          <table:table-cell office:value-type="float" office:value="93.665703">
            <text:p>93,665703</text:p>
          </table:table-cell>
          <table:table-cell office:value-type="float" office:value="-0.003252">
            <text:p>-0,003252</text:p>
          </table:table-cell>
          <table:table-cell office:value-type="float" office:value="-0.003223">
            <text:p>-0,003223</text:p>
          </table:table-cell>
          <table:table-cell office:value-type="float" office:value="0.003747">
            <text:p>0,003747</text:p>
          </table:table-cell>
          <table:table-cell office:value-type="float" office:value="-1.428235">
            <text:p>-1,428235</text:p>
          </table:table-cell>
          <table:table-cell table:number-columns-repeated="1019"/>
        </table:table-row>
        <table:table-row table:style-name="ro1">
          <table:table-cell office:value-type="float" office:value="93.665703">
            <text:p>93,66570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3747">
            <text:p>0,003747</text:p>
          </table:table-cell>
          <table:table-cell office:value-type="float" office:value="-1.428235">
            <text:p>-1,428235</text:p>
          </table:table-cell>
          <table:table-cell table:number-columns-repeated="1019"/>
        </table:table-row>
        <table:table-row table:style-name="ro1">
          <table:table-cell office:value-type="float" office:value="140.49855">
            <text:p>140,4985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562">
            <text:p>0,00562</text:p>
          </table:table-cell>
          <table:table-cell office:value-type="float" office:value="-1.447941">
            <text:p>-1,447941</text:p>
          </table:table-cell>
          <table:table-cell table:number-columns-repeated="1019"/>
        </table:table-row>
        <table:table-row table:style-name="ro1">
          <table:table-cell office:value-type="float" office:value="140.49855">
            <text:p>140,4985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562">
            <text:p>0,00562</text:p>
          </table:table-cell>
          <table:table-cell office:value-type="float" office:value="-1.447941">
            <text:p>-1,447941</text:p>
          </table:table-cell>
          <table:table-cell table:number-columns-repeated="1019"/>
        </table:table-row>
        <table:table-row table:style-name="ro1">
          <table:table-cell office:value-type="float" office:value="109.276649">
            <text:p>109,27664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4371">
            <text:p>0,004371</text:p>
          </table:table-cell>
          <table:table-cell office:value-type="float" office:value="-1.466765">
            <text:p>-1,466765</text:p>
          </table:table-cell>
          <table:table-cell table:number-columns-repeated="1019"/>
        </table:table-row>
        <table:table-row table:style-name="ro1">
          <table:table-cell office:value-type="float" office:value="109.276649">
            <text:p>109,27664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4371">
            <text:p>0,004371</text:p>
          </table:table-cell>
          <table:table-cell office:value-type="float" office:value="-1.466765">
            <text:p>-1,466765</text:p>
          </table:table-cell>
          <table:table-cell table:number-columns-repeated="1019"/>
        </table:table-row>
        <table:table-row table:style-name="ro1">
          <table:table-cell office:value-type="float" office:value="140.49855">
            <text:p>140,49855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0562">
            <text:p>0,00562</text:p>
          </table:table-cell>
          <table:table-cell office:value-type="float" office:value="-1.485882">
            <text:p>-1,485882</text:p>
          </table:table-cell>
          <table:table-cell table:number-columns-repeated="1019"/>
        </table:table-row>
        <table:table-row table:style-name="ro1">
          <table:table-cell office:value-type="float" office:value="140.49855">
            <text:p>140,4985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0562">
            <text:p>0,00562</text:p>
          </table:table-cell>
          <table:table-cell office:value-type="float" office:value="-1.485882">
            <text:p>-1,485882</text:p>
          </table:table-cell>
          <table:table-cell table:number-columns-repeated="1019"/>
        </table:table-row>
        <table:table-row table:style-name="ro1">
          <table:table-cell office:value-type="float" office:value="140.49855">
            <text:p>140,4985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562">
            <text:p>0,00562</text:p>
          </table:table-cell>
          <table:table-cell office:value-type="float" office:value="-1.505">
            <text:p>-1,505</text:p>
          </table:table-cell>
          <table:table-cell table:number-columns-repeated="1019"/>
        </table:table-row>
        <table:table-row table:style-name="ro1">
          <table:table-cell office:value-type="float" office:value="140.49855">
            <text:p>140,4985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0562">
            <text:p>0,00562</text:p>
          </table:table-cell>
          <table:table-cell office:value-type="float" office:value="-1.505">
            <text:p>-1,505</text:p>
          </table:table-cell>
          <table:table-cell table:number-columns-repeated="1019"/>
        </table:table-row>
        <table:table-row table:style-name="ro1">
          <table:table-cell office:value-type="float" office:value="124.887604">
            <text:p>124,88760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04996">
            <text:p>0,004996</text:p>
          </table:table-cell>
          <table:table-cell office:value-type="float" office:value="-1.524706">
            <text:p>-1,524706</text:p>
          </table:table-cell>
          <table:table-cell table:number-columns-repeated="1019"/>
        </table:table-row>
        <table:table-row table:style-name="ro1">
          <table:table-cell office:value-type="float" office:value="124.887604">
            <text:p>124,88760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4996">
            <text:p>0,004996</text:p>
          </table:table-cell>
          <table:table-cell office:value-type="float" office:value="-1.524706">
            <text:p>-1,524706</text:p>
          </table:table-cell>
          <table:table-cell table:number-columns-repeated="1019"/>
        </table:table-row>
        <table:table-row table:style-name="ro1">
          <table:table-cell office:value-type="float" office:value="109.276649">
            <text:p>109,27664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04371">
            <text:p>0,004371</text:p>
          </table:table-cell>
          <table:table-cell office:value-type="float" office:value="-1.543529">
            <text:p>-1,543529</text:p>
          </table:table-cell>
          <table:table-cell table:number-columns-repeated="1019"/>
        </table:table-row>
        <table:table-row table:style-name="ro1">
          <table:table-cell office:value-type="float" office:value="109.276649">
            <text:p>109,276649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04371">
            <text:p>0,004371</text:p>
          </table:table-cell>
          <table:table-cell office:value-type="float" office:value="-1.543529">
            <text:p>-1,543529</text:p>
          </table:table-cell>
          <table:table-cell table:number-columns-repeated="1019"/>
        </table:table-row>
        <table:table-row table:style-name="ro1">
          <table:table-cell office:value-type="float" office:value="171.720459">
            <text:p>171,72045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6869">
            <text:p>0,006869</text:p>
          </table:table-cell>
          <table:table-cell office:value-type="float" office:value="-1.563529">
            <text:p>-1,563529</text:p>
          </table:table-cell>
          <table:table-cell table:number-columns-repeated="1019"/>
        </table:table-row>
        <table:table-row table:style-name="ro1">
          <table:table-cell office:value-type="float" office:value="171.720459">
            <text:p>171,72045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6869">
            <text:p>0,006869</text:p>
          </table:table-cell>
          <table:table-cell office:value-type="float" office:value="-1.563529">
            <text:p>-1,563529</text:p>
          </table:table-cell>
          <table:table-cell table:number-columns-repeated="1019"/>
        </table:table-row>
        <table:table-row table:style-name="ro1">
          <table:table-cell office:value-type="float" office:value="156.109497">
            <text:p>156,10949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6244">
            <text:p>0,006244</text:p>
          </table:table-cell>
          <table:table-cell office:value-type="float" office:value="-1.584118">
            <text:p>-1,584118</text:p>
          </table:table-cell>
          <table:table-cell table:number-columns-repeated="1019"/>
        </table:table-row>
        <table:table-row table:style-name="ro1">
          <table:table-cell office:value-type="float" office:value="156.109497">
            <text:p>156,109497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06244">
            <text:p>0,006244</text:p>
          </table:table-cell>
          <table:table-cell office:value-type="float" office:value="-1.584118">
            <text:p>-1,584118</text:p>
          </table:table-cell>
          <table:table-cell table:number-columns-repeated="1019"/>
        </table:table-row>
        <table:table-row table:style-name="ro1">
          <table:table-cell office:value-type="float" office:value="202.942352">
            <text:p>202,942352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008118">
            <text:p>0,008118</text:p>
          </table:table-cell>
          <table:table-cell office:value-type="float" office:value="-1.602941">
            <text:p>-1,602941</text:p>
          </table:table-cell>
          <table:table-cell table:number-columns-repeated="1019"/>
        </table:table-row>
        <table:table-row table:style-name="ro1">
          <table:table-cell office:value-type="float" office:value="202.942352">
            <text:p>202,94235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8118">
            <text:p>0,008118</text:p>
          </table:table-cell>
          <table:table-cell office:value-type="float" office:value="-1.602941">
            <text:p>-1,602941</text:p>
          </table:table-cell>
          <table:table-cell table:number-columns-repeated="1019"/>
        </table:table-row>
        <table:table-row table:style-name="ro1">
          <table:table-cell office:value-type="float" office:value="218.553299">
            <text:p>218,55329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8742">
            <text:p>0,008742</text:p>
          </table:table-cell>
          <table:table-cell office:value-type="float" office:value="-1.626176">
            <text:p>-1,626176</text:p>
          </table:table-cell>
          <table:table-cell table:number-columns-repeated="1019"/>
        </table:table-row>
        <table:table-row table:style-name="ro1">
          <table:table-cell office:value-type="float" office:value="218.553299">
            <text:p>218,553299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008742">
            <text:p>0,008742</text:p>
          </table:table-cell>
          <table:table-cell office:value-type="float" office:value="-1.626176">
            <text:p>-1,626176</text:p>
          </table:table-cell>
          <table:table-cell table:number-columns-repeated="1019"/>
        </table:table-row>
        <table:table-row table:style-name="ro1">
          <table:table-cell office:value-type="float" office:value="202.942352">
            <text:p>202,94235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8118">
            <text:p>0,008118</text:p>
          </table:table-cell>
          <table:table-cell office:value-type="float" office:value="-1.645294">
            <text:p>-1,645294</text:p>
          </table:table-cell>
          <table:table-cell table:number-columns-repeated="1019"/>
        </table:table-row>
        <table:table-row table:style-name="ro1">
          <table:table-cell office:value-type="float" office:value="202.942352">
            <text:p>202,942352</text:p>
          </table:table-cell>
          <table:table-cell office:value-type="float" office:value="-0.003254">
            <text:p>-0,003254</text:p>
          </table:table-cell>
          <table:table-cell office:value-type="float" office:value="-0.003221">
            <text:p>-0,003221</text:p>
          </table:table-cell>
          <table:table-cell office:value-type="float" office:value="0.008118">
            <text:p>0,008118</text:p>
          </table:table-cell>
          <table:table-cell office:value-type="float" office:value="-1.645294">
            <text:p>-1,645294</text:p>
          </table:table-cell>
          <table:table-cell table:number-columns-repeated="1019"/>
        </table:table-row>
        <table:table-row table:style-name="ro1">
          <table:table-cell office:value-type="float" office:value="218.553299">
            <text:p>218,55329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8742">
            <text:p>0,008742</text:p>
          </table:table-cell>
          <table:table-cell office:value-type="float" office:value="-1.664706">
            <text:p>-1,664706</text:p>
          </table:table-cell>
          <table:table-cell table:number-columns-repeated="1019"/>
        </table:table-row>
        <table:table-row table:style-name="ro1">
          <table:table-cell office:value-type="float" office:value="218.553299">
            <text:p>218,55329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08742">
            <text:p>0,008742</text:p>
          </table:table-cell>
          <table:table-cell office:value-type="float" office:value="-1.664706">
            <text:p>-1,664706</text:p>
          </table:table-cell>
          <table:table-cell table:number-columns-repeated="1019"/>
        </table:table-row>
        <table:table-row table:style-name="ro1">
          <table:table-cell office:value-type="float" office:value="218.553299">
            <text:p>218,55329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8742">
            <text:p>0,008742</text:p>
          </table:table-cell>
          <table:table-cell office:value-type="float" office:value="-1.683824">
            <text:p>-1,683824</text:p>
          </table:table-cell>
          <table:table-cell table:number-columns-repeated="1019"/>
        </table:table-row>
        <table:table-row table:style-name="ro1">
          <table:table-cell office:value-type="float" office:value="218.553299">
            <text:p>218,553299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.008742">
            <text:p>0,008742</text:p>
          </table:table-cell>
          <table:table-cell office:value-type="float" office:value="-1.683824">
            <text:p>-1,683824</text:p>
          </table:table-cell>
          <table:table-cell table:number-columns-repeated="1019"/>
        </table:table-row>
        <table:table-row table:style-name="ro1">
          <table:table-cell office:value-type="float" office:value="234.164246">
            <text:p>234,164246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09367">
            <text:p>0,009367</text:p>
          </table:table-cell>
          <table:table-cell office:value-type="float" office:value="-1.702647">
            <text:p>-1,702647</text:p>
          </table:table-cell>
          <table:table-cell table:number-columns-repeated="1019"/>
        </table:table-row>
        <table:table-row table:style-name="ro1">
          <table:table-cell office:value-type="float" office:value="234.164246">
            <text:p>234,16424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9367">
            <text:p>0,009367</text:p>
          </table:table-cell>
          <table:table-cell office:value-type="float" office:value="-1.702647">
            <text:p>-1,702647</text:p>
          </table:table-cell>
          <table:table-cell table:number-columns-repeated="1019"/>
        </table:table-row>
        <table:table-row table:style-name="ro1">
          <table:table-cell office:value-type="float" office:value="218.553299">
            <text:p>218,55329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8742">
            <text:p>0,008742</text:p>
          </table:table-cell>
          <table:table-cell office:value-type="float" office:value="-1.722647">
            <text:p>-1,722647</text:p>
          </table:table-cell>
          <table:table-cell table:number-columns-repeated="1019"/>
        </table:table-row>
        <table:table-row table:style-name="ro1">
          <table:table-cell office:value-type="float" office:value="218.553299">
            <text:p>218,55329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08742">
            <text:p>0,008742</text:p>
          </table:table-cell>
          <table:table-cell office:value-type="float" office:value="-1.722647">
            <text:p>-1,722647</text:p>
          </table:table-cell>
          <table:table-cell table:number-columns-repeated="1019"/>
        </table:table-row>
        <table:table-row table:style-name="ro1">
          <table:table-cell office:value-type="float" office:value="218.553299">
            <text:p>218,55329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08742">
            <text:p>0,008742</text:p>
          </table:table-cell>
          <table:table-cell office:value-type="float" office:value="-1.741765">
            <text:p>-1,741765</text:p>
          </table:table-cell>
          <table:table-cell table:number-columns-repeated="1019"/>
        </table:table-row>
        <table:table-row table:style-name="ro1">
          <table:table-cell office:value-type="float" office:value="218.553299">
            <text:p>218,55329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08742">
            <text:p>0,008742</text:p>
          </table:table-cell>
          <table:table-cell office:value-type="float" office:value="-1.759706">
            <text:p>-1,759706</text:p>
          </table:table-cell>
          <table:table-cell table:number-columns-repeated="1019"/>
        </table:table-row>
        <table:table-row table:style-name="ro1">
          <table:table-cell office:value-type="float" office:value="234.164246">
            <text:p>234,164246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09367">
            <text:p>0,009367</text:p>
          </table:table-cell>
          <table:table-cell office:value-type="float" office:value="-1.759706">
            <text:p>-1,759706</text:p>
          </table:table-cell>
          <table:table-cell table:number-columns-repeated="1019"/>
        </table:table-row>
        <table:table-row table:style-name="ro1">
          <table:table-cell office:value-type="float" office:value="234.164246">
            <text:p>234,16424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9367">
            <text:p>0,009367</text:p>
          </table:table-cell>
          <table:table-cell office:value-type="float" office:value="-1.779118">
            <text:p>-1,779118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09991">
            <text:p>0,009991</text:p>
          </table:table-cell>
          <table:table-cell office:value-type="float" office:value="-1.779118">
            <text:p>-1,779118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09991">
            <text:p>0,009991</text:p>
          </table:table-cell>
          <table:table-cell office:value-type="float" office:value="-1.798529">
            <text:p>-1,798529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09991">
            <text:p>0,009991</text:p>
          </table:table-cell>
          <table:table-cell office:value-type="float" office:value="-1.798529">
            <text:p>-1,798529</text:p>
          </table:table-cell>
          <table:table-cell table:number-columns-repeated="1019"/>
        </table:table-row>
        <table:table-row table:style-name="ro1">
          <table:table-cell office:value-type="float" office:value="265.386139">
            <text:p>265,386139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10615">
            <text:p>0,010615</text:p>
          </table:table-cell>
          <table:table-cell office:value-type="float" office:value="-1.817647">
            <text:p>-1,817647</text:p>
          </table:table-cell>
          <table:table-cell table:number-columns-repeated="1019"/>
        </table:table-row>
        <table:table-row table:style-name="ro1">
          <table:table-cell office:value-type="float" office:value="265.386139">
            <text:p>265,386139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10615">
            <text:p>0,010615</text:p>
          </table:table-cell>
          <table:table-cell office:value-type="float" office:value="-1.817647">
            <text:p>-1,817647</text:p>
          </table:table-cell>
          <table:table-cell table:number-columns-repeated="1019"/>
        </table:table-row>
        <table:table-row table:style-name="ro1">
          <table:table-cell office:value-type="float" office:value="312.218994">
            <text:p>312,21899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2489">
            <text:p>0,012489</text:p>
          </table:table-cell>
          <table:table-cell office:value-type="float" office:value="-1.836765">
            <text:p>-1,836765</text:p>
          </table:table-cell>
          <table:table-cell table:number-columns-repeated="1019"/>
        </table:table-row>
        <table:table-row table:style-name="ro1">
          <table:table-cell office:value-type="float" office:value="312.218994">
            <text:p>312,21899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12489">
            <text:p>0,012489</text:p>
          </table:table-cell>
          <table:table-cell office:value-type="float" office:value="-1.836765">
            <text:p>-1,836765</text:p>
          </table:table-cell>
          <table:table-cell table:number-columns-repeated="1019"/>
        </table:table-row>
        <table:table-row table:style-name="ro1">
          <table:table-cell office:value-type="float" office:value="280.997101">
            <text:p>280,99710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124">
            <text:p>0,01124</text:p>
          </table:table-cell>
          <table:table-cell office:value-type="float" office:value="-1.856176">
            <text:p>-1,856176</text:p>
          </table:table-cell>
          <table:table-cell table:number-columns-repeated="1019"/>
        </table:table-row>
        <table:table-row table:style-name="ro1">
          <table:table-cell office:value-type="float" office:value="280.997101">
            <text:p>280,99710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1124">
            <text:p>0,01124</text:p>
          </table:table-cell>
          <table:table-cell office:value-type="float" office:value="-1.856176">
            <text:p>-1,856176</text:p>
          </table:table-cell>
          <table:table-cell table:number-columns-repeated="1019"/>
        </table:table-row>
        <table:table-row table:style-name="ro1">
          <table:table-cell office:value-type="float" office:value="327.829956">
            <text:p>327,829956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13113">
            <text:p>0,013113</text:p>
          </table:table-cell>
          <table:table-cell office:value-type="float" office:value="-1.875588">
            <text:p>-1,875588</text:p>
          </table:table-cell>
          <table:table-cell table:number-columns-repeated="1019"/>
        </table:table-row>
        <table:table-row table:style-name="ro1">
          <table:table-cell office:value-type="float" office:value="327.829956">
            <text:p>327,82995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13113">
            <text:p>0,013113</text:p>
          </table:table-cell>
          <table:table-cell office:value-type="float" office:value="-1.875588">
            <text:p>-1,875588</text:p>
          </table:table-cell>
          <table:table-cell table:number-columns-repeated="1019"/>
        </table:table-row>
        <table:table-row table:style-name="ro1">
          <table:table-cell office:value-type="float" office:value="296.608063">
            <text:p>296,60806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11864">
            <text:p>0,011864</text:p>
          </table:table-cell>
          <table:table-cell office:value-type="float" office:value="-1.894118">
            <text:p>-1,894118</text:p>
          </table:table-cell>
          <table:table-cell table:number-columns-repeated="1019"/>
        </table:table-row>
        <table:table-row table:style-name="ro1">
          <table:table-cell office:value-type="float" office:value="296.608063">
            <text:p>296,60806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11864">
            <text:p>0,011864</text:p>
          </table:table-cell>
          <table:table-cell office:value-type="float" office:value="-1.894118">
            <text:p>-1,894118</text:p>
          </table:table-cell>
          <table:table-cell table:number-columns-repeated="1019"/>
        </table:table-row>
        <table:table-row table:style-name="ro1">
          <table:table-cell office:value-type="float" office:value="327.829956">
            <text:p>327,82995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3113">
            <text:p>0,013113</text:p>
          </table:table-cell>
          <table:table-cell office:value-type="float" office:value="-1.913529">
            <text:p>-1,913529</text:p>
          </table:table-cell>
          <table:table-cell table:number-columns-repeated="1019"/>
        </table:table-row>
        <table:table-row table:style-name="ro1">
          <table:table-cell office:value-type="float" office:value="327.829956">
            <text:p>327,82995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3113">
            <text:p>0,013113</text:p>
          </table:table-cell>
          <table:table-cell office:value-type="float" office:value="-1.913529">
            <text:p>-1,913529</text:p>
          </table:table-cell>
          <table:table-cell table:number-columns-repeated="1019"/>
        </table:table-row>
        <table:table-row table:style-name="ro1">
          <table:table-cell office:value-type="float" office:value="327.829956">
            <text:p>327,829956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13113">
            <text:p>0,013113</text:p>
          </table:table-cell>
          <table:table-cell office:value-type="float" office:value="-1.932647">
            <text:p>-1,932647</text:p>
          </table:table-cell>
          <table:table-cell table:number-columns-repeated="1019"/>
        </table:table-row>
        <table:table-row table:style-name="ro1">
          <table:table-cell office:value-type="float" office:value="327.829956">
            <text:p>327,829956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13113">
            <text:p>0,013113</text:p>
          </table:table-cell>
          <table:table-cell office:value-type="float" office:value="-1.932647">
            <text:p>-1,932647</text:p>
          </table:table-cell>
          <table:table-cell table:number-columns-repeated="1019"/>
        </table:table-row>
        <table:table-row table:style-name="ro1">
          <table:table-cell office:value-type="float" office:value="312.218994">
            <text:p>312,218994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12489">
            <text:p>0,012489</text:p>
          </table:table-cell>
          <table:table-cell office:value-type="float" office:value="-1.952353">
            <text:p>-1,952353</text:p>
          </table:table-cell>
          <table:table-cell table:number-columns-repeated="1019"/>
        </table:table-row>
        <table:table-row table:style-name="ro1">
          <table:table-cell office:value-type="float" office:value="312.218994">
            <text:p>312,21899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2489">
            <text:p>0,012489</text:p>
          </table:table-cell>
          <table:table-cell office:value-type="float" office:value="-1.952353">
            <text:p>-1,952353</text:p>
          </table:table-cell>
          <table:table-cell table:number-columns-repeated="1019"/>
        </table:table-row>
        <table:table-row table:style-name="ro1">
          <table:table-cell office:value-type="float" office:value="343.440918">
            <text:p>343,440918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13738">
            <text:p>0,013738</text:p>
          </table:table-cell>
          <table:table-cell office:value-type="float" office:value="-1.971471">
            <text:p>-1,971471</text:p>
          </table:table-cell>
          <table:table-cell table:number-columns-repeated="1019"/>
        </table:table-row>
        <table:table-row table:style-name="ro1">
          <table:table-cell office:value-type="float" office:value="343.440918">
            <text:p>343,44091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3738">
            <text:p>0,013738</text:p>
          </table:table-cell>
          <table:table-cell office:value-type="float" office:value="-1.971471">
            <text:p>-1,971471</text:p>
          </table:table-cell>
          <table:table-cell table:number-columns-repeated="1019"/>
        </table:table-row>
        <table:table-row table:style-name="ro1">
          <table:table-cell office:value-type="float" office:value="359.051849">
            <text:p>359,05184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4362">
            <text:p>0,014362</text:p>
          </table:table-cell>
          <table:table-cell office:value-type="float" office:value="-1.991176">
            <text:p>-1,991176</text:p>
          </table:table-cell>
          <table:table-cell table:number-columns-repeated="1019"/>
        </table:table-row>
        <table:table-row table:style-name="ro1">
          <table:table-cell office:value-type="float" office:value="359.051849">
            <text:p>359,05184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14362">
            <text:p>0,014362</text:p>
          </table:table-cell>
          <table:table-cell office:value-type="float" office:value="-2.010294">
            <text:p>-2,010294</text:p>
          </table:table-cell>
          <table:table-cell table:number-columns-repeated="1019"/>
        </table:table-row>
        <table:table-row table:style-name="ro1">
          <table:table-cell office:value-type="float" office:value="374.662811">
            <text:p>374,66281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14987">
            <text:p>0,014987</text:p>
          </table:table-cell>
          <table:table-cell office:value-type="float" office:value="-2.010294">
            <text:p>-2,010294</text:p>
          </table:table-cell>
          <table:table-cell table:number-columns-repeated="1019"/>
        </table:table-row>
        <table:table-row table:style-name="ro1">
          <table:table-cell office:value-type="float" office:value="374.662811">
            <text:p>374,662811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14987">
            <text:p>0,014987</text:p>
          </table:table-cell>
          <table:table-cell office:value-type="float" office:value="-2.029412">
            <text:p>-2,029412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15611">
            <text:p>0,015611</text:p>
          </table:table-cell>
          <table:table-cell office:value-type="float" office:value="-2.029412">
            <text:p>-2,029412</text:p>
          </table:table-cell>
          <table:table-cell table:number-columns-repeated="1019"/>
        </table:table-row>
        <table:table-row table:style-name="ro1">
          <table:table-cell office:value-type="float" office:value="374.662811">
            <text:p>374,66281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4987">
            <text:p>0,014987</text:p>
          </table:table-cell>
          <table:table-cell office:value-type="float" office:value="-2.047941">
            <text:p>-2,047941</text:p>
          </table:table-cell>
          <table:table-cell table:number-columns-repeated="1019"/>
        </table:table-row>
        <table:table-row table:style-name="ro1">
          <table:table-cell office:value-type="float" office:value="374.662811">
            <text:p>374,662811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14987">
            <text:p>0,014987</text:p>
          </table:table-cell>
          <table:table-cell office:value-type="float" office:value="-2.047941">
            <text:p>-2,047941</text:p>
          </table:table-cell>
          <table:table-cell table:number-columns-repeated="1019"/>
        </table:table-row>
        <table:table-row table:style-name="ro1">
          <table:table-cell office:value-type="float" office:value="374.662811">
            <text:p>374,66281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14987">
            <text:p>0,014987</text:p>
          </table:table-cell>
          <table:table-cell office:value-type="float" office:value="-2.067353">
            <text:p>-2,067353</text:p>
          </table:table-cell>
          <table:table-cell table:number-columns-repeated="1019"/>
        </table:table-row>
        <table:table-row table:style-name="ro1">
          <table:table-cell office:value-type="float" office:value="374.662811">
            <text:p>374,66281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4987">
            <text:p>0,014987</text:p>
          </table:table-cell>
          <table:table-cell office:value-type="float" office:value="-2.067353">
            <text:p>-2,067353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6235">
            <text:p>0,016235</text:p>
          </table:table-cell>
          <table:table-cell office:value-type="float" office:value="-2.086471">
            <text:p>-2,086471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6235">
            <text:p>0,016235</text:p>
          </table:table-cell>
          <table:table-cell office:value-type="float" office:value="-2.086471">
            <text:p>-2,086471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15611">
            <text:p>0,015611</text:p>
          </table:table-cell>
          <table:table-cell office:value-type="float" office:value="-2.105588">
            <text:p>-2,105588</text:p>
          </table:table-cell>
          <table:table-cell table:number-columns-repeated="1019"/>
        </table:table-row>
        <table:table-row table:style-name="ro1">
          <table:table-cell office:value-type="float" office:value="390.273743">
            <text:p>390,27374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5611">
            <text:p>0,015611</text:p>
          </table:table-cell>
          <table:table-cell office:value-type="float" office:value="-2.105588">
            <text:p>-2,105588</text:p>
          </table:table-cell>
          <table:table-cell table:number-columns-repeated="1019"/>
        </table:table-row>
        <table:table-row table:style-name="ro1">
          <table:table-cell office:value-type="float" office:value="374.662811">
            <text:p>374,66281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14987">
            <text:p>0,014987</text:p>
          </table:table-cell>
          <table:table-cell office:value-type="float" office:value="-2.125">
            <text:p>-2,125</text:p>
          </table:table-cell>
          <table:table-cell table:number-columns-repeated="1019"/>
        </table:table-row>
        <table:table-row table:style-name="ro1">
          <table:table-cell office:value-type="float" office:value="374.662811">
            <text:p>374,66281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14987">
            <text:p>0,014987</text:p>
          </table:table-cell>
          <table:table-cell office:value-type="float" office:value="-2.125">
            <text:p>-2,125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6235">
            <text:p>0,016235</text:p>
          </table:table-cell>
          <table:table-cell office:value-type="float" office:value="-2.143529">
            <text:p>-2,143529</text:p>
          </table:table-cell>
          <table:table-cell table:number-columns-repeated="1019"/>
        </table:table-row>
        <table:table-row table:style-name="ro1">
          <table:table-cell office:value-type="float" office:value="405.884705">
            <text:p>405,88470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6235">
            <text:p>0,016235</text:p>
          </table:table-cell>
          <table:table-cell office:value-type="float" office:value="-2.143529">
            <text:p>-2,143529</text:p>
          </table:table-cell>
          <table:table-cell table:number-columns-repeated="1019"/>
        </table:table-row>
        <table:table-row table:style-name="ro1">
          <table:table-cell office:value-type="float" office:value="421.495667">
            <text:p>421,495667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1686">
            <text:p>0,01686</text:p>
          </table:table-cell>
          <table:table-cell office:value-type="float" office:value="-2.163529">
            <text:p>-2,163529</text:p>
          </table:table-cell>
          <table:table-cell table:number-columns-repeated="1019"/>
        </table:table-row>
        <table:table-row table:style-name="ro1">
          <table:table-cell office:value-type="float" office:value="421.495667">
            <text:p>421,49566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1686">
            <text:p>0,01686</text:p>
          </table:table-cell>
          <table:table-cell office:value-type="float" office:value="-2.163529">
            <text:p>-2,163529</text:p>
          </table:table-cell>
          <table:table-cell table:number-columns-repeated="1019"/>
        </table:table-row>
        <table:table-row table:style-name="ro1">
          <table:table-cell office:value-type="float" office:value="452.71756">
            <text:p>452,7175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18109">
            <text:p>0,018109</text:p>
          </table:table-cell>
          <table:table-cell office:value-type="float" office:value="-2.182941">
            <text:p>-2,182941</text:p>
          </table:table-cell>
          <table:table-cell table:number-columns-repeated="1019"/>
        </table:table-row>
        <table:table-row table:style-name="ro1">
          <table:table-cell office:value-type="float" office:value="452.71756">
            <text:p>452,7175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18109">
            <text:p>0,018109</text:p>
          </table:table-cell>
          <table:table-cell office:value-type="float" office:value="-2.182941">
            <text:p>-2,182941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18733">
            <text:p>0,018733</text:p>
          </table:table-cell>
          <table:table-cell office:value-type="float" office:value="-2.203529">
            <text:p>-2,203529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18733">
            <text:p>0,018733</text:p>
          </table:table-cell>
          <table:table-cell office:value-type="float" office:value="-2.203529">
            <text:p>-2,203529</text:p>
          </table:table-cell>
          <table:table-cell table:number-columns-repeated="1019"/>
        </table:table-row>
        <table:table-row table:style-name="ro1">
          <table:table-cell office:value-type="float" office:value="452.71756">
            <text:p>452,7175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18109">
            <text:p>0,018109</text:p>
          </table:table-cell>
          <table:table-cell office:value-type="float" office:value="-2.223235">
            <text:p>-2,223235</text:p>
          </table:table-cell>
          <table:table-cell table:number-columns-repeated="1019"/>
        </table:table-row>
        <table:table-row table:style-name="ro1">
          <table:table-cell office:value-type="float" office:value="452.71756">
            <text:p>452,71756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18109">
            <text:p>0,018109</text:p>
          </table:table-cell>
          <table:table-cell office:value-type="float" office:value="-2.223235">
            <text:p>-2,223235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18733">
            <text:p>0,018733</text:p>
          </table:table-cell>
          <table:table-cell office:value-type="float" office:value="-2.242941">
            <text:p>-2,242941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18733">
            <text:p>0,018733</text:p>
          </table:table-cell>
          <table:table-cell office:value-type="float" office:value="-2.242941">
            <text:p>-2,242941</text:p>
          </table:table-cell>
          <table:table-cell table:number-columns-repeated="1019"/>
        </table:table-row>
        <table:table-row table:style-name="ro1">
          <table:table-cell office:value-type="float" office:value="483.939453">
            <text:p>483,939453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19358">
            <text:p>0,019358</text:p>
          </table:table-cell>
          <table:table-cell office:value-type="float" office:value="-2.262647">
            <text:p>-2,262647</text:p>
          </table:table-cell>
          <table:table-cell table:number-columns-repeated="1019"/>
        </table:table-row>
        <table:table-row table:style-name="ro1">
          <table:table-cell office:value-type="float" office:value="483.939453">
            <text:p>483,93945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19358">
            <text:p>0,019358</text:p>
          </table:table-cell>
          <table:table-cell office:value-type="float" office:value="-2.262647">
            <text:p>-2,262647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18733">
            <text:p>0,018733</text:p>
          </table:table-cell>
          <table:table-cell office:value-type="float" office:value="-2.282647">
            <text:p>-2,282647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3">
            <text:p>-0,003253</text:p>
          </table:table-cell>
          <table:table-cell office:value-type="float" office:value="-0.003228">
            <text:p>-0,003228</text:p>
          </table:table-cell>
          <table:table-cell office:value-type="float" office:value="0.018733">
            <text:p>0,018733</text:p>
          </table:table-cell>
          <table:table-cell office:value-type="float" office:value="-2.282647">
            <text:p>-2,282647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18733">
            <text:p>0,018733</text:p>
          </table:table-cell>
          <table:table-cell office:value-type="float" office:value="-2.301177">
            <text:p>-2,301177</text:p>
          </table:table-cell>
          <table:table-cell table:number-columns-repeated="1019"/>
        </table:table-row>
        <table:table-row table:style-name="ro1">
          <table:table-cell office:value-type="float" office:value="468.328491">
            <text:p>468,328491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18733">
            <text:p>0,018733</text:p>
          </table:table-cell>
          <table:table-cell office:value-type="float" office:value="-2.301177">
            <text:p>-2,301177</text:p>
          </table:table-cell>
          <table:table-cell table:number-columns-repeated="1019"/>
        </table:table-row>
        <table:table-row table:style-name="ro1">
          <table:table-cell office:value-type="float" office:value="530.772278">
            <text:p>530,77227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21231">
            <text:p>0,021231</text:p>
          </table:table-cell>
          <table:table-cell office:value-type="float" office:value="-2.320588">
            <text:p>-2,320588</text:p>
          </table:table-cell>
          <table:table-cell table:number-columns-repeated="1019"/>
        </table:table-row>
        <table:table-row table:style-name="ro1">
          <table:table-cell office:value-type="float" office:value="530.772278">
            <text:p>530,772278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21231">
            <text:p>0,021231</text:p>
          </table:table-cell>
          <table:table-cell office:value-type="float" office:value="-2.339118">
            <text:p>-2,339118</text:p>
          </table:table-cell>
          <table:table-cell table:number-columns-repeated="1019"/>
        </table:table-row>
        <table:table-row table:style-name="ro1">
          <table:table-cell office:value-type="float" office:value="515.161377">
            <text:p>515,16137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0606">
            <text:p>0,020606</text:p>
          </table:table-cell>
          <table:table-cell office:value-type="float" office:value="-2.339118">
            <text:p>-2,339118</text:p>
          </table:table-cell>
          <table:table-cell table:number-columns-repeated="1019"/>
        </table:table-row>
        <table:table-row table:style-name="ro1">
          <table:table-cell office:value-type="float" office:value="515.161377">
            <text:p>515,161377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20606">
            <text:p>0,020606</text:p>
          </table:table-cell>
          <table:table-cell office:value-type="float" office:value="-2.358824">
            <text:p>-2,358824</text:p>
          </table:table-cell>
          <table:table-cell table:number-columns-repeated="1019"/>
        </table:table-row>
        <table:table-row table:style-name="ro1">
          <table:table-cell office:value-type="float" office:value="546.38324">
            <text:p>546,38324</text:p>
          </table:table-cell>
          <table:table-cell office:value-type="float" office:value="-0.003252">
            <text:p>-0,003252</text:p>
          </table:table-cell>
          <table:table-cell office:value-type="float" office:value="-0.003222">
            <text:p>-0,003222</text:p>
          </table:table-cell>
          <table:table-cell office:value-type="float" office:value="0.021855">
            <text:p>0,021855</text:p>
          </table:table-cell>
          <table:table-cell office:value-type="float" office:value="-2.358824">
            <text:p>-2,358824</text:p>
          </table:table-cell>
          <table:table-cell table:number-columns-repeated="1019"/>
        </table:table-row>
        <table:table-row table:style-name="ro1">
          <table:table-cell office:value-type="float" office:value="530.772278">
            <text:p>530,77227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1231">
            <text:p>0,021231</text:p>
          </table:table-cell>
          <table:table-cell office:value-type="float" office:value="-2.377647">
            <text:p>-2,377647</text:p>
          </table:table-cell>
          <table:table-cell table:number-columns-repeated="1019"/>
        </table:table-row>
        <table:table-row table:style-name="ro1">
          <table:table-cell office:value-type="float" office:value="530.772278">
            <text:p>530,772278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21231">
            <text:p>0,021231</text:p>
          </table:table-cell>
          <table:table-cell office:value-type="float" office:value="-2.377647">
            <text:p>-2,377647</text:p>
          </table:table-cell>
          <table:table-cell table:number-columns-repeated="1019"/>
        </table:table-row>
        <table:table-row table:style-name="ro1">
          <table:table-cell office:value-type="float" office:value="530.772278">
            <text:p>530,77227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21231">
            <text:p>0,021231</text:p>
          </table:table-cell>
          <table:table-cell office:value-type="float" office:value="-2.397059">
            <text:p>-2,397059</text:p>
          </table:table-cell>
          <table:table-cell table:number-columns-repeated="1019"/>
        </table:table-row>
        <table:table-row table:style-name="ro1">
          <table:table-cell office:value-type="float" office:value="530.772278">
            <text:p>530,77227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1231">
            <text:p>0,021231</text:p>
          </table:table-cell>
          <table:table-cell office:value-type="float" office:value="-2.397059">
            <text:p>-2,397059</text:p>
          </table:table-cell>
          <table:table-cell table:number-columns-repeated="1019"/>
        </table:table-row>
        <table:table-row table:style-name="ro1">
          <table:table-cell office:value-type="float" office:value="530.772278">
            <text:p>530,77227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1231">
            <text:p>0,021231</text:p>
          </table:table-cell>
          <table:table-cell office:value-type="float" office:value="-2.416177">
            <text:p>-2,416177</text:p>
          </table:table-cell>
          <table:table-cell table:number-columns-repeated="1019"/>
        </table:table-row>
        <table:table-row table:style-name="ro1">
          <table:table-cell office:value-type="float" office:value="530.772278">
            <text:p>530,77227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1231">
            <text:p>0,021231</text:p>
          </table:table-cell>
          <table:table-cell office:value-type="float" office:value="-2.416177">
            <text:p>-2,416177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248">
            <text:p>0,02248</text:p>
          </table:table-cell>
          <table:table-cell office:value-type="float" office:value="-2.434706">
            <text:p>-2,434706</text:p>
          </table:table-cell>
          <table:table-cell table:number-columns-repeated="1019"/>
        </table:table-row>
        <table:table-row table:style-name="ro1">
          <table:table-cell office:value-type="float" office:value="561.994202">
            <text:p>561,9942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2248">
            <text:p>0,02248</text:p>
          </table:table-cell>
          <table:table-cell office:value-type="float" office:value="-2.434706">
            <text:p>-2,434706</text:p>
          </table:table-cell>
          <table:table-cell table:number-columns-repeated="1019"/>
        </table:table-row>
        <table:table-row table:style-name="ro1">
          <table:table-cell office:value-type="float" office:value="577.605164">
            <text:p>577,60516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3104">
            <text:p>0,023104</text:p>
          </table:table-cell>
          <table:table-cell office:value-type="float" office:value="-2.454118">
            <text:p>-2,454118</text:p>
          </table:table-cell>
          <table:table-cell table:number-columns-repeated="1019"/>
        </table:table-row>
        <table:table-row table:style-name="ro1">
          <table:table-cell office:value-type="float" office:value="577.605164">
            <text:p>577,60516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3104">
            <text:p>0,023104</text:p>
          </table:table-cell>
          <table:table-cell office:value-type="float" office:value="-2.454118">
            <text:p>-2,454118</text:p>
          </table:table-cell>
          <table:table-cell table:number-columns-repeated="1019"/>
        </table:table-row>
        <table:table-row table:style-name="ro1">
          <table:table-cell office:value-type="float" office:value="577.605164">
            <text:p>577,60516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3104">
            <text:p>0,023104</text:p>
          </table:table-cell>
          <table:table-cell office:value-type="float" office:value="-2.473235">
            <text:p>-2,473235</text:p>
          </table:table-cell>
          <table:table-cell table:number-columns-repeated="1019"/>
        </table:table-row>
        <table:table-row table:style-name="ro1">
          <table:table-cell office:value-type="float" office:value="577.605164">
            <text:p>577,60516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23104">
            <text:p>0,023104</text:p>
          </table:table-cell>
          <table:table-cell office:value-type="float" office:value="-2.473235">
            <text:p>-2,473235</text:p>
          </table:table-cell>
          <table:table-cell table:number-columns-repeated="1019"/>
        </table:table-row>
        <table:table-row table:style-name="ro1">
          <table:table-cell office:value-type="float" office:value="593.216125">
            <text:p>593,21612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3729">
            <text:p>0,023729</text:p>
          </table:table-cell>
          <table:table-cell office:value-type="float" office:value="-2.492353">
            <text:p>-2,492353</text:p>
          </table:table-cell>
          <table:table-cell table:number-columns-repeated="1019"/>
        </table:table-row>
        <table:table-row table:style-name="ro1">
          <table:table-cell office:value-type="float" office:value="593.216125">
            <text:p>593,21612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3729">
            <text:p>0,023729</text:p>
          </table:table-cell>
          <table:table-cell office:value-type="float" office:value="-2.492353">
            <text:p>-2,492353</text:p>
          </table:table-cell>
          <table:table-cell table:number-columns-repeated="1019"/>
        </table:table-row>
        <table:table-row table:style-name="ro1">
          <table:table-cell office:value-type="float" office:value="577.605164">
            <text:p>577,60516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23104">
            <text:p>0,023104</text:p>
          </table:table-cell>
          <table:table-cell office:value-type="float" office:value="-2.512647">
            <text:p>-2,512647</text:p>
          </table:table-cell>
          <table:table-cell table:number-columns-repeated="1019"/>
        </table:table-row>
        <table:table-row table:style-name="ro1">
          <table:table-cell office:value-type="float" office:value="577.605164">
            <text:p>577,60516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3104">
            <text:p>0,023104</text:p>
          </table:table-cell>
          <table:table-cell office:value-type="float" office:value="-2.512647">
            <text:p>-2,512647</text:p>
          </table:table-cell>
          <table:table-cell table:number-columns-repeated="1019"/>
        </table:table-row>
        <table:table-row table:style-name="ro1">
          <table:table-cell office:value-type="float" office:value="640.04895">
            <text:p>640,0489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5602">
            <text:p>0,025602</text:p>
          </table:table-cell>
          <table:table-cell office:value-type="float" office:value="-2.532647">
            <text:p>-2,532647</text:p>
          </table:table-cell>
          <table:table-cell table:number-columns-repeated="1019"/>
        </table:table-row>
        <table:table-row table:style-name="ro1">
          <table:table-cell office:value-type="float" office:value="640.04895">
            <text:p>640,0489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25602">
            <text:p>0,025602</text:p>
          </table:table-cell>
          <table:table-cell office:value-type="float" office:value="-2.532647">
            <text:p>-2,532647</text:p>
          </table:table-cell>
          <table:table-cell table:number-columns-repeated="1019"/>
        </table:table-row>
        <table:table-row table:style-name="ro1">
          <table:table-cell office:value-type="float" office:value="608.827026">
            <text:p>608,827026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24353">
            <text:p>0,024353</text:p>
          </table:table-cell>
          <table:table-cell office:value-type="float" office:value="-2.554118">
            <text:p>-2,554118</text:p>
          </table:table-cell>
          <table:table-cell table:number-columns-repeated="1019"/>
        </table:table-row>
        <table:table-row table:style-name="ro1">
          <table:table-cell office:value-type="float" office:value="608.827026">
            <text:p>608,82702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4353">
            <text:p>0,024353</text:p>
          </table:table-cell>
          <table:table-cell office:value-type="float" office:value="-2.554118">
            <text:p>-2,554118</text:p>
          </table:table-cell>
          <table:table-cell table:number-columns-repeated="1019"/>
        </table:table-row>
        <table:table-row table:style-name="ro1">
          <table:table-cell office:value-type="float" office:value="608.827026">
            <text:p>608,827026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24353">
            <text:p>0,024353</text:p>
          </table:table-cell>
          <table:table-cell office:value-type="float" office:value="-2.572353">
            <text:p>-2,572353</text:p>
          </table:table-cell>
          <table:table-cell table:number-columns-repeated="1019"/>
        </table:table-row>
        <table:table-row table:style-name="ro1">
          <table:table-cell office:value-type="float" office:value="608.827026">
            <text:p>608,82702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4353">
            <text:p>0,024353</text:p>
          </table:table-cell>
          <table:table-cell office:value-type="float" office:value="-2.572353">
            <text:p>-2,572353</text:p>
          </table:table-cell>
          <table:table-cell table:number-columns-repeated="1019"/>
        </table:table-row>
        <table:table-row table:style-name="ro1">
          <table:table-cell office:value-type="float" office:value="640.04895">
            <text:p>640,0489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25602">
            <text:p>0,025602</text:p>
          </table:table-cell>
          <table:table-cell office:value-type="float" office:value="-2.592059">
            <text:p>-2,592059</text:p>
          </table:table-cell>
          <table:table-cell table:number-columns-repeated="1019"/>
        </table:table-row>
        <table:table-row table:style-name="ro1">
          <table:table-cell office:value-type="float" office:value="640.04895">
            <text:p>640,0489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5602">
            <text:p>0,025602</text:p>
          </table:table-cell>
          <table:table-cell office:value-type="float" office:value="-2.592059">
            <text:p>-2,592059</text:p>
          </table:table-cell>
          <table:table-cell table:number-columns-repeated="1019"/>
        </table:table-row>
        <table:table-row table:style-name="ro1">
          <table:table-cell office:value-type="float" office:value="640.04895">
            <text:p>640,0489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25602">
            <text:p>0,025602</text:p>
          </table:table-cell>
          <table:table-cell office:value-type="float" office:value="-2.612647">
            <text:p>-2,612647</text:p>
          </table:table-cell>
          <table:table-cell table:number-columns-repeated="1019"/>
        </table:table-row>
        <table:table-row table:style-name="ro1">
          <table:table-cell office:value-type="float" office:value="640.04895">
            <text:p>640,0489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25602">
            <text:p>0,025602</text:p>
          </table:table-cell>
          <table:table-cell office:value-type="float" office:value="-2.612647">
            <text:p>-2,612647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26851">
            <text:p>0,026851</text:p>
          </table:table-cell>
          <table:table-cell office:value-type="float" office:value="-2.632353">
            <text:p>-2,632353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26851">
            <text:p>0,026851</text:p>
          </table:table-cell>
          <table:table-cell office:value-type="float" office:value="-2.632353">
            <text:p>-2,632353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26851">
            <text:p>0,026851</text:p>
          </table:table-cell>
          <table:table-cell office:value-type="float" office:value="-2.652059">
            <text:p>-2,652059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6851">
            <text:p>0,026851</text:p>
          </table:table-cell>
          <table:table-cell office:value-type="float" office:value="-2.652059">
            <text:p>-2,652059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26851">
            <text:p>0,026851</text:p>
          </table:table-cell>
          <table:table-cell office:value-type="float" office:value="-2.670882">
            <text:p>-2,670882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6851">
            <text:p>0,026851</text:p>
          </table:table-cell>
          <table:table-cell office:value-type="float" office:value="-2.670882">
            <text:p>-2,670882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026851">
            <text:p>0,026851</text:p>
          </table:table-cell>
          <table:table-cell office:value-type="float" office:value="-2.690294">
            <text:p>-2,690294</text:p>
          </table:table-cell>
          <table:table-cell table:number-columns-repeated="1019"/>
        </table:table-row>
        <table:table-row table:style-name="ro1">
          <table:table-cell office:value-type="float" office:value="671.270874">
            <text:p>671,270874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26851">
            <text:p>0,026851</text:p>
          </table:table-cell>
          <table:table-cell office:value-type="float" office:value="-2.71">
            <text:p>-2,71</text:p>
          </table:table-cell>
          <table:table-cell table:number-columns-repeated="1019"/>
        </table:table-row>
        <table:table-row table:style-name="ro1">
          <table:table-cell office:value-type="float" office:value="718.103699">
            <text:p>718,103699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28724">
            <text:p>0,028724</text:p>
          </table:table-cell>
          <table:table-cell office:value-type="float" office:value="-2.71">
            <text:p>-2,71</text:p>
          </table:table-cell>
          <table:table-cell table:number-columns-repeated="1019"/>
        </table:table-row>
        <table:table-row table:style-name="ro1">
          <table:table-cell office:value-type="float" office:value="718.103699">
            <text:p>718,10369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8724">
            <text:p>0,028724</text:p>
          </table:table-cell>
          <table:table-cell office:value-type="float" office:value="-2.729118">
            <text:p>-2,729118</text:p>
          </table:table-cell>
          <table:table-cell table:number-columns-repeated="1019"/>
        </table:table-row>
        <table:table-row table:style-name="ro1">
          <table:table-cell office:value-type="float" office:value="702.492737">
            <text:p>702,49273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281">
            <text:p>0,0281</text:p>
          </table:table-cell>
          <table:table-cell office:value-type="float" office:value="-2.729118">
            <text:p>-2,729118</text:p>
          </table:table-cell>
          <table:table-cell table:number-columns-repeated="1019"/>
        </table:table-row>
        <table:table-row table:style-name="ro1">
          <table:table-cell office:value-type="float" office:value="718.103699">
            <text:p>718,103699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28724">
            <text:p>0,028724</text:p>
          </table:table-cell>
          <table:table-cell office:value-type="float" office:value="-2.747941">
            <text:p>-2,747941</text:p>
          </table:table-cell>
          <table:table-cell table:number-columns-repeated="1019"/>
        </table:table-row>
        <table:table-row table:style-name="ro1">
          <table:table-cell office:value-type="float" office:value="718.103699">
            <text:p>718,10369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28724">
            <text:p>0,028724</text:p>
          </table:table-cell>
          <table:table-cell office:value-type="float" office:value="-2.747941">
            <text:p>-2,747941</text:p>
          </table:table-cell>
          <table:table-cell table:number-columns-repeated="1019"/>
        </table:table-row>
        <table:table-row table:style-name="ro1">
          <table:table-cell office:value-type="float" office:value="733.714661">
            <text:p>733,71466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9349">
            <text:p>0,029349</text:p>
          </table:table-cell>
          <table:table-cell office:value-type="float" office:value="-2.766765">
            <text:p>-2,766765</text:p>
          </table:table-cell>
          <table:table-cell table:number-columns-repeated="1019"/>
        </table:table-row>
        <table:table-row table:style-name="ro1">
          <table:table-cell office:value-type="float" office:value="733.714661">
            <text:p>733,71466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29349">
            <text:p>0,029349</text:p>
          </table:table-cell>
          <table:table-cell office:value-type="float" office:value="-2.766765">
            <text:p>-2,766765</text:p>
          </table:table-cell>
          <table:table-cell table:number-columns-repeated="1019"/>
        </table:table-row>
        <table:table-row table:style-name="ro1">
          <table:table-cell office:value-type="float" office:value="733.714661">
            <text:p>733,71466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9349">
            <text:p>0,029349</text:p>
          </table:table-cell>
          <table:table-cell office:value-type="float" office:value="-2.786471">
            <text:p>-2,786471</text:p>
          </table:table-cell>
          <table:table-cell table:number-columns-repeated="1019"/>
        </table:table-row>
        <table:table-row table:style-name="ro1">
          <table:table-cell office:value-type="float" office:value="733.714661">
            <text:p>733,71466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29349">
            <text:p>0,029349</text:p>
          </table:table-cell>
          <table:table-cell office:value-type="float" office:value="-2.786471">
            <text:p>-2,786471</text:p>
          </table:table-cell>
          <table:table-cell table:number-columns-repeated="1019"/>
        </table:table-row>
        <table:table-row table:style-name="ro1">
          <table:table-cell office:value-type="float" office:value="733.714661">
            <text:p>733,71466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29349">
            <text:p>0,029349</text:p>
          </table:table-cell>
          <table:table-cell office:value-type="float" office:value="-2.805">
            <text:p>-2,805</text:p>
          </table:table-cell>
          <table:table-cell table:number-columns-repeated="1019"/>
        </table:table-row>
        <table:table-row table:style-name="ro1">
          <table:table-cell office:value-type="float" office:value="733.714661">
            <text:p>733,714661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29349">
            <text:p>0,029349</text:p>
          </table:table-cell>
          <table:table-cell office:value-type="float" office:value="-2.805">
            <text:p>-2,805</text:p>
          </table:table-cell>
          <table:table-cell table:number-columns-repeated="1019"/>
        </table:table-row>
        <table:table-row table:style-name="ro1">
          <table:table-cell office:value-type="float" office:value="733.714661">
            <text:p>733,71466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29349">
            <text:p>0,029349</text:p>
          </table:table-cell>
          <table:table-cell office:value-type="float" office:value="-2.824412">
            <text:p>-2,824412</text:p>
          </table:table-cell>
          <table:table-cell table:number-columns-repeated="1019"/>
        </table:table-row>
        <table:table-row table:style-name="ro1">
          <table:table-cell office:value-type="float" office:value="733.714661">
            <text:p>733,71466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29349">
            <text:p>0,029349</text:p>
          </table:table-cell>
          <table:table-cell office:value-type="float" office:value="-2.824412">
            <text:p>-2,824412</text:p>
          </table:table-cell>
          <table:table-cell table:number-columns-repeated="1019"/>
        </table:table-row>
        <table:table-row table:style-name="ro1">
          <table:table-cell office:value-type="float" office:value="764.936584">
            <text:p>764,93658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0597">
            <text:p>0,030597</text:p>
          </table:table-cell>
          <table:table-cell office:value-type="float" office:value="-2.843235">
            <text:p>-2,843235</text:p>
          </table:table-cell>
          <table:table-cell table:number-columns-repeated="1019"/>
        </table:table-row>
        <table:table-row table:style-name="ro1">
          <table:table-cell office:value-type="float" office:value="764.936584">
            <text:p>764,93658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30597">
            <text:p>0,030597</text:p>
          </table:table-cell>
          <table:table-cell office:value-type="float" office:value="-2.843235">
            <text:p>-2,843235</text:p>
          </table:table-cell>
          <table:table-cell table:number-columns-repeated="1019"/>
        </table:table-row>
        <table:table-row table:style-name="ro1">
          <table:table-cell office:value-type="float" office:value="764.936584">
            <text:p>764,93658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0597">
            <text:p>0,030597</text:p>
          </table:table-cell>
          <table:table-cell office:value-type="float" office:value="-2.862353">
            <text:p>-2,862353</text:p>
          </table:table-cell>
          <table:table-cell table:number-columns-repeated="1019"/>
        </table:table-row>
        <table:table-row table:style-name="ro1">
          <table:table-cell office:value-type="float" office:value="764.936584">
            <text:p>764,93658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0597">
            <text:p>0,030597</text:p>
          </table:table-cell>
          <table:table-cell office:value-type="float" office:value="-2.862353">
            <text:p>-2,862353</text:p>
          </table:table-cell>
          <table:table-cell table:number-columns-repeated="1019"/>
        </table:table-row>
        <table:table-row table:style-name="ro1">
          <table:table-cell office:value-type="float" office:value="749.325623">
            <text:p>749,32562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29973">
            <text:p>0,029973</text:p>
          </table:table-cell>
          <table:table-cell office:value-type="float" office:value="-2.882059">
            <text:p>-2,882059</text:p>
          </table:table-cell>
          <table:table-cell table:number-columns-repeated="1019"/>
        </table:table-row>
        <table:table-row table:style-name="ro1">
          <table:table-cell office:value-type="float" office:value="749.325623">
            <text:p>749,32562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29973">
            <text:p>0,029973</text:p>
          </table:table-cell>
          <table:table-cell office:value-type="float" office:value="-2.882059">
            <text:p>-2,882059</text:p>
          </table:table-cell>
          <table:table-cell table:number-columns-repeated="1019"/>
        </table:table-row>
        <table:table-row table:style-name="ro1">
          <table:table-cell office:value-type="float" office:value="780.547485">
            <text:p>780,547485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31222">
            <text:p>0,031222</text:p>
          </table:table-cell>
          <table:table-cell office:value-type="float" office:value="-2.901176">
            <text:p>-2,901176</text:p>
          </table:table-cell>
          <table:table-cell table:number-columns-repeated="1019"/>
        </table:table-row>
        <table:table-row table:style-name="ro1">
          <table:table-cell office:value-type="float" office:value="780.547485">
            <text:p>780,547485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31222">
            <text:p>0,031222</text:p>
          </table:table-cell>
          <table:table-cell office:value-type="float" office:value="-2.901176">
            <text:p>-2,901176</text:p>
          </table:table-cell>
          <table:table-cell table:number-columns-repeated="1019"/>
        </table:table-row>
        <table:table-row table:style-name="ro1">
          <table:table-cell office:value-type="float" office:value="796.158447">
            <text:p>796,15844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31846">
            <text:p>0,031846</text:p>
          </table:table-cell>
          <table:table-cell office:value-type="float" office:value="-2.920294">
            <text:p>-2,920294</text:p>
          </table:table-cell>
          <table:table-cell table:number-columns-repeated="1019"/>
        </table:table-row>
        <table:table-row table:style-name="ro1">
          <table:table-cell office:value-type="float" office:value="796.158447">
            <text:p>796,15844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1846">
            <text:p>0,031846</text:p>
          </table:table-cell>
          <table:table-cell office:value-type="float" office:value="-2.939412">
            <text:p>-2,939412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2471">
            <text:p>0,032471</text:p>
          </table:table-cell>
          <table:table-cell office:value-type="float" office:value="-2.939412">
            <text:p>-2,939412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32471">
            <text:p>0,032471</text:p>
          </table:table-cell>
          <table:table-cell office:value-type="float" office:value="-2.958529">
            <text:p>-2,958529</text:p>
          </table:table-cell>
          <table:table-cell table:number-columns-repeated="1019"/>
        </table:table-row>
        <table:table-row table:style-name="ro1">
          <table:table-cell office:value-type="float" office:value="827.380371">
            <text:p>827,380371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33095">
            <text:p>0,033095</text:p>
          </table:table-cell>
          <table:table-cell office:value-type="float" office:value="-2.958529">
            <text:p>-2,958529</text:p>
          </table:table-cell>
          <table:table-cell table:number-columns-repeated="1019"/>
        </table:table-row>
        <table:table-row table:style-name="ro1">
          <table:table-cell office:value-type="float" office:value="827.380371">
            <text:p>827,38037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3095">
            <text:p>0,033095</text:p>
          </table:table-cell>
          <table:table-cell office:value-type="float" office:value="-2.977353">
            <text:p>-2,977353</text:p>
          </table:table-cell>
          <table:table-cell table:number-columns-repeated="1019"/>
        </table:table-row>
        <table:table-row table:style-name="ro1">
          <table:table-cell office:value-type="float" office:value="827.380371">
            <text:p>827,38037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3095">
            <text:p>0,033095</text:p>
          </table:table-cell>
          <table:table-cell office:value-type="float" office:value="-2.977353">
            <text:p>-2,977353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4969">
            <text:p>0,034969</text:p>
          </table:table-cell>
          <table:table-cell office:value-type="float" office:value="-2.996765">
            <text:p>-2,996765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4969">
            <text:p>0,034969</text:p>
          </table:table-cell>
          <table:table-cell office:value-type="float" office:value="-2.996765">
            <text:p>-2,996765</text:p>
          </table:table-cell>
          <table:table-cell table:number-columns-repeated="1019"/>
        </table:table-row>
        <table:table-row table:style-name="ro1">
          <table:table-cell office:value-type="float" office:value="842.991333">
            <text:p>842,991333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3372">
            <text:p>0,03372</text:p>
          </table:table-cell>
          <table:table-cell office:value-type="float" office:value="-3.015882">
            <text:p>-3,015882</text:p>
          </table:table-cell>
          <table:table-cell table:number-columns-repeated="1019"/>
        </table:table-row>
        <table:table-row table:style-name="ro1">
          <table:table-cell office:value-type="float" office:value="842.991333">
            <text:p>842,99133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372">
            <text:p>0,03372</text:p>
          </table:table-cell>
          <table:table-cell office:value-type="float" office:value="-3.015882">
            <text:p>-3,015882</text:p>
          </table:table-cell>
          <table:table-cell table:number-columns-repeated="1019"/>
        </table:table-row>
        <table:table-row table:style-name="ro1">
          <table:table-cell office:value-type="float" office:value="842.991333">
            <text:p>842,99133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3372">
            <text:p>0,03372</text:p>
          </table:table-cell>
          <table:table-cell office:value-type="float" office:value="-3.034706">
            <text:p>-3,034706</text:p>
          </table:table-cell>
          <table:table-cell table:number-columns-repeated="1019"/>
        </table:table-row>
        <table:table-row table:style-name="ro1">
          <table:table-cell office:value-type="float" office:value="842.991333">
            <text:p>842,99133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3372">
            <text:p>0,03372</text:p>
          </table:table-cell>
          <table:table-cell office:value-type="float" office:value="-3.034706">
            <text:p>-3,034706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034969">
            <text:p>0,034969</text:p>
          </table:table-cell>
          <table:table-cell office:value-type="float" office:value="-3.054412">
            <text:p>-3,054412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4969">
            <text:p>0,034969</text:p>
          </table:table-cell>
          <table:table-cell office:value-type="float" office:value="-3.054412">
            <text:p>-3,054412</text:p>
          </table:table-cell>
          <table:table-cell table:number-columns-repeated="1019"/>
        </table:table-row>
        <table:table-row table:style-name="ro1">
          <table:table-cell office:value-type="float" office:value="858.602234">
            <text:p>858,602234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34344">
            <text:p>0,034344</text:p>
          </table:table-cell>
          <table:table-cell office:value-type="float" office:value="-3.072941">
            <text:p>-3,072941</text:p>
          </table:table-cell>
          <table:table-cell table:number-columns-repeated="1019"/>
        </table:table-row>
        <table:table-row table:style-name="ro1">
          <table:table-cell office:value-type="float" office:value="858.602234">
            <text:p>858,602234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34344">
            <text:p>0,034344</text:p>
          </table:table-cell>
          <table:table-cell office:value-type="float" office:value="-3.072941">
            <text:p>-3,072941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4969">
            <text:p>0,034969</text:p>
          </table:table-cell>
          <table:table-cell office:value-type="float" office:value="-3.092059">
            <text:p>-3,092059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34969">
            <text:p>0,034969</text:p>
          </table:table-cell>
          <table:table-cell office:value-type="float" office:value="-3.092059">
            <text:p>-3,092059</text:p>
          </table:table-cell>
          <table:table-cell table:number-columns-repeated="1019"/>
        </table:table-row>
        <table:table-row table:style-name="ro1">
          <table:table-cell office:value-type="float" office:value="858.602234">
            <text:p>858,60223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34344">
            <text:p>0,034344</text:p>
          </table:table-cell>
          <table:table-cell office:value-type="float" office:value="-3.112353">
            <text:p>-3,112353</text:p>
          </table:table-cell>
          <table:table-cell table:number-columns-repeated="1019"/>
        </table:table-row>
        <table:table-row table:style-name="ro1">
          <table:table-cell office:value-type="float" office:value="858.602234">
            <text:p>858,60223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4344">
            <text:p>0,034344</text:p>
          </table:table-cell>
          <table:table-cell office:value-type="float" office:value="-3.112353">
            <text:p>-3,112353</text:p>
          </table:table-cell>
          <table:table-cell table:number-columns-repeated="1019"/>
        </table:table-row>
        <table:table-row table:style-name="ro1">
          <table:table-cell office:value-type="float" office:value="905.43512">
            <text:p>905,4351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36217">
            <text:p>0,036217</text:p>
          </table:table-cell>
          <table:table-cell office:value-type="float" office:value="-3.132059">
            <text:p>-3,132059</text:p>
          </table:table-cell>
          <table:table-cell table:number-columns-repeated="1019"/>
        </table:table-row>
        <table:table-row table:style-name="ro1">
          <table:table-cell office:value-type="float" office:value="905.43512">
            <text:p>905,4351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6217">
            <text:p>0,036217</text:p>
          </table:table-cell>
          <table:table-cell office:value-type="float" office:value="-3.132059">
            <text:p>-3,132059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7466">
            <text:p>0,037466</text:p>
          </table:table-cell>
          <table:table-cell office:value-type="float" office:value="-3.155294">
            <text:p>-3,155294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37466">
            <text:p>0,037466</text:p>
          </table:table-cell>
          <table:table-cell office:value-type="float" office:value="-3.155294">
            <text:p>-3,155294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34969">
            <text:p>0,034969</text:p>
          </table:table-cell>
          <table:table-cell office:value-type="float" office:value="-3.174412">
            <text:p>-3,174412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34969">
            <text:p>0,034969</text:p>
          </table:table-cell>
          <table:table-cell office:value-type="float" office:value="-3.174412">
            <text:p>-3,174412</text:p>
          </table:table-cell>
          <table:table-cell table:number-columns-repeated="1019"/>
        </table:table-row>
        <table:table-row table:style-name="ro1">
          <table:table-cell office:value-type="float" office:value="889.824158">
            <text:p>889,82415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5593">
            <text:p>0,035593</text:p>
          </table:table-cell>
          <table:table-cell office:value-type="float" office:value="-3.193529">
            <text:p>-3,193529</text:p>
          </table:table-cell>
          <table:table-cell table:number-columns-repeated="1019"/>
        </table:table-row>
        <table:table-row table:style-name="ro1">
          <table:table-cell office:value-type="float" office:value="889.824158">
            <text:p>889,824158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35593">
            <text:p>0,035593</text:p>
          </table:table-cell>
          <table:table-cell office:value-type="float" office:value="-3.193529">
            <text:p>-3,193529</text:p>
          </table:table-cell>
          <table:table-cell table:number-columns-repeated="1019"/>
        </table:table-row>
        <table:table-row table:style-name="ro1">
          <table:table-cell office:value-type="float" office:value="952.267944">
            <text:p>952,26794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8091">
            <text:p>0,038091</text:p>
          </table:table-cell>
          <table:table-cell office:value-type="float" office:value="-3.212941">
            <text:p>-3,212941</text:p>
          </table:table-cell>
          <table:table-cell table:number-columns-repeated="1019"/>
        </table:table-row>
        <table:table-row table:style-name="ro1">
          <table:table-cell office:value-type="float" office:value="952.267944">
            <text:p>952,267944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38091">
            <text:p>0,038091</text:p>
          </table:table-cell>
          <table:table-cell office:value-type="float" office:value="-3.212941">
            <text:p>-3,212941</text:p>
          </table:table-cell>
          <table:table-cell table:number-columns-repeated="1019"/>
        </table:table-row>
        <table:table-row table:style-name="ro1">
          <table:table-cell office:value-type="float" office:value="905.43512">
            <text:p>905,43512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36217">
            <text:p>0,036217</text:p>
          </table:table-cell>
          <table:table-cell office:value-type="float" office:value="-3.232647">
            <text:p>-3,232647</text:p>
          </table:table-cell>
          <table:table-cell table:number-columns-repeated="1019"/>
        </table:table-row>
        <table:table-row table:style-name="ro1">
          <table:table-cell office:value-type="float" office:value="905.43512">
            <text:p>905,4351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6217">
            <text:p>0,036217</text:p>
          </table:table-cell>
          <table:table-cell office:value-type="float" office:value="-3.232647">
            <text:p>-3,232647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7466">
            <text:p>0,037466</text:p>
          </table:table-cell>
          <table:table-cell office:value-type="float" office:value="-3.252059">
            <text:p>-3,252059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37466">
            <text:p>0,037466</text:p>
          </table:table-cell>
          <table:table-cell office:value-type="float" office:value="-3.252059">
            <text:p>-3,252059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37466">
            <text:p>0,037466</text:p>
          </table:table-cell>
          <table:table-cell office:value-type="float" office:value="-3.271765">
            <text:p>-3,271765</text:p>
          </table:table-cell>
          <table:table-cell table:number-columns-repeated="1019"/>
        </table:table-row>
        <table:table-row table:style-name="ro1">
          <table:table-cell office:value-type="float" office:value="936.656982">
            <text:p>936,656982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37466">
            <text:p>0,037466</text:p>
          </table:table-cell>
          <table:table-cell office:value-type="float" office:value="-3.271765">
            <text:p>-3,271765</text:p>
          </table:table-cell>
          <table:table-cell table:number-columns-repeated="1019"/>
        </table:table-row>
        <table:table-row table:style-name="ro1">
          <table:table-cell office:value-type="float" office:value="952.267944">
            <text:p>952,267944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38091">
            <text:p>0,038091</text:p>
          </table:table-cell>
          <table:table-cell office:value-type="float" office:value="-3.291765">
            <text:p>-3,291765</text:p>
          </table:table-cell>
          <table:table-cell table:number-columns-repeated="1019"/>
        </table:table-row>
        <table:table-row table:style-name="ro1">
          <table:table-cell office:value-type="float" office:value="952.267944">
            <text:p>952,267944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38091">
            <text:p>0,038091</text:p>
          </table:table-cell>
          <table:table-cell office:value-type="float" office:value="-3.291765">
            <text:p>-3,291765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9964">
            <text:p>0,039964</text:p>
          </table:table-cell>
          <table:table-cell office:value-type="float" office:value="-3.312059">
            <text:p>-3,312059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39964">
            <text:p>0,039964</text:p>
          </table:table-cell>
          <table:table-cell office:value-type="float" office:value="-3.312059">
            <text:p>-3,312059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39964">
            <text:p>0,039964</text:p>
          </table:table-cell>
          <table:table-cell office:value-type="float" office:value="-3.332059">
            <text:p>-3,332059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39964">
            <text:p>0,039964</text:p>
          </table:table-cell>
          <table:table-cell office:value-type="float" office:value="-3.332059">
            <text:p>-3,332059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39964">
            <text:p>0,039964</text:p>
          </table:table-cell>
          <table:table-cell office:value-type="float" office:value="-3.352059">
            <text:p>-3,352059</text:p>
          </table:table-cell>
          <table:table-cell table:number-columns-repeated="1019"/>
        </table:table-row>
        <table:table-row table:style-name="ro1">
          <table:table-cell office:value-type="float" office:value="999.10083">
            <text:p>999,10083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039964">
            <text:p>0,039964</text:p>
          </table:table-cell>
          <table:table-cell office:value-type="float" office:value="-3.352059">
            <text:p>-3,352059</text:p>
          </table:table-cell>
          <table:table-cell table:number-columns-repeated="1019"/>
        </table:table-row>
        <table:table-row table:style-name="ro1">
          <table:table-cell office:value-type="float" office:value="1014.711731">
            <text:p>1014,71173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0588">
            <text:p>0,040588</text:p>
          </table:table-cell>
          <table:table-cell office:value-type="float" office:value="-3.372353">
            <text:p>-3,372353</text:p>
          </table:table-cell>
          <table:table-cell table:number-columns-repeated="1019"/>
        </table:table-row>
        <table:table-row table:style-name="ro1">
          <table:table-cell office:value-type="float" office:value="1014.711731">
            <text:p>1014,71173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0588">
            <text:p>0,040588</text:p>
          </table:table-cell>
          <table:table-cell office:value-type="float" office:value="-3.372353">
            <text:p>-3,372353</text:p>
          </table:table-cell>
          <table:table-cell table:number-columns-repeated="1019"/>
        </table:table-row>
        <table:table-row table:style-name="ro1">
          <table:table-cell office:value-type="float" office:value="1014.711731">
            <text:p>1014,71173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40588">
            <text:p>0,040588</text:p>
          </table:table-cell>
          <table:table-cell office:value-type="float" office:value="-3.393529">
            <text:p>-3,393529</text:p>
          </table:table-cell>
          <table:table-cell table:number-columns-repeated="1019"/>
        </table:table-row>
        <table:table-row table:style-name="ro1">
          <table:table-cell office:value-type="float" office:value="1014.711731">
            <text:p>1014,71173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0588">
            <text:p>0,040588</text:p>
          </table:table-cell>
          <table:table-cell office:value-type="float" office:value="-3.393529">
            <text:p>-3,393529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3">
            <text:p>-0,003253</text:p>
          </table:table-cell>
          <table:table-cell office:value-type="float" office:value="-0.003219">
            <text:p>-0,003219</text:p>
          </table:table-cell>
          <table:table-cell office:value-type="float" office:value="0.041213">
            <text:p>0,041213</text:p>
          </table:table-cell>
          <table:table-cell office:value-type="float" office:value="-3.412647">
            <text:p>-3,412647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1213">
            <text:p>0,041213</text:p>
          </table:table-cell>
          <table:table-cell office:value-type="float" office:value="-3.412647">
            <text:p>-3,412647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41213">
            <text:p>0,041213</text:p>
          </table:table-cell>
          <table:table-cell office:value-type="float" office:value="-3.432059">
            <text:p>-3,432059</text:p>
          </table:table-cell>
          <table:table-cell table:number-columns-repeated="1019"/>
        </table:table-row>
        <table:table-row table:style-name="ro1">
          <table:table-cell office:value-type="float" office:value="1030.322754">
            <text:p>1030,32275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41213">
            <text:p>0,041213</text:p>
          </table:table-cell>
          <table:table-cell office:value-type="float" office:value="-3.432059">
            <text:p>-3,432059</text:p>
          </table:table-cell>
          <table:table-cell table:number-columns-repeated="1019"/>
        </table:table-row>
        <table:table-row table:style-name="ro1">
          <table:table-cell office:value-type="float" office:value="1045.933716">
            <text:p>1045,93371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1837">
            <text:p>0,041837</text:p>
          </table:table-cell>
          <table:table-cell office:value-type="float" office:value="-3.451471">
            <text:p>-3,451471</text:p>
          </table:table-cell>
          <table:table-cell table:number-columns-repeated="1019"/>
        </table:table-row>
        <table:table-row table:style-name="ro1">
          <table:table-cell office:value-type="float" office:value="1045.933716">
            <text:p>1045,93371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41837">
            <text:p>0,041837</text:p>
          </table:table-cell>
          <table:table-cell office:value-type="float" office:value="-3.451471">
            <text:p>-3,451471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42462">
            <text:p>0,042462</text:p>
          </table:table-cell>
          <table:table-cell office:value-type="float" office:value="-3.470588">
            <text:p>-3,470588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42462">
            <text:p>0,042462</text:p>
          </table:table-cell>
          <table:table-cell office:value-type="float" office:value="-3.470588">
            <text:p>-3,470588</text:p>
          </table:table-cell>
          <table:table-cell table:number-columns-repeated="1019"/>
        </table:table-row>
        <table:table-row table:style-name="ro1">
          <table:table-cell office:value-type="float" office:value="1045.933716">
            <text:p>1045,93371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1837">
            <text:p>0,041837</text:p>
          </table:table-cell>
          <table:table-cell office:value-type="float" office:value="-3.490294">
            <text:p>-3,490294</text:p>
          </table:table-cell>
          <table:table-cell table:number-columns-repeated="1019"/>
        </table:table-row>
        <table:table-row table:style-name="ro1">
          <table:table-cell office:value-type="float" office:value="1045.933716">
            <text:p>1045,93371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1837">
            <text:p>0,041837</text:p>
          </table:table-cell>
          <table:table-cell office:value-type="float" office:value="-3.509118">
            <text:p>-3,509118</text:p>
          </table:table-cell>
          <table:table-cell table:number-columns-repeated="1019"/>
        </table:table-row>
        <table:table-row table:style-name="ro1">
          <table:table-cell office:value-type="float" office:value="1092.766479">
            <text:p>1092,766479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43711">
            <text:p>0,043711</text:p>
          </table:table-cell>
          <table:table-cell office:value-type="float" office:value="-3.509118">
            <text:p>-3,509118</text:p>
          </table:table-cell>
          <table:table-cell table:number-columns-repeated="1019"/>
        </table:table-row>
        <table:table-row table:style-name="ro1">
          <table:table-cell office:value-type="float" office:value="1092.766479">
            <text:p>1092,76647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3711">
            <text:p>0,043711</text:p>
          </table:table-cell>
          <table:table-cell office:value-type="float" office:value="-3.527941">
            <text:p>-3,527941</text:p>
          </table:table-cell>
          <table:table-cell table:number-columns-repeated="1019"/>
        </table:table-row>
        <table:table-row table:style-name="ro1">
          <table:table-cell office:value-type="float" office:value="1077.155518">
            <text:p>1077,15551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3086">
            <text:p>0,043086</text:p>
          </table:table-cell>
          <table:table-cell office:value-type="float" office:value="-3.527941">
            <text:p>-3,527941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5584">
            <text:p>0,045584</text:p>
          </table:table-cell>
          <table:table-cell office:value-type="float" office:value="-3.547353">
            <text:p>-3,547353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45584">
            <text:p>0,045584</text:p>
          </table:table-cell>
          <table:table-cell office:value-type="float" office:value="-3.547353">
            <text:p>-3,547353</text:p>
          </table:table-cell>
          <table:table-cell table:number-columns-repeated="1019"/>
        </table:table-row>
        <table:table-row table:style-name="ro1">
          <table:table-cell office:value-type="float" office:value="1092.766479">
            <text:p>1092,76647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3711">
            <text:p>0,043711</text:p>
          </table:table-cell>
          <table:table-cell office:value-type="float" office:value="-3.566471">
            <text:p>-3,566471</text:p>
          </table:table-cell>
          <table:table-cell table:number-columns-repeated="1019"/>
        </table:table-row>
        <table:table-row table:style-name="ro1">
          <table:table-cell office:value-type="float" office:value="1092.766479">
            <text:p>1092,766479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43711">
            <text:p>0,043711</text:p>
          </table:table-cell>
          <table:table-cell office:value-type="float" office:value="-3.566471">
            <text:p>-3,566471</text:p>
          </table:table-cell>
          <table:table-cell table:number-columns-repeated="1019"/>
        </table:table-row>
        <table:table-row table:style-name="ro1">
          <table:table-cell office:value-type="float" office:value="1077.155518">
            <text:p>1077,15551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3086">
            <text:p>0,043086</text:p>
          </table:table-cell>
          <table:table-cell office:value-type="float" office:value="-3.585882">
            <text:p>-3,585882</text:p>
          </table:table-cell>
          <table:table-cell table:number-columns-repeated="1019"/>
        </table:table-row>
        <table:table-row table:style-name="ro1">
          <table:table-cell office:value-type="float" office:value="1077.155518">
            <text:p>1077,15551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3086">
            <text:p>0,043086</text:p>
          </table:table-cell>
          <table:table-cell office:value-type="float" office:value="-3.585882">
            <text:p>-3,585882</text:p>
          </table:table-cell>
          <table:table-cell table:number-columns-repeated="1019"/>
        </table:table-row>
        <table:table-row table:style-name="ro1">
          <table:table-cell office:value-type="float" office:value="1108.377441">
            <text:p>1108,37744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4335">
            <text:p>0,044335</text:p>
          </table:table-cell>
          <table:table-cell office:value-type="float" office:value="-3.604412">
            <text:p>-3,604412</text:p>
          </table:table-cell>
          <table:table-cell table:number-columns-repeated="1019"/>
        </table:table-row>
        <table:table-row table:style-name="ro1">
          <table:table-cell office:value-type="float" office:value="1108.377441">
            <text:p>1108,377441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4335">
            <text:p>0,044335</text:p>
          </table:table-cell>
          <table:table-cell office:value-type="float" office:value="-3.604412">
            <text:p>-3,604412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45584">
            <text:p>0,045584</text:p>
          </table:table-cell>
          <table:table-cell office:value-type="float" office:value="-3.623824">
            <text:p>-3,623824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5584">
            <text:p>0,045584</text:p>
          </table:table-cell>
          <table:table-cell office:value-type="float" office:value="-3.623824">
            <text:p>-3,623824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5584">
            <text:p>0,045584</text:p>
          </table:table-cell>
          <table:table-cell office:value-type="float" office:value="-3.642353">
            <text:p>-3,642353</text:p>
          </table:table-cell>
          <table:table-cell table:number-columns-repeated="1019"/>
        </table:table-row>
        <table:table-row table:style-name="ro1">
          <table:table-cell office:value-type="float" office:value="1139.599365">
            <text:p>1139,59936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5584">
            <text:p>0,045584</text:p>
          </table:table-cell>
          <table:table-cell office:value-type="float" office:value="-3.642353">
            <text:p>-3,642353</text:p>
          </table:table-cell>
          <table:table-cell table:number-columns-repeated="1019"/>
        </table:table-row>
        <table:table-row table:style-name="ro1">
          <table:table-cell office:value-type="float" office:value="1170.821289">
            <text:p>1170,821289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46833">
            <text:p>0,046833</text:p>
          </table:table-cell>
          <table:table-cell office:value-type="float" office:value="-3.662353">
            <text:p>-3,662353</text:p>
          </table:table-cell>
          <table:table-cell table:number-columns-repeated="1019"/>
        </table:table-row>
        <table:table-row table:style-name="ro1">
          <table:table-cell office:value-type="float" office:value="1170.821289">
            <text:p>1170,821289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46833">
            <text:p>0,046833</text:p>
          </table:table-cell>
          <table:table-cell office:value-type="float" office:value="-3.662353">
            <text:p>-3,662353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6208">
            <text:p>0,046208</text:p>
          </table:table-cell>
          <table:table-cell office:value-type="float" office:value="-3.681176">
            <text:p>-3,681176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6208">
            <text:p>0,046208</text:p>
          </table:table-cell>
          <table:table-cell office:value-type="float" office:value="-3.681176">
            <text:p>-3,681176</text:p>
          </table:table-cell>
          <table:table-cell table:number-columns-repeated="1019"/>
        </table:table-row>
        <table:table-row table:style-name="ro1">
          <table:table-cell office:value-type="float" office:value="1186.432251">
            <text:p>1186,43225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47457">
            <text:p>0,047457</text:p>
          </table:table-cell>
          <table:table-cell office:value-type="float" office:value="-3.701176">
            <text:p>-3,701176</text:p>
          </table:table-cell>
          <table:table-cell table:number-columns-repeated="1019"/>
        </table:table-row>
        <table:table-row table:style-name="ro1">
          <table:table-cell office:value-type="float" office:value="1186.432251">
            <text:p>1186,43225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47457">
            <text:p>0,047457</text:p>
          </table:table-cell>
          <table:table-cell office:value-type="float" office:value="-3.701176">
            <text:p>-3,701176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6208">
            <text:p>0,046208</text:p>
          </table:table-cell>
          <table:table-cell office:value-type="float" office:value="-3.720294">
            <text:p>-3,720294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6208">
            <text:p>0,046208</text:p>
          </table:table-cell>
          <table:table-cell office:value-type="float" office:value="-3.739118">
            <text:p>-3,739118</text:p>
          </table:table-cell>
          <table:table-cell table:number-columns-repeated="1019"/>
        </table:table-row>
        <table:table-row table:style-name="ro1">
          <table:table-cell office:value-type="float" office:value="1186.432251">
            <text:p>1186,4322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7457">
            <text:p>0,047457</text:p>
          </table:table-cell>
          <table:table-cell office:value-type="float" office:value="-3.739118">
            <text:p>-3,739118</text:p>
          </table:table-cell>
          <table:table-cell table:number-columns-repeated="1019"/>
        </table:table-row>
        <table:table-row table:style-name="ro1">
          <table:table-cell office:value-type="float" office:value="1186.432251">
            <text:p>1186,43225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7457">
            <text:p>0,047457</text:p>
          </table:table-cell>
          <table:table-cell office:value-type="float" office:value="-3.758235">
            <text:p>-3,758235</text:p>
          </table:table-cell>
          <table:table-cell table:number-columns-repeated="1019"/>
        </table:table-row>
        <table:table-row table:style-name="ro1">
          <table:table-cell office:value-type="float" office:value="1170.821289">
            <text:p>1170,82128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6833">
            <text:p>0,046833</text:p>
          </table:table-cell>
          <table:table-cell office:value-type="float" office:value="-3.758235">
            <text:p>-3,758235</text:p>
          </table:table-cell>
          <table:table-cell table:number-columns-repeated="1019"/>
        </table:table-row>
        <table:table-row table:style-name="ro1">
          <table:table-cell office:value-type="float" office:value="1186.432251">
            <text:p>1186,4322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7457">
            <text:p>0,047457</text:p>
          </table:table-cell>
          <table:table-cell office:value-type="float" office:value="-3.777353">
            <text:p>-3,777353</text:p>
          </table:table-cell>
          <table:table-cell table:number-columns-repeated="1019"/>
        </table:table-row>
        <table:table-row table:style-name="ro1">
          <table:table-cell office:value-type="float" office:value="1186.432251">
            <text:p>1186,4322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7457">
            <text:p>0,047457</text:p>
          </table:table-cell>
          <table:table-cell office:value-type="float" office:value="-3.777353">
            <text:p>-3,777353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6208">
            <text:p>0,046208</text:p>
          </table:table-cell>
          <table:table-cell office:value-type="float" office:value="-3.795882">
            <text:p>-3,795882</text:p>
          </table:table-cell>
          <table:table-cell table:number-columns-repeated="1019"/>
        </table:table-row>
        <table:table-row table:style-name="ro1">
          <table:table-cell office:value-type="float" office:value="1155.210327">
            <text:p>1155,21032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6208">
            <text:p>0,046208</text:p>
          </table:table-cell>
          <table:table-cell office:value-type="float" office:value="-3.795882">
            <text:p>-3,795882</text:p>
          </table:table-cell>
          <table:table-cell table:number-columns-repeated="1019"/>
        </table:table-row>
        <table:table-row table:style-name="ro1">
          <table:table-cell office:value-type="float" office:value="1217.654053">
            <text:p>1217,65405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48706">
            <text:p>0,048706</text:p>
          </table:table-cell>
          <table:table-cell office:value-type="float" office:value="-3.815294">
            <text:p>-3,815294</text:p>
          </table:table-cell>
          <table:table-cell table:number-columns-repeated="1019"/>
        </table:table-row>
        <table:table-row table:style-name="ro1">
          <table:table-cell office:value-type="float" office:value="1217.654053">
            <text:p>1217,654053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.048706">
            <text:p>0,048706</text:p>
          </table:table-cell>
          <table:table-cell office:value-type="float" office:value="-3.815294">
            <text:p>-3,815294</text:p>
          </table:table-cell>
          <table:table-cell table:number-columns-repeated="1019"/>
        </table:table-row>
        <table:table-row table:style-name="ro1">
          <table:table-cell office:value-type="float" office:value="1202.043213">
            <text:p>1202,04321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48082">
            <text:p>0,048082</text:p>
          </table:table-cell>
          <table:table-cell office:value-type="float" office:value="-3.834412">
            <text:p>-3,834412</text:p>
          </table:table-cell>
          <table:table-cell table:number-columns-repeated="1019"/>
        </table:table-row>
        <table:table-row table:style-name="ro1">
          <table:table-cell office:value-type="float" office:value="1202.043213">
            <text:p>1202,043213</text:p>
          </table:table-cell>
          <table:table-cell office:value-type="float" office:value="-0.003251">
            <text:p>-0,003251</text:p>
          </table:table-cell>
          <table:table-cell office:value-type="float" office:value="-0.003226">
            <text:p>-0,003226</text:p>
          </table:table-cell>
          <table:table-cell office:value-type="float" office:value="0.048082">
            <text:p>0,048082</text:p>
          </table:table-cell>
          <table:table-cell office:value-type="float" office:value="-3.834412">
            <text:p>-3,834412</text:p>
          </table:table-cell>
          <table:table-cell table:number-columns-repeated="1019"/>
        </table:table-row>
        <table:table-row table:style-name="ro1">
          <table:table-cell office:value-type="float" office:value="1202.043213">
            <text:p>1202,04321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48082">
            <text:p>0,048082</text:p>
          </table:table-cell>
          <table:table-cell office:value-type="float" office:value="-3.853529">
            <text:p>-3,853529</text:p>
          </table:table-cell>
          <table:table-cell table:number-columns-repeated="1019"/>
        </table:table-row>
        <table:table-row table:style-name="ro1">
          <table:table-cell office:value-type="float" office:value="1202.043213">
            <text:p>1202,04321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8082">
            <text:p>0,048082</text:p>
          </table:table-cell>
          <table:table-cell office:value-type="float" office:value="-3.853529">
            <text:p>-3,853529</text:p>
          </table:table-cell>
          <table:table-cell table:number-columns-repeated="1019"/>
        </table:table-row>
        <table:table-row table:style-name="ro1">
          <table:table-cell office:value-type="float" office:value="1202.043213">
            <text:p>1202,043213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48082">
            <text:p>0,048082</text:p>
          </table:table-cell>
          <table:table-cell office:value-type="float" office:value="-3.872647">
            <text:p>-3,872647</text:p>
          </table:table-cell>
          <table:table-cell table:number-columns-repeated="1019"/>
        </table:table-row>
        <table:table-row table:style-name="ro1">
          <table:table-cell office:value-type="float" office:value="1202.043213">
            <text:p>1202,04321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48082">
            <text:p>0,048082</text:p>
          </table:table-cell>
          <table:table-cell office:value-type="float" office:value="-3.872647">
            <text:p>-3,872647</text:p>
          </table:table-cell>
          <table:table-cell table:number-columns-repeated="1019"/>
        </table:table-row>
        <table:table-row table:style-name="ro1">
          <table:table-cell office:value-type="float" office:value="1217.654053">
            <text:p>1217,65405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8706">
            <text:p>0,048706</text:p>
          </table:table-cell>
          <table:table-cell office:value-type="float" office:value="-3.892353">
            <text:p>-3,892353</text:p>
          </table:table-cell>
          <table:table-cell table:number-columns-repeated="1019"/>
        </table:table-row>
        <table:table-row table:style-name="ro1">
          <table:table-cell office:value-type="float" office:value="1217.654053">
            <text:p>1217,65405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48706">
            <text:p>0,048706</text:p>
          </table:table-cell>
          <table:table-cell office:value-type="float" office:value="-3.892353">
            <text:p>-3,892353</text:p>
          </table:table-cell>
          <table:table-cell table:number-columns-repeated="1019"/>
        </table:table-row>
        <table:table-row table:style-name="ro1">
          <table:table-cell office:value-type="float" office:value="1233.265015">
            <text:p>1233,265015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49331">
            <text:p>0,049331</text:p>
          </table:table-cell>
          <table:table-cell office:value-type="float" office:value="-3.912353">
            <text:p>-3,912353</text:p>
          </table:table-cell>
          <table:table-cell table:number-columns-repeated="1019"/>
        </table:table-row>
        <table:table-row table:style-name="ro1">
          <table:table-cell office:value-type="float" office:value="1233.265015">
            <text:p>1233,26501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9331">
            <text:p>0,049331</text:p>
          </table:table-cell>
          <table:table-cell office:value-type="float" office:value="-3.912353">
            <text:p>-3,912353</text:p>
          </table:table-cell>
          <table:table-cell table:number-columns-repeated="1019"/>
        </table:table-row>
        <table:table-row table:style-name="ro1">
          <table:table-cell office:value-type="float" office:value="1233.265015">
            <text:p>1233,26501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9331">
            <text:p>0,049331</text:p>
          </table:table-cell>
          <table:table-cell office:value-type="float" office:value="-3.931765">
            <text:p>-3,931765</text:p>
          </table:table-cell>
          <table:table-cell table:number-columns-repeated="1019"/>
        </table:table-row>
        <table:table-row table:style-name="ro1">
          <table:table-cell office:value-type="float" office:value="1233.265015">
            <text:p>1233,26501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49331">
            <text:p>0,049331</text:p>
          </table:table-cell>
          <table:table-cell office:value-type="float" office:value="-3.931765">
            <text:p>-3,931765</text:p>
          </table:table-cell>
          <table:table-cell table:number-columns-repeated="1019"/>
        </table:table-row>
        <table:table-row table:style-name="ro1">
          <table:table-cell office:value-type="float" office:value="1233.265015">
            <text:p>1233,265015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49331">
            <text:p>0,049331</text:p>
          </table:table-cell>
          <table:table-cell office:value-type="float" office:value="-3.951176">
            <text:p>-3,951176</text:p>
          </table:table-cell>
          <table:table-cell table:number-columns-repeated="1019"/>
        </table:table-row>
        <table:table-row table:style-name="ro1">
          <table:table-cell office:value-type="float" office:value="1233.265015">
            <text:p>1233,26501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9331">
            <text:p>0,049331</text:p>
          </table:table-cell>
          <table:table-cell office:value-type="float" office:value="-3.951176">
            <text:p>-3,951176</text:p>
          </table:table-cell>
          <table:table-cell table:number-columns-repeated="1019"/>
        </table:table-row>
        <table:table-row table:style-name="ro1">
          <table:table-cell office:value-type="float" office:value="1248.875977">
            <text:p>1248,87597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49955">
            <text:p>0,049955</text:p>
          </table:table-cell>
          <table:table-cell office:value-type="float" office:value="-3.97">
            <text:p>-3,97</text:p>
          </table:table-cell>
          <table:table-cell table:number-columns-repeated="1019"/>
        </table:table-row>
        <table:table-row table:style-name="ro1">
          <table:table-cell office:value-type="float" office:value="1248.875977">
            <text:p>1248,87597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49955">
            <text:p>0,049955</text:p>
          </table:table-cell>
          <table:table-cell office:value-type="float" office:value="-3.97">
            <text:p>-3,97</text:p>
          </table:table-cell>
          <table:table-cell table:number-columns-repeated="1019"/>
        </table:table-row>
        <table:table-row table:style-name="ro1">
          <table:table-cell office:value-type="float" office:value="1295.708862">
            <text:p>1295,70886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51828">
            <text:p>0,051828</text:p>
          </table:table-cell>
          <table:table-cell office:value-type="float" office:value="-3.990294">
            <text:p>-3,990294</text:p>
          </table:table-cell>
          <table:table-cell table:number-columns-repeated="1019"/>
        </table:table-row>
        <table:table-row table:style-name="ro1">
          <table:table-cell office:value-type="float" office:value="1295.708862">
            <text:p>1295,708862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51828">
            <text:p>0,051828</text:p>
          </table:table-cell>
          <table:table-cell office:value-type="float" office:value="-4.008823">
            <text:p>-4,008823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51204">
            <text:p>0,051204</text:p>
          </table:table-cell>
          <table:table-cell office:value-type="float" office:value="-4.008823">
            <text:p>-4,008823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1204">
            <text:p>0,051204</text:p>
          </table:table-cell>
          <table:table-cell office:value-type="float" office:value="-4.027941">
            <text:p>-4,027941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51204">
            <text:p>0,051204</text:p>
          </table:table-cell>
          <table:table-cell office:value-type="float" office:value="-4.027941">
            <text:p>-4,027941</text:p>
          </table:table-cell>
          <table:table-cell table:number-columns-repeated="1019"/>
        </table:table-row>
        <table:table-row table:style-name="ro1">
          <table:table-cell office:value-type="float" office:value="1295.708862">
            <text:p>1295,70886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51828">
            <text:p>0,051828</text:p>
          </table:table-cell>
          <table:table-cell office:value-type="float" office:value="-4.047353">
            <text:p>-4,047353</text:p>
          </table:table-cell>
          <table:table-cell table:number-columns-repeated="1019"/>
        </table:table-row>
        <table:table-row table:style-name="ro1">
          <table:table-cell office:value-type="float" office:value="1295.708862">
            <text:p>1295,70886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51828">
            <text:p>0,051828</text:p>
          </table:table-cell>
          <table:table-cell office:value-type="float" office:value="-4.047353">
            <text:p>-4,047353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1204">
            <text:p>0,051204</text:p>
          </table:table-cell>
          <table:table-cell office:value-type="float" office:value="-4.065882">
            <text:p>-4,065882</text:p>
          </table:table-cell>
          <table:table-cell table:number-columns-repeated="1019"/>
        </table:table-row>
        <table:table-row table:style-name="ro1">
          <table:table-cell office:value-type="float" office:value="1280.0979">
            <text:p>1280,097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51204">
            <text:p>0,051204</text:p>
          </table:table-cell>
          <table:table-cell office:value-type="float" office:value="-4.065882">
            <text:p>-4,065882</text:p>
          </table:table-cell>
          <table:table-cell table:number-columns-repeated="1019"/>
        </table:table-row>
        <table:table-row table:style-name="ro1">
          <table:table-cell office:value-type="float" office:value="1326.930786">
            <text:p>1326,93078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53077">
            <text:p>0,053077</text:p>
          </table:table-cell>
          <table:table-cell office:value-type="float" office:value="-4.085882">
            <text:p>-4,085882</text:p>
          </table:table-cell>
          <table:table-cell table:number-columns-repeated="1019"/>
        </table:table-row>
        <table:table-row table:style-name="ro1">
          <table:table-cell office:value-type="float" office:value="1326.930786">
            <text:p>1326,930786</text:p>
          </table:table-cell>
          <table:table-cell office:value-type="float" office:value="-0.003259">
            <text:p>-0,003259</text:p>
          </table:table-cell>
          <table:table-cell office:value-type="float" office:value="-0.003223">
            <text:p>-0,003223</text:p>
          </table:table-cell>
          <table:table-cell office:value-type="float" office:value="0.053077">
            <text:p>0,053077</text:p>
          </table:table-cell>
          <table:table-cell office:value-type="float" office:value="-4.085882">
            <text:p>-4,085882</text:p>
          </table:table-cell>
          <table:table-cell table:number-columns-repeated="1019"/>
        </table:table-row>
        <table:table-row table:style-name="ro1">
          <table:table-cell office:value-type="float" office:value="1342.541748">
            <text:p>1342,54174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3702">
            <text:p>0,053702</text:p>
          </table:table-cell>
          <table:table-cell office:value-type="float" office:value="-4.104412">
            <text:p>-4,104412</text:p>
          </table:table-cell>
          <table:table-cell table:number-columns-repeated="1019"/>
        </table:table-row>
        <table:table-row table:style-name="ro1">
          <table:table-cell office:value-type="float" office:value="1342.541748">
            <text:p>1342,54174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53702">
            <text:p>0,053702</text:p>
          </table:table-cell>
          <table:table-cell office:value-type="float" office:value="-4.104412">
            <text:p>-4,104412</text:p>
          </table:table-cell>
          <table:table-cell table:number-columns-repeated="1019"/>
        </table:table-row>
        <table:table-row table:style-name="ro1">
          <table:table-cell office:value-type="float" office:value="1342.541748">
            <text:p>1342,541748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53702">
            <text:p>0,053702</text:p>
          </table:table-cell>
          <table:table-cell office:value-type="float" office:value="-4.123235">
            <text:p>-4,123235</text:p>
          </table:table-cell>
          <table:table-cell table:number-columns-repeated="1019"/>
        </table:table-row>
        <table:table-row table:style-name="ro1">
          <table:table-cell office:value-type="float" office:value="1342.541748">
            <text:p>1342,54174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3702">
            <text:p>0,053702</text:p>
          </table:table-cell>
          <table:table-cell office:value-type="float" office:value="-4.123235">
            <text:p>-4,123235</text:p>
          </table:table-cell>
          <table:table-cell table:number-columns-repeated="1019"/>
        </table:table-row>
        <table:table-row table:style-name="ro1">
          <table:table-cell office:value-type="float" office:value="1342.541748">
            <text:p>1342,541748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53702">
            <text:p>0,053702</text:p>
          </table:table-cell>
          <table:table-cell office:value-type="float" office:value="-4.142353">
            <text:p>-4,142353</text:p>
          </table:table-cell>
          <table:table-cell table:number-columns-repeated="1019"/>
        </table:table-row>
        <table:table-row table:style-name="ro1">
          <table:table-cell office:value-type="float" office:value="1342.541748">
            <text:p>1342,54174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3702">
            <text:p>0,053702</text:p>
          </table:table-cell>
          <table:table-cell office:value-type="float" office:value="-4.142353">
            <text:p>-4,142353</text:p>
          </table:table-cell>
          <table:table-cell table:number-columns-repeated="1019"/>
        </table:table-row>
        <table:table-row table:style-name="ro1">
          <table:table-cell office:value-type="float" office:value="1342.541748">
            <text:p>1342,541748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53702">
            <text:p>0,053702</text:p>
          </table:table-cell>
          <table:table-cell office:value-type="float" office:value="-4.162353">
            <text:p>-4,162353</text:p>
          </table:table-cell>
          <table:table-cell table:number-columns-repeated="1019"/>
        </table:table-row>
        <table:table-row table:style-name="ro1">
          <table:table-cell office:value-type="float" office:value="1342.541748">
            <text:p>1342,54174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3702">
            <text:p>0,053702</text:p>
          </table:table-cell>
          <table:table-cell office:value-type="float" office:value="-4.162353">
            <text:p>-4,162353</text:p>
          </table:table-cell>
          <table:table-cell table:number-columns-repeated="1019"/>
        </table:table-row>
        <table:table-row table:style-name="ro1">
          <table:table-cell office:value-type="float" office:value="1342.541748">
            <text:p>1342,54174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53702">
            <text:p>0,053702</text:p>
          </table:table-cell>
          <table:table-cell office:value-type="float" office:value="-4.18147">
            <text:p>-4,18147</text:p>
          </table:table-cell>
          <table:table-cell table:number-columns-repeated="1019"/>
        </table:table-row>
        <table:table-row table:style-name="ro1">
          <table:table-cell office:value-type="float" office:value="1342.541748">
            <text:p>1342,541748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53702">
            <text:p>0,053702</text:p>
          </table:table-cell>
          <table:table-cell office:value-type="float" office:value="-4.18147">
            <text:p>-4,18147</text:p>
          </table:table-cell>
          <table:table-cell table:number-columns-repeated="1019"/>
        </table:table-row>
        <table:table-row table:style-name="ro1">
          <table:table-cell office:value-type="float" office:value="1358.15271">
            <text:p>1358,15271</text:p>
          </table:table-cell>
          <table:table-cell office:value-type="float" office:value="-0.003254">
            <text:p>-0,003254</text:p>
          </table:table-cell>
          <table:table-cell office:value-type="float" office:value="-0.003226">
            <text:p>-0,003226</text:p>
          </table:table-cell>
          <table:table-cell office:value-type="float" office:value="0.054326">
            <text:p>0,054326</text:p>
          </table:table-cell>
          <table:table-cell office:value-type="float" office:value="-4.200294">
            <text:p>-4,200294</text:p>
          </table:table-cell>
          <table:table-cell table:number-columns-repeated="1019"/>
        </table:table-row>
        <table:table-row table:style-name="ro1">
          <table:table-cell office:value-type="float" office:value="1358.15271">
            <text:p>1358,1527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54326">
            <text:p>0,054326</text:p>
          </table:table-cell>
          <table:table-cell office:value-type="float" office:value="-4.200294">
            <text:p>-4,200294</text:p>
          </table:table-cell>
          <table:table-cell table:number-columns-repeated="1019"/>
        </table:table-row>
        <table:table-row table:style-name="ro1">
          <table:table-cell office:value-type="float" office:value="1373.763672">
            <text:p>1373,76367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4951">
            <text:p>0,054951</text:p>
          </table:table-cell>
          <table:table-cell office:value-type="float" office:value="-4.22">
            <text:p>-4,22</text:p>
          </table:table-cell>
          <table:table-cell table:number-columns-repeated="1019"/>
        </table:table-row>
        <table:table-row table:style-name="ro1">
          <table:table-cell office:value-type="float" office:value="1373.763672">
            <text:p>1373,76367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54951">
            <text:p>0,054951</text:p>
          </table:table-cell>
          <table:table-cell office:value-type="float" office:value="-4.238529">
            <text:p>-4,238529</text:p>
          </table:table-cell>
          <table:table-cell table:number-columns-repeated="1019"/>
        </table:table-row>
        <table:table-row table:style-name="ro1">
          <table:table-cell office:value-type="float" office:value="1358.15271">
            <text:p>1358,1527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54326">
            <text:p>0,054326</text:p>
          </table:table-cell>
          <table:table-cell office:value-type="float" office:value="-4.238529">
            <text:p>-4,238529</text:p>
          </table:table-cell>
          <table:table-cell table:number-columns-repeated="1019"/>
        </table:table-row>
        <table:table-row table:style-name="ro1">
          <table:table-cell office:value-type="float" office:value="1358.15271">
            <text:p>1358,1527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54326">
            <text:p>0,054326</text:p>
          </table:table-cell>
          <table:table-cell office:value-type="float" office:value="-4.257353">
            <text:p>-4,257353</text:p>
          </table:table-cell>
          <table:table-cell table:number-columns-repeated="1019"/>
        </table:table-row>
        <table:table-row table:style-name="ro1">
          <table:table-cell office:value-type="float" office:value="1358.15271">
            <text:p>1358,15271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54326">
            <text:p>0,054326</text:p>
          </table:table-cell>
          <table:table-cell office:value-type="float" office:value="-4.257353">
            <text:p>-4,257353</text:p>
          </table:table-cell>
          <table:table-cell table:number-columns-repeated="1019"/>
        </table:table-row>
        <table:table-row table:style-name="ro1">
          <table:table-cell office:value-type="float" office:value="1389.374512">
            <text:p>1389,37451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55575">
            <text:p>0,055575</text:p>
          </table:table-cell>
          <table:table-cell office:value-type="float" office:value="-4.276765">
            <text:p>-4,276765</text:p>
          </table:table-cell>
          <table:table-cell table:number-columns-repeated="1019"/>
        </table:table-row>
        <table:table-row table:style-name="ro1">
          <table:table-cell office:value-type="float" office:value="1389.374512">
            <text:p>1389,37451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55575">
            <text:p>0,055575</text:p>
          </table:table-cell>
          <table:table-cell office:value-type="float" office:value="-4.276765">
            <text:p>-4,276765</text:p>
          </table:table-cell>
          <table:table-cell table:number-columns-repeated="1019"/>
        </table:table-row>
        <table:table-row table:style-name="ro1">
          <table:table-cell office:value-type="float" office:value="1404.985474">
            <text:p>1404,98547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6199">
            <text:p>0,056199</text:p>
          </table:table-cell>
          <table:table-cell office:value-type="float" office:value="-4.295588">
            <text:p>-4,295588</text:p>
          </table:table-cell>
          <table:table-cell table:number-columns-repeated="1019"/>
        </table:table-row>
        <table:table-row table:style-name="ro1">
          <table:table-cell office:value-type="float" office:value="1404.985474">
            <text:p>1404,985474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56199">
            <text:p>0,056199</text:p>
          </table:table-cell>
          <table:table-cell office:value-type="float" office:value="-4.295588">
            <text:p>-4,295588</text:p>
          </table:table-cell>
          <table:table-cell table:number-columns-repeated="1019"/>
        </table:table-row>
        <table:table-row table:style-name="ro1">
          <table:table-cell office:value-type="float" office:value="1420.596436">
            <text:p>1420,59643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56824">
            <text:p>0,056824</text:p>
          </table:table-cell>
          <table:table-cell office:value-type="float" office:value="-4.315">
            <text:p>-4,315</text:p>
          </table:table-cell>
          <table:table-cell table:number-columns-repeated="1019"/>
        </table:table-row>
        <table:table-row table:style-name="ro1">
          <table:table-cell office:value-type="float" office:value="1420.596436">
            <text:p>1420,59643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56824">
            <text:p>0,056824</text:p>
          </table:table-cell>
          <table:table-cell office:value-type="float" office:value="-4.315">
            <text:p>-4,315</text:p>
          </table:table-cell>
          <table:table-cell table:number-columns-repeated="1019"/>
        </table:table-row>
        <table:table-row table:style-name="ro1">
          <table:table-cell office:value-type="float" office:value="1389.374512">
            <text:p>1389,37451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55575">
            <text:p>0,055575</text:p>
          </table:table-cell>
          <table:table-cell office:value-type="float" office:value="-4.334412">
            <text:p>-4,334412</text:p>
          </table:table-cell>
          <table:table-cell table:number-columns-repeated="1019"/>
        </table:table-row>
        <table:table-row table:style-name="ro1">
          <table:table-cell office:value-type="float" office:value="1389.374512">
            <text:p>1389,374512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55575">
            <text:p>0,055575</text:p>
          </table:table-cell>
          <table:table-cell office:value-type="float" office:value="-4.334412">
            <text:p>-4,334412</text:p>
          </table:table-cell>
          <table:table-cell table:number-columns-repeated="1019"/>
        </table:table-row>
        <table:table-row table:style-name="ro1">
          <table:table-cell office:value-type="float" office:value="1451.818359">
            <text:p>1451,818359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58073">
            <text:p>0,058073</text:p>
          </table:table-cell>
          <table:table-cell office:value-type="float" office:value="-4.353235">
            <text:p>-4,353235</text:p>
          </table:table-cell>
          <table:table-cell table:number-columns-repeated="1019"/>
        </table:table-row>
        <table:table-row table:style-name="ro1">
          <table:table-cell office:value-type="float" office:value="1451.818359">
            <text:p>1451,81835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8073">
            <text:p>0,058073</text:p>
          </table:table-cell>
          <table:table-cell office:value-type="float" office:value="-4.353235">
            <text:p>-4,353235</text:p>
          </table:table-cell>
          <table:table-cell table:number-columns-repeated="1019"/>
        </table:table-row>
        <table:table-row table:style-name="ro1">
          <table:table-cell office:value-type="float" office:value="1467.429321">
            <text:p>1467,429321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58697">
            <text:p>0,058697</text:p>
          </table:table-cell>
          <table:table-cell office:value-type="float" office:value="-4.372353">
            <text:p>-4,372353</text:p>
          </table:table-cell>
          <table:table-cell table:number-columns-repeated="1019"/>
        </table:table-row>
        <table:table-row table:style-name="ro1">
          <table:table-cell office:value-type="float" office:value="1467.429321">
            <text:p>1467,42932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8697">
            <text:p>0,058697</text:p>
          </table:table-cell>
          <table:table-cell office:value-type="float" office:value="-4.372353">
            <text:p>-4,372353</text:p>
          </table:table-cell>
          <table:table-cell table:number-columns-repeated="1019"/>
        </table:table-row>
        <table:table-row table:style-name="ro1">
          <table:table-cell office:value-type="float" office:value="1451.818359">
            <text:p>1451,81835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58073">
            <text:p>0,058073</text:p>
          </table:table-cell>
          <table:table-cell office:value-type="float" office:value="-4.391765">
            <text:p>-4,391765</text:p>
          </table:table-cell>
          <table:table-cell table:number-columns-repeated="1019"/>
        </table:table-row>
        <table:table-row table:style-name="ro1">
          <table:table-cell office:value-type="float" office:value="1451.818359">
            <text:p>1451,81835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58073">
            <text:p>0,058073</text:p>
          </table:table-cell>
          <table:table-cell office:value-type="float" office:value="-4.391765">
            <text:p>-4,391765</text:p>
          </table:table-cell>
          <table:table-cell table:number-columns-repeated="1019"/>
        </table:table-row>
        <table:table-row table:style-name="ro1">
          <table:table-cell office:value-type="float" office:value="1451.818359">
            <text:p>1451,81835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8073">
            <text:p>0,058073</text:p>
          </table:table-cell>
          <table:table-cell office:value-type="float" office:value="-4.411177">
            <text:p>-4,411177</text:p>
          </table:table-cell>
          <table:table-cell table:number-columns-repeated="1019"/>
        </table:table-row>
        <table:table-row table:style-name="ro1">
          <table:table-cell office:value-type="float" office:value="1451.818359">
            <text:p>1451,81835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58073">
            <text:p>0,058073</text:p>
          </table:table-cell>
          <table:table-cell office:value-type="float" office:value="-4.411177">
            <text:p>-4,411177</text:p>
          </table:table-cell>
          <table:table-cell table:number-columns-repeated="1019"/>
        </table:table-row>
        <table:table-row table:style-name="ro1">
          <table:table-cell office:value-type="float" office:value="1451.818359">
            <text:p>1451,81835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58073">
            <text:p>0,058073</text:p>
          </table:table-cell>
          <table:table-cell office:value-type="float" office:value="-4.430882">
            <text:p>-4,430882</text:p>
          </table:table-cell>
          <table:table-cell table:number-columns-repeated="1019"/>
        </table:table-row>
        <table:table-row table:style-name="ro1">
          <table:table-cell office:value-type="float" office:value="1451.818359">
            <text:p>1451,81835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58073">
            <text:p>0,058073</text:p>
          </table:table-cell>
          <table:table-cell office:value-type="float" office:value="-4.430882">
            <text:p>-4,430882</text:p>
          </table:table-cell>
          <table:table-cell table:number-columns-repeated="1019"/>
        </table:table-row>
        <table:table-row table:style-name="ro1">
          <table:table-cell office:value-type="float" office:value="1467.429321">
            <text:p>1467,42932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58697">
            <text:p>0,058697</text:p>
          </table:table-cell>
          <table:table-cell office:value-type="float" office:value="-4.449706">
            <text:p>-4,449706</text:p>
          </table:table-cell>
          <table:table-cell table:number-columns-repeated="1019"/>
        </table:table-row>
        <table:table-row table:style-name="ro1">
          <table:table-cell office:value-type="float" office:value="1467.429321">
            <text:p>1467,42932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58697">
            <text:p>0,058697</text:p>
          </table:table-cell>
          <table:table-cell office:value-type="float" office:value="-4.449706">
            <text:p>-4,449706</text:p>
          </table:table-cell>
          <table:table-cell table:number-columns-repeated="1019"/>
        </table:table-row>
        <table:table-row table:style-name="ro1">
          <table:table-cell office:value-type="float" office:value="1467.429321">
            <text:p>1467,429321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58697">
            <text:p>0,058697</text:p>
          </table:table-cell>
          <table:table-cell office:value-type="float" office:value="-4.469412">
            <text:p>-4,469412</text:p>
          </table:table-cell>
          <table:table-cell table:number-columns-repeated="1019"/>
        </table:table-row>
        <table:table-row table:style-name="ro1">
          <table:table-cell office:value-type="float" office:value="1467.429321">
            <text:p>1467,42932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58697">
            <text:p>0,058697</text:p>
          </table:table-cell>
          <table:table-cell office:value-type="float" office:value="-4.488529">
            <text:p>-4,488529</text:p>
          </table:table-cell>
          <table:table-cell table:number-columns-repeated="1019"/>
        </table:table-row>
        <table:table-row table:style-name="ro1">
          <table:table-cell office:value-type="float" office:value="1483.040283">
            <text:p>1483,04028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59322">
            <text:p>0,059322</text:p>
          </table:table-cell>
          <table:table-cell office:value-type="float" office:value="-4.488529">
            <text:p>-4,488529</text:p>
          </table:table-cell>
          <table:table-cell table:number-columns-repeated="1019"/>
        </table:table-row>
        <table:table-row table:style-name="ro1">
          <table:table-cell office:value-type="float" office:value="1483.040283">
            <text:p>1483,040283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59322">
            <text:p>0,059322</text:p>
          </table:table-cell>
          <table:table-cell office:value-type="float" office:value="-4.507059">
            <text:p>-4,507059</text:p>
          </table:table-cell>
          <table:table-cell table:number-columns-repeated="1019"/>
        </table:table-row>
        <table:table-row table:style-name="ro1">
          <table:table-cell office:value-type="float" office:value="1498.651245">
            <text:p>1498,65124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59946">
            <text:p>0,059946</text:p>
          </table:table-cell>
          <table:table-cell office:value-type="float" office:value="-4.507059">
            <text:p>-4,507059</text:p>
          </table:table-cell>
          <table:table-cell table:number-columns-repeated="1019"/>
        </table:table-row>
        <table:table-row table:style-name="ro1">
          <table:table-cell office:value-type="float" office:value="1498.651245">
            <text:p>1498,651245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59946">
            <text:p>0,059946</text:p>
          </table:table-cell>
          <table:table-cell office:value-type="float" office:value="-4.526471">
            <text:p>-4,526471</text:p>
          </table:table-cell>
          <table:table-cell table:number-columns-repeated="1019"/>
        </table:table-row>
        <table:table-row table:style-name="ro1">
          <table:table-cell office:value-type="float" office:value="1498.651245">
            <text:p>1498,651245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059946">
            <text:p>0,059946</text:p>
          </table:table-cell>
          <table:table-cell office:value-type="float" office:value="-4.526471">
            <text:p>-4,526471</text:p>
          </table:table-cell>
          <table:table-cell table:number-columns-repeated="1019"/>
        </table:table-row>
        <table:table-row table:style-name="ro1">
          <table:table-cell office:value-type="float" office:value="1498.651245">
            <text:p>1498,65124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9946">
            <text:p>0,059946</text:p>
          </table:table-cell>
          <table:table-cell office:value-type="float" office:value="-4.546176">
            <text:p>-4,546176</text:p>
          </table:table-cell>
          <table:table-cell table:number-columns-repeated="1019"/>
        </table:table-row>
        <table:table-row table:style-name="ro1">
          <table:table-cell office:value-type="float" office:value="1498.651245">
            <text:p>1498,65124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59946">
            <text:p>0,059946</text:p>
          </table:table-cell>
          <table:table-cell office:value-type="float" office:value="-4.546176">
            <text:p>-4,546176</text:p>
          </table:table-cell>
          <table:table-cell table:number-columns-repeated="1019"/>
        </table:table-row>
        <table:table-row table:style-name="ro1">
          <table:table-cell office:value-type="float" office:value="1498.651245">
            <text:p>1498,65124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59946">
            <text:p>0,059946</text:p>
          </table:table-cell>
          <table:table-cell office:value-type="float" office:value="-4.565">
            <text:p>-4,565</text:p>
          </table:table-cell>
          <table:table-cell table:number-columns-repeated="1019"/>
        </table:table-row>
        <table:table-row table:style-name="ro1">
          <table:table-cell office:value-type="float" office:value="1498.651245">
            <text:p>1498,65124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59946">
            <text:p>0,059946</text:p>
          </table:table-cell>
          <table:table-cell office:value-type="float" office:value="-4.565">
            <text:p>-4,565</text:p>
          </table:table-cell>
          <table:table-cell table:number-columns-repeated="1019"/>
        </table:table-row>
        <table:table-row table:style-name="ro1">
          <table:table-cell office:value-type="float" office:value="1529.873169">
            <text:p>1529,87316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1195">
            <text:p>0,061195</text:p>
          </table:table-cell>
          <table:table-cell office:value-type="float" office:value="-4.584117">
            <text:p>-4,584117</text:p>
          </table:table-cell>
          <table:table-cell table:number-columns-repeated="1019"/>
        </table:table-row>
        <table:table-row table:style-name="ro1">
          <table:table-cell office:value-type="float" office:value="1529.873169">
            <text:p>1529,87316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61195">
            <text:p>0,061195</text:p>
          </table:table-cell>
          <table:table-cell office:value-type="float" office:value="-4.584117">
            <text:p>-4,584117</text:p>
          </table:table-cell>
          <table:table-cell table:number-columns-repeated="1019"/>
        </table:table-row>
        <table:table-row table:style-name="ro1">
          <table:table-cell office:value-type="float" office:value="1529.873169">
            <text:p>1529,873169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61195">
            <text:p>0,061195</text:p>
          </table:table-cell>
          <table:table-cell office:value-type="float" office:value="-4.603235">
            <text:p>-4,603235</text:p>
          </table:table-cell>
          <table:table-cell table:number-columns-repeated="1019"/>
        </table:table-row>
        <table:table-row table:style-name="ro1">
          <table:table-cell office:value-type="float" office:value="1529.873169">
            <text:p>1529,873169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61195">
            <text:p>0,061195</text:p>
          </table:table-cell>
          <table:table-cell office:value-type="float" office:value="-4.603235">
            <text:p>-4,603235</text:p>
          </table:table-cell>
          <table:table-cell table:number-columns-repeated="1019"/>
        </table:table-row>
        <table:table-row table:style-name="ro1">
          <table:table-cell office:value-type="float" office:value="1561.094971">
            <text:p>1561,094971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62444">
            <text:p>0,062444</text:p>
          </table:table-cell>
          <table:table-cell office:value-type="float" office:value="-4.622059">
            <text:p>-4,622059</text:p>
          </table:table-cell>
          <table:table-cell table:number-columns-repeated="1019"/>
        </table:table-row>
        <table:table-row table:style-name="ro1">
          <table:table-cell office:value-type="float" office:value="1561.094971">
            <text:p>1561,09497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62444">
            <text:p>0,062444</text:p>
          </table:table-cell>
          <table:table-cell office:value-type="float" office:value="-4.622059">
            <text:p>-4,622059</text:p>
          </table:table-cell>
          <table:table-cell table:number-columns-repeated="1019"/>
        </table:table-row>
        <table:table-row table:style-name="ro1">
          <table:table-cell office:value-type="float" office:value="1514.262207">
            <text:p>1514,26220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6057">
            <text:p>0,06057</text:p>
          </table:table-cell>
          <table:table-cell office:value-type="float" office:value="-4.640882">
            <text:p>-4,640882</text:p>
          </table:table-cell>
          <table:table-cell table:number-columns-repeated="1019"/>
        </table:table-row>
        <table:table-row table:style-name="ro1">
          <table:table-cell office:value-type="float" office:value="1514.262207">
            <text:p>1514,262207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057">
            <text:p>0,06057</text:p>
          </table:table-cell>
          <table:table-cell office:value-type="float" office:value="-4.640882">
            <text:p>-4,640882</text:p>
          </table:table-cell>
          <table:table-cell table:number-columns-repeated="1019"/>
        </table:table-row>
        <table:table-row table:style-name="ro1">
          <table:table-cell office:value-type="float" office:value="1545.484009">
            <text:p>1545,48400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1819">
            <text:p>0,061819</text:p>
          </table:table-cell>
          <table:table-cell office:value-type="float" office:value="-4.660882">
            <text:p>-4,660882</text:p>
          </table:table-cell>
          <table:table-cell table:number-columns-repeated="1019"/>
        </table:table-row>
        <table:table-row table:style-name="ro1">
          <table:table-cell office:value-type="float" office:value="1545.484009">
            <text:p>1545,48400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61819">
            <text:p>0,061819</text:p>
          </table:table-cell>
          <table:table-cell office:value-type="float" office:value="-4.660882">
            <text:p>-4,660882</text:p>
          </table:table-cell>
          <table:table-cell table:number-columns-repeated="1019"/>
        </table:table-row>
        <table:table-row table:style-name="ro1">
          <table:table-cell office:value-type="float" office:value="1561.094971">
            <text:p>1561,09497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62444">
            <text:p>0,062444</text:p>
          </table:table-cell>
          <table:table-cell office:value-type="float" office:value="-4.679706">
            <text:p>-4,679706</text:p>
          </table:table-cell>
          <table:table-cell table:number-columns-repeated="1019"/>
        </table:table-row>
        <table:table-row table:style-name="ro1">
          <table:table-cell office:value-type="float" office:value="1561.094971">
            <text:p>1561,094971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62444">
            <text:p>0,062444</text:p>
          </table:table-cell>
          <table:table-cell office:value-type="float" office:value="-4.698529">
            <text:p>-4,698529</text:p>
          </table:table-cell>
          <table:table-cell table:number-columns-repeated="1019"/>
        </table:table-row>
        <table:table-row table:style-name="ro1">
          <table:table-cell office:value-type="float" office:value="1592.316895">
            <text:p>1592,31689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63693">
            <text:p>0,063693</text:p>
          </table:table-cell>
          <table:table-cell office:value-type="float" office:value="-4.698529">
            <text:p>-4,698529</text:p>
          </table:table-cell>
          <table:table-cell table:number-columns-repeated="1019"/>
        </table:table-row>
        <table:table-row table:style-name="ro1">
          <table:table-cell office:value-type="float" office:value="1592.316895">
            <text:p>1592,31689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63693">
            <text:p>0,063693</text:p>
          </table:table-cell>
          <table:table-cell office:value-type="float" office:value="-4.717647">
            <text:p>-4,717647</text:p>
          </table:table-cell>
          <table:table-cell table:number-columns-repeated="1019"/>
        </table:table-row>
        <table:table-row table:style-name="ro1">
          <table:table-cell office:value-type="float" office:value="1561.094971">
            <text:p>1561,09497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62444">
            <text:p>0,062444</text:p>
          </table:table-cell>
          <table:table-cell office:value-type="float" office:value="-4.717647">
            <text:p>-4,717647</text:p>
          </table:table-cell>
          <table:table-cell table:number-columns-repeated="1019"/>
        </table:table-row>
        <table:table-row table:style-name="ro1">
          <table:table-cell office:value-type="float" office:value="1576.705933">
            <text:p>1576,705933</text:p>
          </table:table-cell>
          <table:table-cell office:value-type="float" office:value="-0.003252">
            <text:p>-0,003252</text:p>
          </table:table-cell>
          <table:table-cell office:value-type="float" office:value="-0.003223">
            <text:p>-0,003223</text:p>
          </table:table-cell>
          <table:table-cell office:value-type="float" office:value="0.063068">
            <text:p>0,063068</text:p>
          </table:table-cell>
          <table:table-cell office:value-type="float" office:value="-4.736765">
            <text:p>-4,736765</text:p>
          </table:table-cell>
          <table:table-cell table:number-columns-repeated="1019"/>
        </table:table-row>
        <table:table-row table:style-name="ro1">
          <table:table-cell office:value-type="float" office:value="1576.705933">
            <text:p>1576,70593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63068">
            <text:p>0,063068</text:p>
          </table:table-cell>
          <table:table-cell office:value-type="float" office:value="-4.736765">
            <text:p>-4,736765</text:p>
          </table:table-cell>
          <table:table-cell table:number-columns-repeated="1019"/>
        </table:table-row>
        <table:table-row table:style-name="ro1">
          <table:table-cell office:value-type="float" office:value="1576.705933">
            <text:p>1576,705933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63068">
            <text:p>0,063068</text:p>
          </table:table-cell>
          <table:table-cell office:value-type="float" office:value="-4.755882">
            <text:p>-4,755882</text:p>
          </table:table-cell>
          <table:table-cell table:number-columns-repeated="1019"/>
        </table:table-row>
        <table:table-row table:style-name="ro1">
          <table:table-cell office:value-type="float" office:value="1576.705933">
            <text:p>1576,705933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63068">
            <text:p>0,063068</text:p>
          </table:table-cell>
          <table:table-cell office:value-type="float" office:value="-4.755882">
            <text:p>-4,755882</text:p>
          </table:table-cell>
          <table:table-cell table:number-columns-repeated="1019"/>
        </table:table-row>
        <table:table-row table:style-name="ro1">
          <table:table-cell office:value-type="float" office:value="1623.538818">
            <text:p>1623,53881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4942">
            <text:p>0,064942</text:p>
          </table:table-cell>
          <table:table-cell office:value-type="float" office:value="-4.774706">
            <text:p>-4,774706</text:p>
          </table:table-cell>
          <table:table-cell table:number-columns-repeated="1019"/>
        </table:table-row>
        <table:table-row table:style-name="ro1">
          <table:table-cell office:value-type="float" office:value="1623.538818">
            <text:p>1623,53881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64942">
            <text:p>0,064942</text:p>
          </table:table-cell>
          <table:table-cell office:value-type="float" office:value="-4.774706">
            <text:p>-4,774706</text:p>
          </table:table-cell>
          <table:table-cell table:number-columns-repeated="1019"/>
        </table:table-row>
        <table:table-row table:style-name="ro1">
          <table:table-cell office:value-type="float" office:value="1607.927856">
            <text:p>1607,92785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64317">
            <text:p>0,064317</text:p>
          </table:table-cell>
          <table:table-cell office:value-type="float" office:value="-4.793824">
            <text:p>-4,793824</text:p>
          </table:table-cell>
          <table:table-cell table:number-columns-repeated="1019"/>
        </table:table-row>
        <table:table-row table:style-name="ro1">
          <table:table-cell office:value-type="float" office:value="1607.927856">
            <text:p>1607,92785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4317">
            <text:p>0,064317</text:p>
          </table:table-cell>
          <table:table-cell office:value-type="float" office:value="-4.793824">
            <text:p>-4,793824</text:p>
          </table:table-cell>
          <table:table-cell table:number-columns-repeated="1019"/>
        </table:table-row>
        <table:table-row table:style-name="ro1">
          <table:table-cell office:value-type="float" office:value="1623.538818">
            <text:p>1623,53881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64942">
            <text:p>0,064942</text:p>
          </table:table-cell>
          <table:table-cell office:value-type="float" office:value="-4.812941">
            <text:p>-4,812941</text:p>
          </table:table-cell>
          <table:table-cell table:number-columns-repeated="1019"/>
        </table:table-row>
        <table:table-row table:style-name="ro1">
          <table:table-cell office:value-type="float" office:value="1623.538818">
            <text:p>1623,53881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4942">
            <text:p>0,064942</text:p>
          </table:table-cell>
          <table:table-cell office:value-type="float" office:value="-4.812941">
            <text:p>-4,812941</text:p>
          </table:table-cell>
          <table:table-cell table:number-columns-repeated="1019"/>
        </table:table-row>
        <table:table-row table:style-name="ro1">
          <table:table-cell office:value-type="float" office:value="1639.14978">
            <text:p>1639,1497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65566">
            <text:p>0,065566</text:p>
          </table:table-cell>
          <table:table-cell office:value-type="float" office:value="-4.832353">
            <text:p>-4,832353</text:p>
          </table:table-cell>
          <table:table-cell table:number-columns-repeated="1019"/>
        </table:table-row>
        <table:table-row table:style-name="ro1">
          <table:table-cell office:value-type="float" office:value="1639.14978">
            <text:p>1639,14978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65566">
            <text:p>0,065566</text:p>
          </table:table-cell>
          <table:table-cell office:value-type="float" office:value="-4.832353">
            <text:p>-4,832353</text:p>
          </table:table-cell>
          <table:table-cell table:number-columns-repeated="1019"/>
        </table:table-row>
        <table:table-row table:style-name="ro1">
          <table:table-cell office:value-type="float" office:value="1607.927856">
            <text:p>1607,92785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4317">
            <text:p>0,064317</text:p>
          </table:table-cell>
          <table:table-cell office:value-type="float" office:value="-4.851765">
            <text:p>-4,851765</text:p>
          </table:table-cell>
          <table:table-cell table:number-columns-repeated="1019"/>
        </table:table-row>
        <table:table-row table:style-name="ro1">
          <table:table-cell office:value-type="float" office:value="1607.927856">
            <text:p>1607,92785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4317">
            <text:p>0,064317</text:p>
          </table:table-cell>
          <table:table-cell office:value-type="float" office:value="-4.851765">
            <text:p>-4,851765</text:p>
          </table:table-cell>
          <table:table-cell table:number-columns-repeated="1019"/>
        </table:table-row>
        <table:table-row table:style-name="ro1">
          <table:table-cell office:value-type="float" office:value="1654.760742">
            <text:p>1654,76074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6619">
            <text:p>0,06619</text:p>
          </table:table-cell>
          <table:table-cell office:value-type="float" office:value="-4.870883">
            <text:p>-4,870883</text:p>
          </table:table-cell>
          <table:table-cell table:number-columns-repeated="1019"/>
        </table:table-row>
        <table:table-row table:style-name="ro1">
          <table:table-cell office:value-type="float" office:value="1654.760742">
            <text:p>1654,76074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6619">
            <text:p>0,06619</text:p>
          </table:table-cell>
          <table:table-cell office:value-type="float" office:value="-4.870883">
            <text:p>-4,870883</text:p>
          </table:table-cell>
          <table:table-cell table:number-columns-repeated="1019"/>
        </table:table-row>
        <table:table-row table:style-name="ro1">
          <table:table-cell office:value-type="float" office:value="1701.593506">
            <text:p>1701,59350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68064">
            <text:p>0,068064</text:p>
          </table:table-cell>
          <table:table-cell office:value-type="float" office:value="-4.89147">
            <text:p>-4,89147</text:p>
          </table:table-cell>
          <table:table-cell table:number-columns-repeated="1019"/>
        </table:table-row>
        <table:table-row table:style-name="ro1">
          <table:table-cell office:value-type="float" office:value="1701.593506">
            <text:p>1701,593506</text:p>
          </table:table-cell>
          <table:table-cell office:value-type="float" office:value="-0.003254">
            <text:p>-0,003254</text:p>
          </table:table-cell>
          <table:table-cell office:value-type="float" office:value="-0.003221">
            <text:p>-0,003221</text:p>
          </table:table-cell>
          <table:table-cell office:value-type="float" office:value="0.068064">
            <text:p>0,068064</text:p>
          </table:table-cell>
          <table:table-cell office:value-type="float" office:value="-4.89147">
            <text:p>-4,89147</text:p>
          </table:table-cell>
          <table:table-cell table:number-columns-repeated="1019"/>
        </table:table-row>
        <table:table-row table:style-name="ro1">
          <table:table-cell office:value-type="float" office:value="1654.760742">
            <text:p>1654,76074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6619">
            <text:p>0,06619</text:p>
          </table:table-cell>
          <table:table-cell office:value-type="float" office:value="-4.91147">
            <text:p>-4,91147</text:p>
          </table:table-cell>
          <table:table-cell table:number-columns-repeated="1019"/>
        </table:table-row>
        <table:table-row table:style-name="ro1">
          <table:table-cell office:value-type="float" office:value="1654.760742">
            <text:p>1654,760742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06619">
            <text:p>0,06619</text:p>
          </table:table-cell>
          <table:table-cell office:value-type="float" office:value="-4.91147">
            <text:p>-4,91147</text:p>
          </table:table-cell>
          <table:table-cell table:number-columns-repeated="1019"/>
        </table:table-row>
        <table:table-row table:style-name="ro1">
          <table:table-cell office:value-type="float" office:value="1701.593506">
            <text:p>1701,59350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68064">
            <text:p>0,068064</text:p>
          </table:table-cell>
          <table:table-cell office:value-type="float" office:value="-4.930882">
            <text:p>-4,930882</text:p>
          </table:table-cell>
          <table:table-cell table:number-columns-repeated="1019"/>
        </table:table-row>
        <table:table-row table:style-name="ro1">
          <table:table-cell office:value-type="float" office:value="1701.593506">
            <text:p>1701,59350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68064">
            <text:p>0,068064</text:p>
          </table:table-cell>
          <table:table-cell office:value-type="float" office:value="-4.930882">
            <text:p>-4,930882</text:p>
          </table:table-cell>
          <table:table-cell table:number-columns-repeated="1019"/>
        </table:table-row>
        <table:table-row table:style-name="ro1">
          <table:table-cell office:value-type="float" office:value="1701.593506">
            <text:p>1701,59350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68064">
            <text:p>0,068064</text:p>
          </table:table-cell>
          <table:table-cell office:value-type="float" office:value="-4.949706">
            <text:p>-4,949706</text:p>
          </table:table-cell>
          <table:table-cell table:number-columns-repeated="1019"/>
        </table:table-row>
        <table:table-row table:style-name="ro1">
          <table:table-cell office:value-type="float" office:value="1701.593506">
            <text:p>1701,593506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68064">
            <text:p>0,068064</text:p>
          </table:table-cell>
          <table:table-cell office:value-type="float" office:value="-4.949706">
            <text:p>-4,949706</text:p>
          </table:table-cell>
          <table:table-cell table:number-columns-repeated="1019"/>
        </table:table-row>
        <table:table-row table:style-name="ro1">
          <table:table-cell office:value-type="float" office:value="1685.982666">
            <text:p>1685,982666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67439">
            <text:p>0,067439</text:p>
          </table:table-cell>
          <table:table-cell office:value-type="float" office:value="-4.969118">
            <text:p>-4,969118</text:p>
          </table:table-cell>
          <table:table-cell table:number-columns-repeated="1019"/>
        </table:table-row>
        <table:table-row table:style-name="ro1">
          <table:table-cell office:value-type="float" office:value="1685.982666">
            <text:p>1685,98266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7439">
            <text:p>0,067439</text:p>
          </table:table-cell>
          <table:table-cell office:value-type="float" office:value="-4.987941">
            <text:p>-4,987941</text:p>
          </table:table-cell>
          <table:table-cell table:number-columns-repeated="1019"/>
        </table:table-row>
        <table:table-row table:style-name="ro1">
          <table:table-cell office:value-type="float" office:value="1717.204468">
            <text:p>1717,204468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68688">
            <text:p>0,068688</text:p>
          </table:table-cell>
          <table:table-cell office:value-type="float" office:value="-4.987941">
            <text:p>-4,987941</text:p>
          </table:table-cell>
          <table:table-cell table:number-columns-repeated="1019"/>
        </table:table-row>
        <table:table-row table:style-name="ro1">
          <table:table-cell office:value-type="float" office:value="1717.204468">
            <text:p>1717,20446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68688">
            <text:p>0,068688</text:p>
          </table:table-cell>
          <table:table-cell office:value-type="float" office:value="-5.007353">
            <text:p>-5,007353</text:p>
          </table:table-cell>
          <table:table-cell table:number-columns-repeated="1019"/>
        </table:table-row>
        <table:table-row table:style-name="ro1">
          <table:table-cell office:value-type="float" office:value="1717.204468">
            <text:p>1717,20446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8688">
            <text:p>0,068688</text:p>
          </table:table-cell>
          <table:table-cell office:value-type="float" office:value="-5.007353">
            <text:p>-5,007353</text:p>
          </table:table-cell>
          <table:table-cell table:number-columns-repeated="1019"/>
        </table:table-row>
        <table:table-row table:style-name="ro1">
          <table:table-cell office:value-type="float" office:value="1717.204468">
            <text:p>1717,204468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68688">
            <text:p>0,068688</text:p>
          </table:table-cell>
          <table:table-cell office:value-type="float" office:value="-5.026765">
            <text:p>-5,026765</text:p>
          </table:table-cell>
          <table:table-cell table:number-columns-repeated="1019"/>
        </table:table-row>
        <table:table-row table:style-name="ro1">
          <table:table-cell office:value-type="float" office:value="1701.593506">
            <text:p>1701,59350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68064">
            <text:p>0,068064</text:p>
          </table:table-cell>
          <table:table-cell office:value-type="float" office:value="-5.026765">
            <text:p>-5,026765</text:p>
          </table:table-cell>
          <table:table-cell table:number-columns-repeated="1019"/>
        </table:table-row>
        <table:table-row table:style-name="ro1">
          <table:table-cell office:value-type="float" office:value="1732.81543">
            <text:p>1732,8154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9313">
            <text:p>0,069313</text:p>
          </table:table-cell>
          <table:table-cell office:value-type="float" office:value="-5.045588">
            <text:p>-5,045588</text:p>
          </table:table-cell>
          <table:table-cell table:number-columns-repeated="1019"/>
        </table:table-row>
        <table:table-row table:style-name="ro1">
          <table:table-cell office:value-type="float" office:value="1732.81543">
            <text:p>1732,81543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69313">
            <text:p>0,069313</text:p>
          </table:table-cell>
          <table:table-cell office:value-type="float" office:value="-5.045588">
            <text:p>-5,045588</text:p>
          </table:table-cell>
          <table:table-cell table:number-columns-repeated="1019"/>
        </table:table-row>
        <table:table-row table:style-name="ro1">
          <table:table-cell office:value-type="float" office:value="1764.037354">
            <text:p>1764,037354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70561">
            <text:p>0,070561</text:p>
          </table:table-cell>
          <table:table-cell office:value-type="float" office:value="-5.064412">
            <text:p>-5,064412</text:p>
          </table:table-cell>
          <table:table-cell table:number-columns-repeated="1019"/>
        </table:table-row>
        <table:table-row table:style-name="ro1">
          <table:table-cell office:value-type="float" office:value="1764.037354">
            <text:p>1764,037354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70561">
            <text:p>0,070561</text:p>
          </table:table-cell>
          <table:table-cell office:value-type="float" office:value="-5.064412">
            <text:p>-5,064412</text:p>
          </table:table-cell>
          <table:table-cell table:number-columns-repeated="1019"/>
        </table:table-row>
        <table:table-row table:style-name="ro1">
          <table:table-cell office:value-type="float" office:value="1732.81543">
            <text:p>1732,8154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69313">
            <text:p>0,069313</text:p>
          </table:table-cell>
          <table:table-cell office:value-type="float" office:value="-5.083529">
            <text:p>-5,083529</text:p>
          </table:table-cell>
          <table:table-cell table:number-columns-repeated="1019"/>
        </table:table-row>
        <table:table-row table:style-name="ro1">
          <table:table-cell office:value-type="float" office:value="1732.81543">
            <text:p>1732,81543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69313">
            <text:p>0,069313</text:p>
          </table:table-cell>
          <table:table-cell office:value-type="float" office:value="-5.083529">
            <text:p>-5,083529</text:p>
          </table:table-cell>
          <table:table-cell table:number-columns-repeated="1019"/>
        </table:table-row>
        <table:table-row table:style-name="ro1">
          <table:table-cell office:value-type="float" office:value="1748.426392">
            <text:p>1748,42639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69937">
            <text:p>0,069937</text:p>
          </table:table-cell>
          <table:table-cell office:value-type="float" office:value="-5.102941">
            <text:p>-5,102941</text:p>
          </table:table-cell>
          <table:table-cell table:number-columns-repeated="1019"/>
        </table:table-row>
        <table:table-row table:style-name="ro1">
          <table:table-cell office:value-type="float" office:value="1748.426392">
            <text:p>1748,42639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69937">
            <text:p>0,069937</text:p>
          </table:table-cell>
          <table:table-cell office:value-type="float" office:value="-5.102941">
            <text:p>-5,102941</text:p>
          </table:table-cell>
          <table:table-cell table:number-columns-repeated="1019"/>
        </table:table-row>
        <table:table-row table:style-name="ro1">
          <table:table-cell office:value-type="float" office:value="1779.648315">
            <text:p>1779,64831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1186">
            <text:p>0,071186</text:p>
          </table:table-cell>
          <table:table-cell office:value-type="float" office:value="-5.122059">
            <text:p>-5,122059</text:p>
          </table:table-cell>
          <table:table-cell table:number-columns-repeated="1019"/>
        </table:table-row>
        <table:table-row table:style-name="ro1">
          <table:table-cell office:value-type="float" office:value="1779.648315">
            <text:p>1779,64831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71186">
            <text:p>0,071186</text:p>
          </table:table-cell>
          <table:table-cell office:value-type="float" office:value="-5.122059">
            <text:p>-5,122059</text:p>
          </table:table-cell>
          <table:table-cell table:number-columns-repeated="1019"/>
        </table:table-row>
        <table:table-row table:style-name="ro1">
          <table:table-cell office:value-type="float" office:value="1795.259277">
            <text:p>1795,25927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181">
            <text:p>0,07181</text:p>
          </table:table-cell>
          <table:table-cell office:value-type="float" office:value="-5.140882">
            <text:p>-5,140882</text:p>
          </table:table-cell>
          <table:table-cell table:number-columns-repeated="1019"/>
        </table:table-row>
        <table:table-row table:style-name="ro1">
          <table:table-cell office:value-type="float" office:value="1795.259277">
            <text:p>1795,259277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181">
            <text:p>0,07181</text:p>
          </table:table-cell>
          <table:table-cell office:value-type="float" office:value="-5.140882">
            <text:p>-5,140882</text:p>
          </table:table-cell>
          <table:table-cell table:number-columns-repeated="1019"/>
        </table:table-row>
        <table:table-row table:style-name="ro1">
          <table:table-cell office:value-type="float" office:value="1779.648315">
            <text:p>1779,64831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71186">
            <text:p>0,071186</text:p>
          </table:table-cell>
          <table:table-cell office:value-type="float" office:value="-5.16147">
            <text:p>-5,16147</text:p>
          </table:table-cell>
          <table:table-cell table:number-columns-repeated="1019"/>
        </table:table-row>
        <table:table-row table:style-name="ro1">
          <table:table-cell office:value-type="float" office:value="1779.648315">
            <text:p>1779,648315</text:p>
          </table:table-cell>
          <table:table-cell office:value-type="float" office:value="-0.003252">
            <text:p>-0,003252</text:p>
          </table:table-cell>
          <table:table-cell office:value-type="float" office:value="-0.003223">
            <text:p>-0,003223</text:p>
          </table:table-cell>
          <table:table-cell office:value-type="float" office:value="0.071186">
            <text:p>0,071186</text:p>
          </table:table-cell>
          <table:table-cell office:value-type="float" office:value="-5.16147">
            <text:p>-5,16147</text:p>
          </table:table-cell>
          <table:table-cell table:number-columns-repeated="1019"/>
        </table:table-row>
        <table:table-row table:style-name="ro1">
          <table:table-cell office:value-type="float" office:value="1826.481201">
            <text:p>1826,481201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73059">
            <text:p>0,073059</text:p>
          </table:table-cell>
          <table:table-cell office:value-type="float" office:value="-5.180588">
            <text:p>-5,180588</text:p>
          </table:table-cell>
          <table:table-cell table:number-columns-repeated="1019"/>
        </table:table-row>
        <table:table-row table:style-name="ro1">
          <table:table-cell office:value-type="float" office:value="1826.481201">
            <text:p>1826,481201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73059">
            <text:p>0,073059</text:p>
          </table:table-cell>
          <table:table-cell office:value-type="float" office:value="-5.180588">
            <text:p>-5,180588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72435">
            <text:p>0,072435</text:p>
          </table:table-cell>
          <table:table-cell office:value-type="float" office:value="-5.200294">
            <text:p>-5,200294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2435">
            <text:p>0,072435</text:p>
          </table:table-cell>
          <table:table-cell office:value-type="float" office:value="-5.200294">
            <text:p>-5,200294</text:p>
          </table:table-cell>
          <table:table-cell table:number-columns-repeated="1019"/>
        </table:table-row>
        <table:table-row table:style-name="ro1">
          <table:table-cell office:value-type="float" office:value="1795.259277">
            <text:p>1795,259277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7181">
            <text:p>0,07181</text:p>
          </table:table-cell>
          <table:table-cell office:value-type="float" office:value="-5.219118">
            <text:p>-5,219118</text:p>
          </table:table-cell>
          <table:table-cell table:number-columns-repeated="1019"/>
        </table:table-row>
        <table:table-row table:style-name="ro1">
          <table:table-cell office:value-type="float" office:value="1795.259277">
            <text:p>1795,25927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7181">
            <text:p>0,07181</text:p>
          </table:table-cell>
          <table:table-cell office:value-type="float" office:value="-5.238235">
            <text:p>-5,238235</text:p>
          </table:table-cell>
          <table:table-cell table:number-columns-repeated="1019"/>
        </table:table-row>
        <table:table-row table:style-name="ro1">
          <table:table-cell office:value-type="float" office:value="1779.648315">
            <text:p>1779,64831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71186">
            <text:p>0,071186</text:p>
          </table:table-cell>
          <table:table-cell office:value-type="float" office:value="-5.238235">
            <text:p>-5,238235</text:p>
          </table:table-cell>
          <table:table-cell table:number-columns-repeated="1019"/>
        </table:table-row>
        <table:table-row table:style-name="ro1">
          <table:table-cell office:value-type="float" office:value="1779.648315">
            <text:p>1779,64831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71186">
            <text:p>0,071186</text:p>
          </table:table-cell>
          <table:table-cell office:value-type="float" office:value="-5.257059">
            <text:p>-5,257059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72435">
            <text:p>0,072435</text:p>
          </table:table-cell>
          <table:table-cell office:value-type="float" office:value="-5.257059">
            <text:p>-5,257059</text:p>
          </table:table-cell>
          <table:table-cell table:number-columns-repeated="1019"/>
        </table:table-row>
        <table:table-row table:style-name="ro1">
          <table:table-cell office:value-type="float" office:value="1810.870239">
            <text:p>1810,870239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072435">
            <text:p>0,072435</text:p>
          </table:table-cell>
          <table:table-cell office:value-type="float" office:value="-5.275882">
            <text:p>-5,275882</text:p>
          </table:table-cell>
          <table:table-cell table:number-columns-repeated="1019"/>
        </table:table-row>
        <table:table-row table:style-name="ro1">
          <table:table-cell office:value-type="float" office:value="1842.092163">
            <text:p>1842,092163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73684">
            <text:p>0,073684</text:p>
          </table:table-cell>
          <table:table-cell office:value-type="float" office:value="-5.275882">
            <text:p>-5,275882</text:p>
          </table:table-cell>
          <table:table-cell table:number-columns-repeated="1019"/>
        </table:table-row>
        <table:table-row table:style-name="ro1">
          <table:table-cell office:value-type="float" office:value="1842.092163">
            <text:p>1842,09216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73684">
            <text:p>0,073684</text:p>
          </table:table-cell>
          <table:table-cell office:value-type="float" office:value="-5.295294">
            <text:p>-5,295294</text:p>
          </table:table-cell>
          <table:table-cell table:number-columns-repeated="1019"/>
        </table:table-row>
        <table:table-row table:style-name="ro1">
          <table:table-cell office:value-type="float" office:value="1842.092163">
            <text:p>1842,092163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73684">
            <text:p>0,073684</text:p>
          </table:table-cell>
          <table:table-cell office:value-type="float" office:value="-5.295294">
            <text:p>-5,295294</text:p>
          </table:table-cell>
          <table:table-cell table:number-columns-repeated="1019"/>
        </table:table-row>
        <table:table-row table:style-name="ro1">
          <table:table-cell office:value-type="float" office:value="1888.924927">
            <text:p>1888,924927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75557">
            <text:p>0,075557</text:p>
          </table:table-cell>
          <table:table-cell office:value-type="float" office:value="-5.314706">
            <text:p>-5,314706</text:p>
          </table:table-cell>
          <table:table-cell table:number-columns-repeated="1019"/>
        </table:table-row>
        <table:table-row table:style-name="ro1">
          <table:table-cell office:value-type="float" office:value="1888.924927">
            <text:p>1888,924927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75557">
            <text:p>0,075557</text:p>
          </table:table-cell>
          <table:table-cell office:value-type="float" office:value="-5.314706">
            <text:p>-5,314706</text:p>
          </table:table-cell>
          <table:table-cell table:number-columns-repeated="1019"/>
        </table:table-row>
        <table:table-row table:style-name="ro1">
          <table:table-cell office:value-type="float" office:value="1857.703125">
            <text:p>1857,70312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74308">
            <text:p>0,074308</text:p>
          </table:table-cell>
          <table:table-cell office:value-type="float" office:value="-5.333235">
            <text:p>-5,333235</text:p>
          </table:table-cell>
          <table:table-cell table:number-columns-repeated="1019"/>
        </table:table-row>
        <table:table-row table:style-name="ro1">
          <table:table-cell office:value-type="float" office:value="1857.703125">
            <text:p>1857,703125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4308">
            <text:p>0,074308</text:p>
          </table:table-cell>
          <table:table-cell office:value-type="float" office:value="-5.333235">
            <text:p>-5,333235</text:p>
          </table:table-cell>
          <table:table-cell table:number-columns-repeated="1019"/>
        </table:table-row>
        <table:table-row table:style-name="ro1">
          <table:table-cell office:value-type="float" office:value="1873.313965">
            <text:p>1873,31396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74933">
            <text:p>0,074933</text:p>
          </table:table-cell>
          <table:table-cell office:value-type="float" office:value="-5.352941">
            <text:p>-5,352941</text:p>
          </table:table-cell>
          <table:table-cell table:number-columns-repeated="1019"/>
        </table:table-row>
        <table:table-row table:style-name="ro1">
          <table:table-cell office:value-type="float" office:value="1873.313965">
            <text:p>1873,31396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4933">
            <text:p>0,074933</text:p>
          </table:table-cell>
          <table:table-cell office:value-type="float" office:value="-5.352941">
            <text:p>-5,352941</text:p>
          </table:table-cell>
          <table:table-cell table:number-columns-repeated="1019"/>
        </table:table-row>
        <table:table-row table:style-name="ro1">
          <table:table-cell office:value-type="float" office:value="1920.146851">
            <text:p>1920,1468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6806">
            <text:p>0,076806</text:p>
          </table:table-cell>
          <table:table-cell office:value-type="float" office:value="-5.372059">
            <text:p>-5,372059</text:p>
          </table:table-cell>
          <table:table-cell table:number-columns-repeated="1019"/>
        </table:table-row>
        <table:table-row table:style-name="ro1">
          <table:table-cell office:value-type="float" office:value="1920.146851">
            <text:p>1920,14685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76806">
            <text:p>0,076806</text:p>
          </table:table-cell>
          <table:table-cell office:value-type="float" office:value="-5.372059">
            <text:p>-5,372059</text:p>
          </table:table-cell>
          <table:table-cell table:number-columns-repeated="1019"/>
        </table:table-row>
        <table:table-row table:style-name="ro1">
          <table:table-cell office:value-type="float" office:value="1888.924927">
            <text:p>1888,92492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75557">
            <text:p>0,075557</text:p>
          </table:table-cell>
          <table:table-cell office:value-type="float" office:value="-5.390882">
            <text:p>-5,390882</text:p>
          </table:table-cell>
          <table:table-cell table:number-columns-repeated="1019"/>
        </table:table-row>
        <table:table-row table:style-name="ro1">
          <table:table-cell office:value-type="float" office:value="1888.924927">
            <text:p>1888,924927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75557">
            <text:p>0,075557</text:p>
          </table:table-cell>
          <table:table-cell office:value-type="float" office:value="-5.390882">
            <text:p>-5,390882</text:p>
          </table:table-cell>
          <table:table-cell table:number-columns-repeated="1019"/>
        </table:table-row>
        <table:table-row table:style-name="ro1">
          <table:table-cell office:value-type="float" office:value="1873.313965">
            <text:p>1873,31396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74933">
            <text:p>0,074933</text:p>
          </table:table-cell>
          <table:table-cell office:value-type="float" office:value="-5.411177">
            <text:p>-5,411177</text:p>
          </table:table-cell>
          <table:table-cell table:number-columns-repeated="1019"/>
        </table:table-row>
        <table:table-row table:style-name="ro1">
          <table:table-cell office:value-type="float" office:value="1873.313965">
            <text:p>1873,313965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74933">
            <text:p>0,074933</text:p>
          </table:table-cell>
          <table:table-cell office:value-type="float" office:value="-5.411177">
            <text:p>-5,411177</text:p>
          </table:table-cell>
          <table:table-cell table:number-columns-repeated="1019"/>
        </table:table-row>
        <table:table-row table:style-name="ro1">
          <table:table-cell office:value-type="float" office:value="1920.146851">
            <text:p>1920,146851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76806">
            <text:p>0,076806</text:p>
          </table:table-cell>
          <table:table-cell office:value-type="float" office:value="-5.43">
            <text:p>-5,43</text:p>
          </table:table-cell>
          <table:table-cell table:number-columns-repeated="1019"/>
        </table:table-row>
        <table:table-row table:style-name="ro1">
          <table:table-cell office:value-type="float" office:value="1920.146851">
            <text:p>1920,146851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76806">
            <text:p>0,076806</text:p>
          </table:table-cell>
          <table:table-cell office:value-type="float" office:value="-5.43">
            <text:p>-5,43</text:p>
          </table:table-cell>
          <table:table-cell table:number-columns-repeated="1019"/>
        </table:table-row>
        <table:table-row table:style-name="ro1">
          <table:table-cell office:value-type="float" office:value="1935.757812">
            <text:p>1935,75781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7743">
            <text:p>0,07743</text:p>
          </table:table-cell>
          <table:table-cell office:value-type="float" office:value="-5.45">
            <text:p>-5,45</text:p>
          </table:table-cell>
          <table:table-cell table:number-columns-repeated="1019"/>
        </table:table-row>
        <table:table-row table:style-name="ro1">
          <table:table-cell office:value-type="float" office:value="1935.757812">
            <text:p>1935,75781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743">
            <text:p>0,07743</text:p>
          </table:table-cell>
          <table:table-cell office:value-type="float" office:value="-5.45">
            <text:p>-5,45</text:p>
          </table:table-cell>
          <table:table-cell table:number-columns-repeated="1019"/>
        </table:table-row>
        <table:table-row table:style-name="ro1">
          <table:table-cell office:value-type="float" office:value="1904.535889">
            <text:p>1904,53588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76181">
            <text:p>0,076181</text:p>
          </table:table-cell>
          <table:table-cell office:value-type="float" office:value="-5.468529">
            <text:p>-5,468529</text:p>
          </table:table-cell>
          <table:table-cell table:number-columns-repeated="1019"/>
        </table:table-row>
        <table:table-row table:style-name="ro1">
          <table:table-cell office:value-type="float" office:value="1904.535889">
            <text:p>1904,53588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6181">
            <text:p>0,076181</text:p>
          </table:table-cell>
          <table:table-cell office:value-type="float" office:value="-5.487647">
            <text:p>-5,487647</text:p>
          </table:table-cell>
          <table:table-cell table:number-columns-repeated="1019"/>
        </table:table-row>
        <table:table-row table:style-name="ro1">
          <table:table-cell office:value-type="float" office:value="1920.146851">
            <text:p>1920,14685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76806">
            <text:p>0,076806</text:p>
          </table:table-cell>
          <table:table-cell office:value-type="float" office:value="-5.487647">
            <text:p>-5,487647</text:p>
          </table:table-cell>
          <table:table-cell table:number-columns-repeated="1019"/>
        </table:table-row>
        <table:table-row table:style-name="ro1">
          <table:table-cell office:value-type="float" office:value="1920.146851">
            <text:p>1920,146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6806">
            <text:p>0,076806</text:p>
          </table:table-cell>
          <table:table-cell office:value-type="float" office:value="-5.506471">
            <text:p>-5,506471</text:p>
          </table:table-cell>
          <table:table-cell table:number-columns-repeated="1019"/>
        </table:table-row>
        <table:table-row table:style-name="ro1">
          <table:table-cell office:value-type="float" office:value="1935.757812">
            <text:p>1935,75781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7743">
            <text:p>0,07743</text:p>
          </table:table-cell>
          <table:table-cell office:value-type="float" office:value="-5.506471">
            <text:p>-5,506471</text:p>
          </table:table-cell>
          <table:table-cell table:number-columns-repeated="1019"/>
        </table:table-row>
        <table:table-row table:style-name="ro1">
          <table:table-cell office:value-type="float" office:value="1935.757812">
            <text:p>1935,75781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7743">
            <text:p>0,07743</text:p>
          </table:table-cell>
          <table:table-cell office:value-type="float" office:value="-5.525588">
            <text:p>-5,525588</text:p>
          </table:table-cell>
          <table:table-cell table:number-columns-repeated="1019"/>
        </table:table-row>
        <table:table-row table:style-name="ro1">
          <table:table-cell office:value-type="float" office:value="1935.757812">
            <text:p>1935,75781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7743">
            <text:p>0,07743</text:p>
          </table:table-cell>
          <table:table-cell office:value-type="float" office:value="-5.525588">
            <text:p>-5,525588</text:p>
          </table:table-cell>
          <table:table-cell table:number-columns-repeated="1019"/>
        </table:table-row>
        <table:table-row table:style-name="ro1">
          <table:table-cell office:value-type="float" office:value="1935.757812">
            <text:p>1935,75781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743">
            <text:p>0,07743</text:p>
          </table:table-cell>
          <table:table-cell office:value-type="float" office:value="-5.545294">
            <text:p>-5,545294</text:p>
          </table:table-cell>
          <table:table-cell table:number-columns-repeated="1019"/>
        </table:table-row>
        <table:table-row table:style-name="ro1">
          <table:table-cell office:value-type="float" office:value="1935.757812">
            <text:p>1935,75781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743">
            <text:p>0,07743</text:p>
          </table:table-cell>
          <table:table-cell office:value-type="float" office:value="-5.545294">
            <text:p>-5,545294</text:p>
          </table:table-cell>
          <table:table-cell table:number-columns-repeated="1019"/>
        </table:table-row>
        <table:table-row table:style-name="ro1">
          <table:table-cell office:value-type="float" office:value="1951.368774">
            <text:p>1951,36877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8055">
            <text:p>0,078055</text:p>
          </table:table-cell>
          <table:table-cell office:value-type="float" office:value="-5.564706">
            <text:p>-5,564706</text:p>
          </table:table-cell>
          <table:table-cell table:number-columns-repeated="1019"/>
        </table:table-row>
        <table:table-row table:style-name="ro1">
          <table:table-cell office:value-type="float" office:value="1951.368774">
            <text:p>1951,368774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78055">
            <text:p>0,078055</text:p>
          </table:table-cell>
          <table:table-cell office:value-type="float" office:value="-5.564706">
            <text:p>-5,564706</text:p>
          </table:table-cell>
          <table:table-cell table:number-columns-repeated="1019"/>
        </table:table-row>
        <table:table-row table:style-name="ro1">
          <table:table-cell office:value-type="float" office:value="1966.979736">
            <text:p>1966,97973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78679">
            <text:p>0,078679</text:p>
          </table:table-cell>
          <table:table-cell office:value-type="float" office:value="-5.583235">
            <text:p>-5,583235</text:p>
          </table:table-cell>
          <table:table-cell table:number-columns-repeated="1019"/>
        </table:table-row>
        <table:table-row table:style-name="ro1">
          <table:table-cell office:value-type="float" office:value="1966.979736">
            <text:p>1966,97973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78679">
            <text:p>0,078679</text:p>
          </table:table-cell>
          <table:table-cell office:value-type="float" office:value="-5.583235">
            <text:p>-5,583235</text:p>
          </table:table-cell>
          <table:table-cell table:number-columns-repeated="1019"/>
        </table:table-row>
        <table:table-row table:style-name="ro1">
          <table:table-cell office:value-type="float" office:value="1966.979736">
            <text:p>1966,97973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78679">
            <text:p>0,078679</text:p>
          </table:table-cell>
          <table:table-cell office:value-type="float" office:value="-5.602647">
            <text:p>-5,602647</text:p>
          </table:table-cell>
          <table:table-cell table:number-columns-repeated="1019"/>
        </table:table-row>
        <table:table-row table:style-name="ro1">
          <table:table-cell office:value-type="float" office:value="1966.979736">
            <text:p>1966,979736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78679">
            <text:p>0,078679</text:p>
          </table:table-cell>
          <table:table-cell office:value-type="float" office:value="-5.602647">
            <text:p>-5,602647</text:p>
          </table:table-cell>
          <table:table-cell table:number-columns-repeated="1019"/>
        </table:table-row>
        <table:table-row table:style-name="ro1">
          <table:table-cell office:value-type="float" office:value="2013.812622">
            <text:p>2013,81262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80553">
            <text:p>0,080553</text:p>
          </table:table-cell>
          <table:table-cell office:value-type="float" office:value="-5.62147">
            <text:p>-5,62147</text:p>
          </table:table-cell>
          <table:table-cell table:number-columns-repeated="1019"/>
        </table:table-row>
        <table:table-row table:style-name="ro1">
          <table:table-cell office:value-type="float" office:value="2013.812622">
            <text:p>2013,81262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80553">
            <text:p>0,080553</text:p>
          </table:table-cell>
          <table:table-cell office:value-type="float" office:value="-5.62147">
            <text:p>-5,62147</text:p>
          </table:table-cell>
          <table:table-cell table:number-columns-repeated="1019"/>
        </table:table-row>
        <table:table-row table:style-name="ro1">
          <table:table-cell office:value-type="float" office:value="2029.423462">
            <text:p>2029,423462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81177">
            <text:p>0,081177</text:p>
          </table:table-cell>
          <table:table-cell office:value-type="float" office:value="-5.641765">
            <text:p>-5,641765</text:p>
          </table:table-cell>
          <table:table-cell table:number-columns-repeated="1019"/>
        </table:table-row>
        <table:table-row table:style-name="ro1">
          <table:table-cell office:value-type="float" office:value="2029.423462">
            <text:p>2029,42346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81177">
            <text:p>0,081177</text:p>
          </table:table-cell>
          <table:table-cell office:value-type="float" office:value="-5.641765">
            <text:p>-5,641765</text:p>
          </table:table-cell>
          <table:table-cell table:number-columns-repeated="1019"/>
        </table:table-row>
        <table:table-row table:style-name="ro1">
          <table:table-cell office:value-type="float" office:value="2045.034424">
            <text:p>2045,034424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81801">
            <text:p>0,081801</text:p>
          </table:table-cell>
          <table:table-cell office:value-type="float" office:value="-5.660882">
            <text:p>-5,660882</text:p>
          </table:table-cell>
          <table:table-cell table:number-columns-repeated="1019"/>
        </table:table-row>
        <table:table-row table:style-name="ro1">
          <table:table-cell office:value-type="float" office:value="2045.034424">
            <text:p>2045,034424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81801">
            <text:p>0,081801</text:p>
          </table:table-cell>
          <table:table-cell office:value-type="float" office:value="-5.660882">
            <text:p>-5,660882</text:p>
          </table:table-cell>
          <table:table-cell table:number-columns-repeated="1019"/>
        </table:table-row>
        <table:table-row table:style-name="ro1">
          <table:table-cell office:value-type="float" office:value="2029.423462">
            <text:p>2029,42346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1177">
            <text:p>0,081177</text:p>
          </table:table-cell>
          <table:table-cell office:value-type="float" office:value="-5.680294">
            <text:p>-5,680294</text:p>
          </table:table-cell>
          <table:table-cell table:number-columns-repeated="1019"/>
        </table:table-row>
        <table:table-row table:style-name="ro1">
          <table:table-cell office:value-type="float" office:value="2029.423462">
            <text:p>2029,42346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81177">
            <text:p>0,081177</text:p>
          </table:table-cell>
          <table:table-cell office:value-type="float" office:value="-5.680294">
            <text:p>-5,680294</text:p>
          </table:table-cell>
          <table:table-cell table:number-columns-repeated="1019"/>
        </table:table-row>
        <table:table-row table:style-name="ro1">
          <table:table-cell office:value-type="float" office:value="2045.034424">
            <text:p>2045,03442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1801">
            <text:p>0,081801</text:p>
          </table:table-cell>
          <table:table-cell office:value-type="float" office:value="-5.700294">
            <text:p>-5,700294</text:p>
          </table:table-cell>
          <table:table-cell table:number-columns-repeated="1019"/>
        </table:table-row>
        <table:table-row table:style-name="ro1">
          <table:table-cell office:value-type="float" office:value="2045.034424">
            <text:p>2045,034424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081801">
            <text:p>0,081801</text:p>
          </table:table-cell>
          <table:table-cell office:value-type="float" office:value="-5.700294">
            <text:p>-5,700294</text:p>
          </table:table-cell>
          <table:table-cell table:number-columns-repeated="1019"/>
        </table:table-row>
        <table:table-row table:style-name="ro1">
          <table:table-cell office:value-type="float" office:value="2076.256348">
            <text:p>2076,25634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305">
            <text:p>0,08305</text:p>
          </table:table-cell>
          <table:table-cell office:value-type="float" office:value="-5.720294">
            <text:p>-5,720294</text:p>
          </table:table-cell>
          <table:table-cell table:number-columns-repeated="1019"/>
        </table:table-row>
        <table:table-row table:style-name="ro1">
          <table:table-cell office:value-type="float" office:value="2076.256348">
            <text:p>2076,256348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8305">
            <text:p>0,08305</text:p>
          </table:table-cell>
          <table:table-cell office:value-type="float" office:value="-5.720294">
            <text:p>-5,720294</text:p>
          </table:table-cell>
          <table:table-cell table:number-columns-repeated="1019"/>
        </table:table-row>
        <table:table-row table:style-name="ro1">
          <table:table-cell office:value-type="float" office:value="2060.645508">
            <text:p>2060,64550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82426">
            <text:p>0,082426</text:p>
          </table:table-cell>
          <table:table-cell office:value-type="float" office:value="-5.74">
            <text:p>-5,74</text:p>
          </table:table-cell>
          <table:table-cell table:number-columns-repeated="1019"/>
        </table:table-row>
        <table:table-row table:style-name="ro1">
          <table:table-cell office:value-type="float" office:value="2060.645508">
            <text:p>2060,64550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82426">
            <text:p>0,082426</text:p>
          </table:table-cell>
          <table:table-cell office:value-type="float" office:value="-5.74">
            <text:p>-5,74</text:p>
          </table:table-cell>
          <table:table-cell table:number-columns-repeated="1019"/>
        </table:table-row>
        <table:table-row table:style-name="ro1">
          <table:table-cell office:value-type="float" office:value="2076.256348">
            <text:p>2076,25634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8305">
            <text:p>0,08305</text:p>
          </table:table-cell>
          <table:table-cell office:value-type="float" office:value="-5.760588">
            <text:p>-5,760588</text:p>
          </table:table-cell>
          <table:table-cell table:number-columns-repeated="1019"/>
        </table:table-row>
        <table:table-row table:style-name="ro1">
          <table:table-cell office:value-type="float" office:value="2076.256348">
            <text:p>2076,25634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8305">
            <text:p>0,08305</text:p>
          </table:table-cell>
          <table:table-cell office:value-type="float" office:value="-5.760588">
            <text:p>-5,760588</text:p>
          </table:table-cell>
          <table:table-cell table:number-columns-repeated="1019"/>
        </table:table-row>
        <table:table-row table:style-name="ro1">
          <table:table-cell office:value-type="float" office:value="2060.645508">
            <text:p>2060,64550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82426">
            <text:p>0,082426</text:p>
          </table:table-cell>
          <table:table-cell office:value-type="float" office:value="-5.780294">
            <text:p>-5,780294</text:p>
          </table:table-cell>
          <table:table-cell table:number-columns-repeated="1019"/>
        </table:table-row>
        <table:table-row table:style-name="ro1">
          <table:table-cell office:value-type="float" office:value="2060.645508">
            <text:p>2060,64550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2426">
            <text:p>0,082426</text:p>
          </table:table-cell>
          <table:table-cell office:value-type="float" office:value="-5.780294">
            <text:p>-5,780294</text:p>
          </table:table-cell>
          <table:table-cell table:number-columns-repeated="1019"/>
        </table:table-row>
        <table:table-row table:style-name="ro1">
          <table:table-cell office:value-type="float" office:value="2107.478271">
            <text:p>2107,478271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084299">
            <text:p>0,084299</text:p>
          </table:table-cell>
          <table:table-cell office:value-type="float" office:value="-5.79853">
            <text:p>-5,79853</text:p>
          </table:table-cell>
          <table:table-cell table:number-columns-repeated="1019"/>
        </table:table-row>
        <table:table-row table:style-name="ro1">
          <table:table-cell office:value-type="float" office:value="2107.478271">
            <text:p>2107,47827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84299">
            <text:p>0,084299</text:p>
          </table:table-cell>
          <table:table-cell office:value-type="float" office:value="-5.79853">
            <text:p>-5,79853</text:p>
          </table:table-cell>
          <table:table-cell table:number-columns-repeated="1019"/>
        </table:table-row>
        <table:table-row table:style-name="ro1">
          <table:table-cell office:value-type="float" office:value="2107.478271">
            <text:p>2107,47827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4299">
            <text:p>0,084299</text:p>
          </table:table-cell>
          <table:table-cell office:value-type="float" office:value="-5.817941">
            <text:p>-5,817941</text:p>
          </table:table-cell>
          <table:table-cell table:number-columns-repeated="1019"/>
        </table:table-row>
        <table:table-row table:style-name="ro1">
          <table:table-cell office:value-type="float" office:value="2107.478271">
            <text:p>2107,478271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84299">
            <text:p>0,084299</text:p>
          </table:table-cell>
          <table:table-cell office:value-type="float" office:value="-5.837059">
            <text:p>-5,837059</text:p>
          </table:table-cell>
          <table:table-cell table:number-columns-repeated="1019"/>
        </table:table-row>
        <table:table-row table:style-name="ro1">
          <table:table-cell office:value-type="float" office:value="2076.256348">
            <text:p>2076,256348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8305">
            <text:p>0,08305</text:p>
          </table:table-cell>
          <table:table-cell office:value-type="float" office:value="-5.837059">
            <text:p>-5,837059</text:p>
          </table:table-cell>
          <table:table-cell table:number-columns-repeated="1019"/>
        </table:table-row>
        <table:table-row table:style-name="ro1">
          <table:table-cell office:value-type="float" office:value="2076.256348">
            <text:p>2076,256348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305">
            <text:p>0,08305</text:p>
          </table:table-cell>
          <table:table-cell office:value-type="float" office:value="-5.856765">
            <text:p>-5,856765</text:p>
          </table:table-cell>
          <table:table-cell table:number-columns-repeated="1019"/>
        </table:table-row>
        <table:table-row table:style-name="ro1">
          <table:table-cell office:value-type="float" office:value="2107.478271">
            <text:p>2107,478271</text:p>
          </table:table-cell>
          <table:table-cell office:value-type="float" office:value="-0.003259">
            <text:p>-0,003259</text:p>
          </table:table-cell>
          <table:table-cell office:value-type="float" office:value="-0.003222">
            <text:p>-0,003222</text:p>
          </table:table-cell>
          <table:table-cell office:value-type="float" office:value="0.084299">
            <text:p>0,084299</text:p>
          </table:table-cell>
          <table:table-cell office:value-type="float" office:value="-5.856765">
            <text:p>-5,856765</text:p>
          </table:table-cell>
          <table:table-cell table:number-columns-repeated="1019"/>
        </table:table-row>
        <table:table-row table:style-name="ro1">
          <table:table-cell office:value-type="float" office:value="2138.700195">
            <text:p>2138,70019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85548">
            <text:p>0,085548</text:p>
          </table:table-cell>
          <table:table-cell office:value-type="float" office:value="-5.875294">
            <text:p>-5,875294</text:p>
          </table:table-cell>
          <table:table-cell table:number-columns-repeated="1019"/>
        </table:table-row>
        <table:table-row table:style-name="ro1">
          <table:table-cell office:value-type="float" office:value="2138.700195">
            <text:p>2138,70019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85548">
            <text:p>0,085548</text:p>
          </table:table-cell>
          <table:table-cell office:value-type="float" office:value="-5.875294">
            <text:p>-5,875294</text:p>
          </table:table-cell>
          <table:table-cell table:number-columns-repeated="1019"/>
        </table:table-row>
        <table:table-row table:style-name="ro1">
          <table:table-cell office:value-type="float" office:value="2138.700195">
            <text:p>2138,70019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85548">
            <text:p>0,085548</text:p>
          </table:table-cell>
          <table:table-cell office:value-type="float" office:value="-5.895">
            <text:p>-5,895</text:p>
          </table:table-cell>
          <table:table-cell table:number-columns-repeated="1019"/>
        </table:table-row>
        <table:table-row table:style-name="ro1">
          <table:table-cell office:value-type="float" office:value="2138.700195">
            <text:p>2138,70019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85548">
            <text:p>0,085548</text:p>
          </table:table-cell>
          <table:table-cell office:value-type="float" office:value="-5.895">
            <text:p>-5,895</text:p>
          </table:table-cell>
          <table:table-cell table:number-columns-repeated="1019"/>
        </table:table-row>
        <table:table-row table:style-name="ro1">
          <table:table-cell office:value-type="float" office:value="2154.311035">
            <text:p>2154,31103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86172">
            <text:p>0,086172</text:p>
          </table:table-cell>
          <table:table-cell office:value-type="float" office:value="-5.913824">
            <text:p>-5,913824</text:p>
          </table:table-cell>
          <table:table-cell table:number-columns-repeated="1019"/>
        </table:table-row>
        <table:table-row table:style-name="ro1">
          <table:table-cell office:value-type="float" office:value="2154.311035">
            <text:p>2154,31103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86172">
            <text:p>0,086172</text:p>
          </table:table-cell>
          <table:table-cell office:value-type="float" office:value="-5.913824">
            <text:p>-5,913824</text:p>
          </table:table-cell>
          <table:table-cell table:number-columns-repeated="1019"/>
        </table:table-row>
        <table:table-row table:style-name="ro1">
          <table:table-cell office:value-type="float" office:value="2138.700195">
            <text:p>2138,700195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85548">
            <text:p>0,085548</text:p>
          </table:table-cell>
          <table:table-cell office:value-type="float" office:value="-5.932941">
            <text:p>-5,932941</text:p>
          </table:table-cell>
          <table:table-cell table:number-columns-repeated="1019"/>
        </table:table-row>
        <table:table-row table:style-name="ro1">
          <table:table-cell office:value-type="float" office:value="2138.700195">
            <text:p>2138,70019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85548">
            <text:p>0,085548</text:p>
          </table:table-cell>
          <table:table-cell office:value-type="float" office:value="-5.932941">
            <text:p>-5,932941</text:p>
          </table:table-cell>
          <table:table-cell table:number-columns-repeated="1019"/>
        </table:table-row>
        <table:table-row table:style-name="ro1">
          <table:table-cell office:value-type="float" office:value="2138.700195">
            <text:p>2138,70019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5548">
            <text:p>0,085548</text:p>
          </table:table-cell>
          <table:table-cell office:value-type="float" office:value="-5.952059">
            <text:p>-5,952059</text:p>
          </table:table-cell>
          <table:table-cell table:number-columns-repeated="1019"/>
        </table:table-row>
        <table:table-row table:style-name="ro1">
          <table:table-cell office:value-type="float" office:value="2138.700195">
            <text:p>2138,70019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85548">
            <text:p>0,085548</text:p>
          </table:table-cell>
          <table:table-cell office:value-type="float" office:value="-5.952059">
            <text:p>-5,952059</text:p>
          </table:table-cell>
          <table:table-cell table:number-columns-repeated="1019"/>
        </table:table-row>
        <table:table-row table:style-name="ro1">
          <table:table-cell office:value-type="float" office:value="2154.311035">
            <text:p>2154,311035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86172">
            <text:p>0,086172</text:p>
          </table:table-cell>
          <table:table-cell office:value-type="float" office:value="-5.970588">
            <text:p>-5,970588</text:p>
          </table:table-cell>
          <table:table-cell table:number-columns-repeated="1019"/>
        </table:table-row>
        <table:table-row table:style-name="ro1">
          <table:table-cell office:value-type="float" office:value="2154.311035">
            <text:p>2154,31103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86172">
            <text:p>0,086172</text:p>
          </table:table-cell>
          <table:table-cell office:value-type="float" office:value="-5.970588">
            <text:p>-5,970588</text:p>
          </table:table-cell>
          <table:table-cell table:number-columns-repeated="1019"/>
        </table:table-row>
        <table:table-row table:style-name="ro1">
          <table:table-cell office:value-type="float" office:value="2185.532959">
            <text:p>2185,53295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7421">
            <text:p>0,087421</text:p>
          </table:table-cell>
          <table:table-cell office:value-type="float" office:value="-5.990294">
            <text:p>-5,990294</text:p>
          </table:table-cell>
          <table:table-cell table:number-columns-repeated="1019"/>
        </table:table-row>
        <table:table-row table:style-name="ro1">
          <table:table-cell office:value-type="float" office:value="2185.532959">
            <text:p>2185,53295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87421">
            <text:p>0,087421</text:p>
          </table:table-cell>
          <table:table-cell office:value-type="float" office:value="-5.990294">
            <text:p>-5,990294</text:p>
          </table:table-cell>
          <table:table-cell table:number-columns-repeated="1019"/>
        </table:table-row>
        <table:table-row table:style-name="ro1">
          <table:table-cell office:value-type="float" office:value="2201.144043">
            <text:p>2201,144043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88046">
            <text:p>0,088046</text:p>
          </table:table-cell>
          <table:table-cell office:value-type="float" office:value="-6.010294">
            <text:p>-6,010294</text:p>
          </table:table-cell>
          <table:table-cell table:number-columns-repeated="1019"/>
        </table:table-row>
        <table:table-row table:style-name="ro1">
          <table:table-cell office:value-type="float" office:value="2201.144043">
            <text:p>2201,144043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8046">
            <text:p>0,088046</text:p>
          </table:table-cell>
          <table:table-cell office:value-type="float" office:value="-6.010294">
            <text:p>-6,010294</text:p>
          </table:table-cell>
          <table:table-cell table:number-columns-repeated="1019"/>
        </table:table-row>
        <table:table-row table:style-name="ro1">
          <table:table-cell office:value-type="float" office:value="2185.532959">
            <text:p>2185,53295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87421">
            <text:p>0,087421</text:p>
          </table:table-cell>
          <table:table-cell office:value-type="float" office:value="-6.030882">
            <text:p>-6,030882</text:p>
          </table:table-cell>
          <table:table-cell table:number-columns-repeated="1019"/>
        </table:table-row>
        <table:table-row table:style-name="ro1">
          <table:table-cell office:value-type="float" office:value="2185.532959">
            <text:p>2185,53295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87421">
            <text:p>0,087421</text:p>
          </table:table-cell>
          <table:table-cell office:value-type="float" office:value="-6.030882">
            <text:p>-6,030882</text:p>
          </table:table-cell>
          <table:table-cell table:number-columns-repeated="1019"/>
        </table:table-row>
        <table:table-row table:style-name="ro1">
          <table:table-cell office:value-type="float" office:value="2216.754883">
            <text:p>2216,75488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8867">
            <text:p>0,08867</text:p>
          </table:table-cell>
          <table:table-cell office:value-type="float" office:value="-6.048823">
            <text:p>-6,048823</text:p>
          </table:table-cell>
          <table:table-cell table:number-columns-repeated="1019"/>
        </table:table-row>
        <table:table-row table:style-name="ro1">
          <table:table-cell office:value-type="float" office:value="2216.754883">
            <text:p>2216,75488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8867">
            <text:p>0,08867</text:p>
          </table:table-cell>
          <table:table-cell office:value-type="float" office:value="-6.048823">
            <text:p>-6,048823</text:p>
          </table:table-cell>
          <table:table-cell table:number-columns-repeated="1019"/>
        </table:table-row>
        <table:table-row table:style-name="ro1">
          <table:table-cell office:value-type="float" office:value="2216.754883">
            <text:p>2216,75488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8867">
            <text:p>0,08867</text:p>
          </table:table-cell>
          <table:table-cell office:value-type="float" office:value="-6.068235">
            <text:p>-6,068235</text:p>
          </table:table-cell>
          <table:table-cell table:number-columns-repeated="1019"/>
        </table:table-row>
        <table:table-row table:style-name="ro1">
          <table:table-cell office:value-type="float" office:value="2216.754883">
            <text:p>2216,75488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8867">
            <text:p>0,08867</text:p>
          </table:table-cell>
          <table:table-cell office:value-type="float" office:value="-6.086765">
            <text:p>-6,086765</text:p>
          </table:table-cell>
          <table:table-cell table:number-columns-repeated="1019"/>
        </table:table-row>
        <table:table-row table:style-name="ro1">
          <table:table-cell office:value-type="float" office:value="2247.976807">
            <text:p>2247,97680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89919">
            <text:p>0,089919</text:p>
          </table:table-cell>
          <table:table-cell office:value-type="float" office:value="-6.086765">
            <text:p>-6,086765</text:p>
          </table:table-cell>
          <table:table-cell table:number-columns-repeated="1019"/>
        </table:table-row>
        <table:table-row table:style-name="ro1">
          <table:table-cell office:value-type="float" office:value="2247.976807">
            <text:p>2247,976807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89919">
            <text:p>0,089919</text:p>
          </table:table-cell>
          <table:table-cell office:value-type="float" office:value="-6.106471">
            <text:p>-6,106471</text:p>
          </table:table-cell>
          <table:table-cell table:number-columns-repeated="1019"/>
        </table:table-row>
        <table:table-row table:style-name="ro1">
          <table:table-cell office:value-type="float" office:value="2232.365967">
            <text:p>2232,365967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89295">
            <text:p>0,089295</text:p>
          </table:table-cell>
          <table:table-cell office:value-type="float" office:value="-6.106471">
            <text:p>-6,106471</text:p>
          </table:table-cell>
          <table:table-cell table:number-columns-repeated="1019"/>
        </table:table-row>
        <table:table-row table:style-name="ro1">
          <table:table-cell office:value-type="float" office:value="2232.365967">
            <text:p>2232,365967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89295">
            <text:p>0,089295</text:p>
          </table:table-cell>
          <table:table-cell office:value-type="float" office:value="-6.124706">
            <text:p>-6,124706</text:p>
          </table:table-cell>
          <table:table-cell table:number-columns-repeated="1019"/>
        </table:table-row>
        <table:table-row table:style-name="ro1">
          <table:table-cell office:value-type="float" office:value="2232.365967">
            <text:p>2232,365967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89295">
            <text:p>0,089295</text:p>
          </table:table-cell>
          <table:table-cell office:value-type="float" office:value="-6.124706">
            <text:p>-6,124706</text:p>
          </table:table-cell>
          <table:table-cell table:number-columns-repeated="1019"/>
        </table:table-row>
        <table:table-row table:style-name="ro1">
          <table:table-cell office:value-type="float" office:value="2216.754883">
            <text:p>2216,754883</text:p>
          </table:table-cell>
          <table:table-cell office:value-type="float" office:value="-0.003256">
            <text:p>-0,003256</text:p>
          </table:table-cell>
          <table:table-cell office:value-type="float" office:value="-0.003221">
            <text:p>-0,003221</text:p>
          </table:table-cell>
          <table:table-cell office:value-type="float" office:value="0.08867">
            <text:p>0,08867</text:p>
          </table:table-cell>
          <table:table-cell office:value-type="float" office:value="-6.143824">
            <text:p>-6,143824</text:p>
          </table:table-cell>
          <table:table-cell table:number-columns-repeated="1019"/>
        </table:table-row>
        <table:table-row table:style-name="ro1">
          <table:table-cell office:value-type="float" office:value="2216.754883">
            <text:p>2216,75488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8867">
            <text:p>0,08867</text:p>
          </table:table-cell>
          <table:table-cell office:value-type="float" office:value="-6.143824">
            <text:p>-6,143824</text:p>
          </table:table-cell>
          <table:table-cell table:number-columns-repeated="1019"/>
        </table:table-row>
        <table:table-row table:style-name="ro1">
          <table:table-cell office:value-type="float" office:value="2247.976807">
            <text:p>2247,976807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89919">
            <text:p>0,089919</text:p>
          </table:table-cell>
          <table:table-cell office:value-type="float" office:value="-6.162941">
            <text:p>-6,162941</text:p>
          </table:table-cell>
          <table:table-cell table:number-columns-repeated="1019"/>
        </table:table-row>
        <table:table-row table:style-name="ro1">
          <table:table-cell office:value-type="float" office:value="2247.976807">
            <text:p>2247,976807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89919">
            <text:p>0,089919</text:p>
          </table:table-cell>
          <table:table-cell office:value-type="float" office:value="-6.162941">
            <text:p>-6,162941</text:p>
          </table:table-cell>
          <table:table-cell table:number-columns-repeated="1019"/>
        </table:table-row>
        <table:table-row table:style-name="ro1">
          <table:table-cell office:value-type="float" office:value="2279.19873">
            <text:p>2279,1987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1168">
            <text:p>0,091168</text:p>
          </table:table-cell>
          <table:table-cell office:value-type="float" office:value="-6.182647">
            <text:p>-6,182647</text:p>
          </table:table-cell>
          <table:table-cell table:number-columns-repeated="1019"/>
        </table:table-row>
        <table:table-row table:style-name="ro1">
          <table:table-cell office:value-type="float" office:value="2279.19873">
            <text:p>2279,1987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1168">
            <text:p>0,091168</text:p>
          </table:table-cell>
          <table:table-cell office:value-type="float" office:value="-6.182647">
            <text:p>-6,182647</text:p>
          </table:table-cell>
          <table:table-cell table:number-columns-repeated="1019"/>
        </table:table-row>
        <table:table-row table:style-name="ro1">
          <table:table-cell office:value-type="float" office:value="2263.587891">
            <text:p>2263,58789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0544">
            <text:p>0,090544</text:p>
          </table:table-cell>
          <table:table-cell office:value-type="float" office:value="-6.201177">
            <text:p>-6,201177</text:p>
          </table:table-cell>
          <table:table-cell table:number-columns-repeated="1019"/>
        </table:table-row>
        <table:table-row table:style-name="ro1">
          <table:table-cell office:value-type="float" office:value="2263.587891">
            <text:p>2263,58789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0544">
            <text:p>0,090544</text:p>
          </table:table-cell>
          <table:table-cell office:value-type="float" office:value="-6.201177">
            <text:p>-6,201177</text:p>
          </table:table-cell>
          <table:table-cell table:number-columns-repeated="1019"/>
        </table:table-row>
        <table:table-row table:style-name="ro1">
          <table:table-cell office:value-type="float" office:value="2294.80957">
            <text:p>2294,80957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091792">
            <text:p>0,091792</text:p>
          </table:table-cell>
          <table:table-cell office:value-type="float" office:value="-6.220882">
            <text:p>-6,220882</text:p>
          </table:table-cell>
          <table:table-cell table:number-columns-repeated="1019"/>
        </table:table-row>
        <table:table-row table:style-name="ro1">
          <table:table-cell office:value-type="float" office:value="2294.80957">
            <text:p>2294,8095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1792">
            <text:p>0,091792</text:p>
          </table:table-cell>
          <table:table-cell office:value-type="float" office:value="-6.220882">
            <text:p>-6,220882</text:p>
          </table:table-cell>
          <table:table-cell table:number-columns-repeated="1019"/>
        </table:table-row>
        <table:table-row table:style-name="ro1">
          <table:table-cell office:value-type="float" office:value="2294.80957">
            <text:p>2294,8095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91792">
            <text:p>0,091792</text:p>
          </table:table-cell>
          <table:table-cell office:value-type="float" office:value="-6.24">
            <text:p>-6,24</text:p>
          </table:table-cell>
          <table:table-cell table:number-columns-repeated="1019"/>
        </table:table-row>
        <table:table-row table:style-name="ro1">
          <table:table-cell office:value-type="float" office:value="2294.80957">
            <text:p>2294,8095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1792">
            <text:p>0,091792</text:p>
          </table:table-cell>
          <table:table-cell office:value-type="float" office:value="-6.24">
            <text:p>-6,24</text:p>
          </table:table-cell>
          <table:table-cell table:number-columns-repeated="1019"/>
        </table:table-row>
        <table:table-row table:style-name="ro1">
          <table:table-cell office:value-type="float" office:value="2294.80957">
            <text:p>2294,80957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091792">
            <text:p>0,091792</text:p>
          </table:table-cell>
          <table:table-cell office:value-type="float" office:value="-6.259706">
            <text:p>-6,259706</text:p>
          </table:table-cell>
          <table:table-cell table:number-columns-repeated="1019"/>
        </table:table-row>
        <table:table-row table:style-name="ro1">
          <table:table-cell office:value-type="float" office:value="2294.80957">
            <text:p>2294,80957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91792">
            <text:p>0,091792</text:p>
          </table:table-cell>
          <table:table-cell office:value-type="float" office:value="-6.259706">
            <text:p>-6,259706</text:p>
          </table:table-cell>
          <table:table-cell table:number-columns-repeated="1019"/>
        </table:table-row>
        <table:table-row table:style-name="ro1">
          <table:table-cell office:value-type="float" office:value="2294.80957">
            <text:p>2294,8095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1792">
            <text:p>0,091792</text:p>
          </table:table-cell>
          <table:table-cell office:value-type="float" office:value="-6.27853">
            <text:p>-6,27853</text:p>
          </table:table-cell>
          <table:table-cell table:number-columns-repeated="1019"/>
        </table:table-row>
        <table:table-row table:style-name="ro1">
          <table:table-cell office:value-type="float" office:value="2294.80957">
            <text:p>2294,8095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91792">
            <text:p>0,091792</text:p>
          </table:table-cell>
          <table:table-cell office:value-type="float" office:value="-6.27853">
            <text:p>-6,27853</text:p>
          </table:table-cell>
          <table:table-cell table:number-columns-repeated="1019"/>
        </table:table-row>
        <table:table-row table:style-name="ro1">
          <table:table-cell office:value-type="float" office:value="2310.420654">
            <text:p>2310,42065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92417">
            <text:p>0,092417</text:p>
          </table:table-cell>
          <table:table-cell office:value-type="float" office:value="-6.29853">
            <text:p>-6,29853</text:p>
          </table:table-cell>
          <table:table-cell table:number-columns-repeated="1019"/>
        </table:table-row>
        <table:table-row table:style-name="ro1">
          <table:table-cell office:value-type="float" office:value="2310.420654">
            <text:p>2310,42065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2417">
            <text:p>0,092417</text:p>
          </table:table-cell>
          <table:table-cell office:value-type="float" office:value="-6.316471">
            <text:p>-6,316471</text:p>
          </table:table-cell>
          <table:table-cell table:number-columns-repeated="1019"/>
        </table:table-row>
        <table:table-row table:style-name="ro1">
          <table:table-cell office:value-type="float" office:value="2310.420654">
            <text:p>2310,420654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2417">
            <text:p>0,092417</text:p>
          </table:table-cell>
          <table:table-cell office:value-type="float" office:value="-6.316471">
            <text:p>-6,316471</text:p>
          </table:table-cell>
          <table:table-cell table:number-columns-repeated="1019"/>
        </table:table-row>
        <table:table-row table:style-name="ro1">
          <table:table-cell office:value-type="float" office:value="2310.420654">
            <text:p>2310,420654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92417">
            <text:p>0,092417</text:p>
          </table:table-cell>
          <table:table-cell office:value-type="float" office:value="-6.336471">
            <text:p>-6,336471</text:p>
          </table:table-cell>
          <table:table-cell table:number-columns-repeated="1019"/>
        </table:table-row>
        <table:table-row table:style-name="ro1">
          <table:table-cell office:value-type="float" office:value="2341.642578">
            <text:p>2341,64257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3666">
            <text:p>0,093666</text:p>
          </table:table-cell>
          <table:table-cell office:value-type="float" office:value="-6.336471">
            <text:p>-6,336471</text:p>
          </table:table-cell>
          <table:table-cell table:number-columns-repeated="1019"/>
        </table:table-row>
        <table:table-row table:style-name="ro1">
          <table:table-cell office:value-type="float" office:value="2341.642578">
            <text:p>2341,64257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93666">
            <text:p>0,093666</text:p>
          </table:table-cell>
          <table:table-cell office:value-type="float" office:value="-6.355588">
            <text:p>-6,355588</text:p>
          </table:table-cell>
          <table:table-cell table:number-columns-repeated="1019"/>
        </table:table-row>
        <table:table-row table:style-name="ro1">
          <table:table-cell office:value-type="float" office:value="2326.031494">
            <text:p>2326,03149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3041">
            <text:p>0,093041</text:p>
          </table:table-cell>
          <table:table-cell office:value-type="float" office:value="-6.355588">
            <text:p>-6,355588</text:p>
          </table:table-cell>
          <table:table-cell table:number-columns-repeated="1019"/>
        </table:table-row>
        <table:table-row table:style-name="ro1">
          <table:table-cell office:value-type="float" office:value="2357.253418">
            <text:p>2357,25341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429">
            <text:p>0,09429</text:p>
          </table:table-cell>
          <table:table-cell office:value-type="float" office:value="-6.374412">
            <text:p>-6,374412</text:p>
          </table:table-cell>
          <table:table-cell table:number-columns-repeated="1019"/>
        </table:table-row>
        <table:table-row table:style-name="ro1">
          <table:table-cell office:value-type="float" office:value="2357.253418">
            <text:p>2357,25341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429">
            <text:p>0,09429</text:p>
          </table:table-cell>
          <table:table-cell office:value-type="float" office:value="-6.374412">
            <text:p>-6,374412</text:p>
          </table:table-cell>
          <table:table-cell table:number-columns-repeated="1019"/>
        </table:table-row>
        <table:table-row table:style-name="ro1">
          <table:table-cell office:value-type="float" office:value="2341.642578">
            <text:p>2341,64257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3666">
            <text:p>0,093666</text:p>
          </table:table-cell>
          <table:table-cell office:value-type="float" office:value="-6.394412">
            <text:p>-6,394412</text:p>
          </table:table-cell>
          <table:table-cell table:number-columns-repeated="1019"/>
        </table:table-row>
        <table:table-row table:style-name="ro1">
          <table:table-cell office:value-type="float" office:value="2341.642578">
            <text:p>2341,642578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93666">
            <text:p>0,093666</text:p>
          </table:table-cell>
          <table:table-cell office:value-type="float" office:value="-6.394412">
            <text:p>-6,394412</text:p>
          </table:table-cell>
          <table:table-cell table:number-columns-repeated="1019"/>
        </table:table-row>
        <table:table-row table:style-name="ro1">
          <table:table-cell office:value-type="float" office:value="2341.642578">
            <text:p>2341,642578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093666">
            <text:p>0,093666</text:p>
          </table:table-cell>
          <table:table-cell office:value-type="float" office:value="-6.413235">
            <text:p>-6,413235</text:p>
          </table:table-cell>
          <table:table-cell table:number-columns-repeated="1019"/>
        </table:table-row>
        <table:table-row table:style-name="ro1">
          <table:table-cell office:value-type="float" office:value="2341.642578">
            <text:p>2341,642578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93666">
            <text:p>0,093666</text:p>
          </table:table-cell>
          <table:table-cell office:value-type="float" office:value="-6.413235">
            <text:p>-6,413235</text:p>
          </table:table-cell>
          <table:table-cell table:number-columns-repeated="1019"/>
        </table:table-row>
        <table:table-row table:style-name="ro1">
          <table:table-cell office:value-type="float" office:value="2357.253418">
            <text:p>2357,253418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9429">
            <text:p>0,09429</text:p>
          </table:table-cell>
          <table:table-cell office:value-type="float" office:value="-6.432353">
            <text:p>-6,432353</text:p>
          </table:table-cell>
          <table:table-cell table:number-columns-repeated="1019"/>
        </table:table-row>
        <table:table-row table:style-name="ro1">
          <table:table-cell office:value-type="float" office:value="2357.253418">
            <text:p>2357,253418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9429">
            <text:p>0,09429</text:p>
          </table:table-cell>
          <table:table-cell office:value-type="float" office:value="-6.432353">
            <text:p>-6,432353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6">
            <text:p>-0,00326</text:p>
          </table:table-cell>
          <table:table-cell office:value-type="float" office:value="-0.003223">
            <text:p>-0,003223</text:p>
          </table:table-cell>
          <table:table-cell office:value-type="float" office:value="0.094915">
            <text:p>0,094915</text:p>
          </table:table-cell>
          <table:table-cell office:value-type="float" office:value="-6.45147">
            <text:p>-6,45147</text:p>
          </table:table-cell>
          <table:table-cell table:number-columns-repeated="1019"/>
        </table:table-row>
        <table:table-row table:style-name="ro1">
          <table:table-cell office:value-type="float" office:value="2372.864502">
            <text:p>2372,86450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4915">
            <text:p>0,094915</text:p>
          </table:table-cell>
          <table:table-cell office:value-type="float" office:value="-6.45147">
            <text:p>-6,45147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96163">
            <text:p>0,096163</text:p>
          </table:table-cell>
          <table:table-cell office:value-type="float" office:value="-6.470294">
            <text:p>-6,470294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96163">
            <text:p>0,096163</text:p>
          </table:table-cell>
          <table:table-cell office:value-type="float" office:value="-6.470294">
            <text:p>-6,470294</text:p>
          </table:table-cell>
          <table:table-cell table:number-columns-repeated="1019"/>
        </table:table-row>
        <table:table-row table:style-name="ro1">
          <table:table-cell office:value-type="float" office:value="2388.475342">
            <text:p>2388,47534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5539">
            <text:p>0,095539</text:p>
          </table:table-cell>
          <table:table-cell office:value-type="float" office:value="-6.49">
            <text:p>-6,49</text:p>
          </table:table-cell>
          <table:table-cell table:number-columns-repeated="1019"/>
        </table:table-row>
        <table:table-row table:style-name="ro1">
          <table:table-cell office:value-type="float" office:value="2388.475342">
            <text:p>2388,47534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95539">
            <text:p>0,095539</text:p>
          </table:table-cell>
          <table:table-cell office:value-type="float" office:value="-6.49">
            <text:p>-6,49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6163">
            <text:p>0,096163</text:p>
          </table:table-cell>
          <table:table-cell office:value-type="float" office:value="-6.510294">
            <text:p>-6,510294</text:p>
          </table:table-cell>
          <table:table-cell table:number-columns-repeated="1019"/>
        </table:table-row>
        <table:table-row table:style-name="ro1">
          <table:table-cell office:value-type="float" office:value="2404.086426">
            <text:p>2404,08642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96163">
            <text:p>0,096163</text:p>
          </table:table-cell>
          <table:table-cell office:value-type="float" office:value="-6.510294">
            <text:p>-6,510294</text:p>
          </table:table-cell>
          <table:table-cell table:number-columns-repeated="1019"/>
        </table:table-row>
        <table:table-row table:style-name="ro1">
          <table:table-cell office:value-type="float" office:value="2388.475342">
            <text:p>2388,47534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5539">
            <text:p>0,095539</text:p>
          </table:table-cell>
          <table:table-cell office:value-type="float" office:value="-6.529706">
            <text:p>-6,529706</text:p>
          </table:table-cell>
          <table:table-cell table:number-columns-repeated="1019"/>
        </table:table-row>
        <table:table-row table:style-name="ro1">
          <table:table-cell office:value-type="float" office:value="2388.475342">
            <text:p>2388,47534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095539">
            <text:p>0,095539</text:p>
          </table:table-cell>
          <table:table-cell office:value-type="float" office:value="-6.529706">
            <text:p>-6,529706</text:p>
          </table:table-cell>
          <table:table-cell table:number-columns-repeated="1019"/>
        </table:table-row>
        <table:table-row table:style-name="ro1">
          <table:table-cell office:value-type="float" office:value="2450.919189">
            <text:p>2450,919189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98037">
            <text:p>0,098037</text:p>
          </table:table-cell>
          <table:table-cell office:value-type="float" office:value="-6.54853">
            <text:p>-6,54853</text:p>
          </table:table-cell>
          <table:table-cell table:number-columns-repeated="1019"/>
        </table:table-row>
        <table:table-row table:style-name="ro1">
          <table:table-cell office:value-type="float" office:value="2450.919189">
            <text:p>2450,919189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98037">
            <text:p>0,098037</text:p>
          </table:table-cell>
          <table:table-cell office:value-type="float" office:value="-6.54853">
            <text:p>-6,54853</text:p>
          </table:table-cell>
          <table:table-cell table:number-columns-repeated="1019"/>
        </table:table-row>
        <table:table-row table:style-name="ro1">
          <table:table-cell office:value-type="float" office:value="2435.308105">
            <text:p>2435,308105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97412">
            <text:p>0,097412</text:p>
          </table:table-cell>
          <table:table-cell office:value-type="float" office:value="-6.567941">
            <text:p>-6,567941</text:p>
          </table:table-cell>
          <table:table-cell table:number-columns-repeated="1019"/>
        </table:table-row>
        <table:table-row table:style-name="ro1">
          <table:table-cell office:value-type="float" office:value="2435.308105">
            <text:p>2435,308105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097412">
            <text:p>0,097412</text:p>
          </table:table-cell>
          <table:table-cell office:value-type="float" office:value="-6.586765">
            <text:p>-6,586765</text:p>
          </table:table-cell>
          <table:table-cell table:number-columns-repeated="1019"/>
        </table:table-row>
        <table:table-row table:style-name="ro1">
          <table:table-cell office:value-type="float" office:value="2435.308105">
            <text:p>2435,30810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97412">
            <text:p>0,097412</text:p>
          </table:table-cell>
          <table:table-cell office:value-type="float" office:value="-6.586765">
            <text:p>-6,586765</text:p>
          </table:table-cell>
          <table:table-cell table:number-columns-repeated="1019"/>
        </table:table-row>
        <table:table-row table:style-name="ro1">
          <table:table-cell office:value-type="float" office:value="2435.308105">
            <text:p>2435,308105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7412">
            <text:p>0,097412</text:p>
          </table:table-cell>
          <table:table-cell office:value-type="float" office:value="-6.606176">
            <text:p>-6,606176</text:p>
          </table:table-cell>
          <table:table-cell table:number-columns-repeated="1019"/>
        </table:table-row>
        <table:table-row table:style-name="ro1">
          <table:table-cell office:value-type="float" office:value="2466.530029">
            <text:p>2466,53002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8661">
            <text:p>0,098661</text:p>
          </table:table-cell>
          <table:table-cell office:value-type="float" office:value="-6.606176">
            <text:p>-6,606176</text:p>
          </table:table-cell>
          <table:table-cell table:number-columns-repeated="1019"/>
        </table:table-row>
        <table:table-row table:style-name="ro1">
          <table:table-cell office:value-type="float" office:value="2482.141113">
            <text:p>2482,141113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099286">
            <text:p>0,099286</text:p>
          </table:table-cell>
          <table:table-cell office:value-type="float" office:value="-6.625">
            <text:p>-6,625</text:p>
          </table:table-cell>
          <table:table-cell table:number-columns-repeated="1019"/>
        </table:table-row>
        <table:table-row table:style-name="ro1">
          <table:table-cell office:value-type="float" office:value="2482.141113">
            <text:p>2482,14111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099286">
            <text:p>0,099286</text:p>
          </table:table-cell>
          <table:table-cell office:value-type="float" office:value="-6.625">
            <text:p>-6,625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9991">
            <text:p>0,09991</text:p>
          </table:table-cell>
          <table:table-cell office:value-type="float" office:value="-6.644118">
            <text:p>-6,644118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9991">
            <text:p>0,09991</text:p>
          </table:table-cell>
          <table:table-cell office:value-type="float" office:value="-6.644118">
            <text:p>-6,644118</text:p>
          </table:table-cell>
          <table:table-cell table:number-columns-repeated="1019"/>
        </table:table-row>
        <table:table-row table:style-name="ro1">
          <table:table-cell office:value-type="float" office:value="2482.141113">
            <text:p>2482,14111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099286">
            <text:p>0,099286</text:p>
          </table:table-cell>
          <table:table-cell office:value-type="float" office:value="-6.663235">
            <text:p>-6,663235</text:p>
          </table:table-cell>
          <table:table-cell table:number-columns-repeated="1019"/>
        </table:table-row>
        <table:table-row table:style-name="ro1">
          <table:table-cell office:value-type="float" office:value="2482.141113">
            <text:p>2482,141113</text:p>
          </table:table-cell>
          <table:table-cell office:value-type="float" office:value="-0.003254">
            <text:p>-0,003254</text:p>
          </table:table-cell>
          <table:table-cell office:value-type="float" office:value="-0.003221">
            <text:p>-0,003221</text:p>
          </table:table-cell>
          <table:table-cell office:value-type="float" office:value="0.099286">
            <text:p>0,099286</text:p>
          </table:table-cell>
          <table:table-cell office:value-type="float" office:value="-6.663235">
            <text:p>-6,663235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09991">
            <text:p>0,09991</text:p>
          </table:table-cell>
          <table:table-cell office:value-type="float" office:value="-6.682353">
            <text:p>-6,682353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09991">
            <text:p>0,09991</text:p>
          </table:table-cell>
          <table:table-cell office:value-type="float" office:value="-6.682353">
            <text:p>-6,682353</text:p>
          </table:table-cell>
          <table:table-cell table:number-columns-repeated="1019"/>
        </table:table-row>
        <table:table-row table:style-name="ro1">
          <table:table-cell office:value-type="float" office:value="2513.363037">
            <text:p>2513,363037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00535">
            <text:p>0,100535</text:p>
          </table:table-cell>
          <table:table-cell office:value-type="float" office:value="-6.702059">
            <text:p>-6,702059</text:p>
          </table:table-cell>
          <table:table-cell table:number-columns-repeated="1019"/>
        </table:table-row>
        <table:table-row table:style-name="ro1">
          <table:table-cell office:value-type="float" office:value="2513.363037">
            <text:p>2513,363037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100535">
            <text:p>0,100535</text:p>
          </table:table-cell>
          <table:table-cell office:value-type="float" office:value="-6.702059">
            <text:p>-6,702059</text:p>
          </table:table-cell>
          <table:table-cell table:number-columns-repeated="1019"/>
        </table:table-row>
        <table:table-row table:style-name="ro1">
          <table:table-cell office:value-type="float" office:value="2482.141113">
            <text:p>2482,141113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0.099286">
            <text:p>0,099286</text:p>
          </table:table-cell>
          <table:table-cell office:value-type="float" office:value="-6.721765">
            <text:p>-6,721765</text:p>
          </table:table-cell>
          <table:table-cell table:number-columns-repeated="1019"/>
        </table:table-row>
        <table:table-row table:style-name="ro1">
          <table:table-cell office:value-type="float" office:value="2482.141113">
            <text:p>2482,141113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099286">
            <text:p>0,099286</text:p>
          </table:table-cell>
          <table:table-cell office:value-type="float" office:value="-6.721765">
            <text:p>-6,721765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9991">
            <text:p>0,09991</text:p>
          </table:table-cell>
          <table:table-cell office:value-type="float" office:value="-6.74">
            <text:p>-6,74</text:p>
          </table:table-cell>
          <table:table-cell table:number-columns-repeated="1019"/>
        </table:table-row>
        <table:table-row table:style-name="ro1">
          <table:table-cell office:value-type="float" office:value="2497.751953">
            <text:p>2497,75195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9991">
            <text:p>0,09991</text:p>
          </table:table-cell>
          <table:table-cell office:value-type="float" office:value="-6.74">
            <text:p>-6,74</text:p>
          </table:table-cell>
          <table:table-cell table:number-columns-repeated="1019"/>
        </table:table-row>
        <table:table-row table:style-name="ro1">
          <table:table-cell office:value-type="float" office:value="2528.973877">
            <text:p>2528,97387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1159">
            <text:p>0,101159</text:p>
          </table:table-cell>
          <table:table-cell office:value-type="float" office:value="-6.76">
            <text:p>-6,76</text:p>
          </table:table-cell>
          <table:table-cell table:number-columns-repeated="1019"/>
        </table:table-row>
        <table:table-row table:style-name="ro1">
          <table:table-cell office:value-type="float" office:value="2528.973877">
            <text:p>2528,973877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101159">
            <text:p>0,101159</text:p>
          </table:table-cell>
          <table:table-cell office:value-type="float" office:value="-6.76">
            <text:p>-6,76</text:p>
          </table:table-cell>
          <table:table-cell table:number-columns-repeated="1019"/>
        </table:table-row>
        <table:table-row table:style-name="ro1">
          <table:table-cell office:value-type="float" office:value="2528.973877">
            <text:p>2528,973877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101159">
            <text:p>0,101159</text:p>
          </table:table-cell>
          <table:table-cell office:value-type="float" office:value="-6.78">
            <text:p>-6,78</text:p>
          </table:table-cell>
          <table:table-cell table:number-columns-repeated="1019"/>
        </table:table-row>
        <table:table-row table:style-name="ro1">
          <table:table-cell office:value-type="float" office:value="2528.973877">
            <text:p>2528,973877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01159">
            <text:p>0,101159</text:p>
          </table:table-cell>
          <table:table-cell office:value-type="float" office:value="-6.78">
            <text:p>-6,78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02408">
            <text:p>0,102408</text:p>
          </table:table-cell>
          <table:table-cell office:value-type="float" office:value="-6.799706">
            <text:p>-6,799706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2408">
            <text:p>0,102408</text:p>
          </table:table-cell>
          <table:table-cell office:value-type="float" office:value="-6.799706">
            <text:p>-6,799706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2408">
            <text:p>0,102408</text:p>
          </table:table-cell>
          <table:table-cell office:value-type="float" office:value="-6.817941">
            <text:p>-6,817941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02408">
            <text:p>0,102408</text:p>
          </table:table-cell>
          <table:table-cell office:value-type="float" office:value="-6.817941">
            <text:p>-6,817941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02408">
            <text:p>0,102408</text:p>
          </table:table-cell>
          <table:table-cell office:value-type="float" office:value="-6.837941">
            <text:p>-6,837941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102408">
            <text:p>0,102408</text:p>
          </table:table-cell>
          <table:table-cell office:value-type="float" office:value="-6.857059">
            <text:p>-6,857059</text:p>
          </table:table-cell>
          <table:table-cell table:number-columns-repeated="1019"/>
        </table:table-row>
        <table:table-row table:style-name="ro1">
          <table:table-cell office:value-type="float" office:value="2575.806885">
            <text:p>2575,806885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103032">
            <text:p>0,103032</text:p>
          </table:table-cell>
          <table:table-cell office:value-type="float" office:value="-6.857059">
            <text:p>-6,857059</text:p>
          </table:table-cell>
          <table:table-cell table:number-columns-repeated="1019"/>
        </table:table-row>
        <table:table-row table:style-name="ro1">
          <table:table-cell office:value-type="float" office:value="2575.806885">
            <text:p>2575,806885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103032">
            <text:p>0,103032</text:p>
          </table:table-cell>
          <table:table-cell office:value-type="float" office:value="-6.875588">
            <text:p>-6,875588</text:p>
          </table:table-cell>
          <table:table-cell table:number-columns-repeated="1019"/>
        </table:table-row>
        <table:table-row table:style-name="ro1">
          <table:table-cell office:value-type="float" office:value="2560.195801">
            <text:p>2560,19580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02408">
            <text:p>0,102408</text:p>
          </table:table-cell>
          <table:table-cell office:value-type="float" office:value="-6.875588">
            <text:p>-6,875588</text:p>
          </table:table-cell>
          <table:table-cell table:number-columns-repeated="1019"/>
        </table:table-row>
        <table:table-row table:style-name="ro1">
          <table:table-cell office:value-type="float" office:value="2575.806885">
            <text:p>2575,806885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3032">
            <text:p>0,103032</text:p>
          </table:table-cell>
          <table:table-cell office:value-type="float" office:value="-6.895">
            <text:p>-6,895</text:p>
          </table:table-cell>
          <table:table-cell table:number-columns-repeated="1019"/>
        </table:table-row>
        <table:table-row table:style-name="ro1">
          <table:table-cell office:value-type="float" office:value="2575.806885">
            <text:p>2575,806885</text:p>
          </table:table-cell>
          <table:table-cell office:value-type="float" office:value="-0.003253">
            <text:p>-0,003253</text:p>
          </table:table-cell>
          <table:table-cell office:value-type="float" office:value="-0.003223">
            <text:p>-0,003223</text:p>
          </table:table-cell>
          <table:table-cell office:value-type="float" office:value="0.103032">
            <text:p>0,103032</text:p>
          </table:table-cell>
          <table:table-cell office:value-type="float" office:value="-6.895">
            <text:p>-6,895</text:p>
          </table:table-cell>
          <table:table-cell table:number-columns-repeated="1019"/>
        </table:table-row>
        <table:table-row table:style-name="ro1">
          <table:table-cell office:value-type="float" office:value="2607.028564">
            <text:p>2607,028564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04281">
            <text:p>0,104281</text:p>
          </table:table-cell>
          <table:table-cell office:value-type="float" office:value="-6.914118">
            <text:p>-6,914118</text:p>
          </table:table-cell>
          <table:table-cell table:number-columns-repeated="1019"/>
        </table:table-row>
        <table:table-row table:style-name="ro1">
          <table:table-cell office:value-type="float" office:value="2607.028564">
            <text:p>2607,028564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04281">
            <text:p>0,104281</text:p>
          </table:table-cell>
          <table:table-cell office:value-type="float" office:value="-6.914118">
            <text:p>-6,914118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03657">
            <text:p>0,103657</text:p>
          </table:table-cell>
          <table:table-cell office:value-type="float" office:value="-6.933529">
            <text:p>-6,933529</text:p>
          </table:table-cell>
          <table:table-cell table:number-columns-repeated="1019"/>
        </table:table-row>
        <table:table-row table:style-name="ro1">
          <table:table-cell office:value-type="float" office:value="2591.417725">
            <text:p>2591,417725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03657">
            <text:p>0,103657</text:p>
          </table:table-cell>
          <table:table-cell office:value-type="float" office:value="-6.933529">
            <text:p>-6,933529</text:p>
          </table:table-cell>
          <table:table-cell table:number-columns-repeated="1019"/>
        </table:table-row>
        <table:table-row table:style-name="ro1">
          <table:table-cell office:value-type="float" office:value="2638.250488">
            <text:p>2638,25048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0553">
            <text:p>0,10553</text:p>
          </table:table-cell>
          <table:table-cell office:value-type="float" office:value="-6.952059">
            <text:p>-6,952059</text:p>
          </table:table-cell>
          <table:table-cell table:number-columns-repeated="1019"/>
        </table:table-row>
        <table:table-row table:style-name="ro1">
          <table:table-cell office:value-type="float" office:value="2638.250488">
            <text:p>2638,25048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0553">
            <text:p>0,10553</text:p>
          </table:table-cell>
          <table:table-cell office:value-type="float" office:value="-6.952059">
            <text:p>-6,952059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04906">
            <text:p>0,104906</text:p>
          </table:table-cell>
          <table:table-cell office:value-type="float" office:value="-6.97147">
            <text:p>-6,97147</text:p>
          </table:table-cell>
          <table:table-cell table:number-columns-repeated="1019"/>
        </table:table-row>
        <table:table-row table:style-name="ro1">
          <table:table-cell office:value-type="float" office:value="2622.639648">
            <text:p>2622,63964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04906">
            <text:p>0,104906</text:p>
          </table:table-cell>
          <table:table-cell office:value-type="float" office:value="-6.97147">
            <text:p>-6,97147</text:p>
          </table:table-cell>
          <table:table-cell table:number-columns-repeated="1019"/>
        </table:table-row>
        <table:table-row table:style-name="ro1">
          <table:table-cell office:value-type="float" office:value="2607.028564">
            <text:p>2607,028564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04281">
            <text:p>0,104281</text:p>
          </table:table-cell>
          <table:table-cell office:value-type="float" office:value="-6.990588">
            <text:p>-6,990588</text:p>
          </table:table-cell>
          <table:table-cell table:number-columns-repeated="1019"/>
        </table:table-row>
        <table:table-row table:style-name="ro1">
          <table:table-cell office:value-type="float" office:value="2607.028564">
            <text:p>2607,028564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04281">
            <text:p>0,104281</text:p>
          </table:table-cell>
          <table:table-cell office:value-type="float" office:value="-6.990588">
            <text:p>-6,990588</text:p>
          </table:table-cell>
          <table:table-cell table:number-columns-repeated="1019"/>
        </table:table-row>
        <table:table-row table:style-name="ro1">
          <table:table-cell office:value-type="float" office:value="2638.250488">
            <text:p>2638,250488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0553">
            <text:p>0,10553</text:p>
          </table:table-cell>
          <table:table-cell office:value-type="float" office:value="-7.01">
            <text:p>-7,01</text:p>
          </table:table-cell>
          <table:table-cell table:number-columns-repeated="1019"/>
        </table:table-row>
        <table:table-row table:style-name="ro1">
          <table:table-cell office:value-type="float" office:value="2638.250488">
            <text:p>2638,250488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0553">
            <text:p>0,10553</text:p>
          </table:table-cell>
          <table:table-cell office:value-type="float" office:value="-7.01">
            <text:p>-7,01</text:p>
          </table:table-cell>
          <table:table-cell table:number-columns-repeated="1019"/>
        </table:table-row>
        <table:table-row table:style-name="ro1">
          <table:table-cell office:value-type="float" office:value="2669.472412">
            <text:p>2669,472412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06779">
            <text:p>0,106779</text:p>
          </table:table-cell>
          <table:table-cell office:value-type="float" office:value="-7.029412">
            <text:p>-7,029412</text:p>
          </table:table-cell>
          <table:table-cell table:number-columns-repeated="1019"/>
        </table:table-row>
        <table:table-row table:style-name="ro1">
          <table:table-cell office:value-type="float" office:value="2669.472412">
            <text:p>2669,47241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06779">
            <text:p>0,106779</text:p>
          </table:table-cell>
          <table:table-cell office:value-type="float" office:value="-7.029412">
            <text:p>-7,029412</text:p>
          </table:table-cell>
          <table:table-cell table:number-columns-repeated="1019"/>
        </table:table-row>
        <table:table-row table:style-name="ro1">
          <table:table-cell office:value-type="float" office:value="2638.250488">
            <text:p>2638,250488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0553">
            <text:p>0,10553</text:p>
          </table:table-cell>
          <table:table-cell office:value-type="float" office:value="-7.049412">
            <text:p>-7,049412</text:p>
          </table:table-cell>
          <table:table-cell table:number-columns-repeated="1019"/>
        </table:table-row>
        <table:table-row table:style-name="ro1">
          <table:table-cell office:value-type="float" office:value="2638.250488">
            <text:p>2638,25048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553">
            <text:p>0,10553</text:p>
          </table:table-cell>
          <table:table-cell office:value-type="float" office:value="-7.049412">
            <text:p>-7,049412</text:p>
          </table:table-cell>
          <table:table-cell table:number-columns-repeated="1019"/>
        </table:table-row>
        <table:table-row table:style-name="ro1">
          <table:table-cell office:value-type="float" office:value="2638.250488">
            <text:p>2638,250488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553">
            <text:p>0,10553</text:p>
          </table:table-cell>
          <table:table-cell office:value-type="float" office:value="-7.06853">
            <text:p>-7,06853</text:p>
          </table:table-cell>
          <table:table-cell table:number-columns-repeated="1019"/>
        </table:table-row>
        <table:table-row table:style-name="ro1">
          <table:table-cell office:value-type="float" office:value="2638.250488">
            <text:p>2638,250488</text:p>
          </table:table-cell>
          <table:table-cell office:value-type="float" office:value="-0.003253">
            <text:p>-0,003253</text:p>
          </table:table-cell>
          <table:table-cell office:value-type="float" office:value="-0.003226">
            <text:p>-0,003226</text:p>
          </table:table-cell>
          <table:table-cell office:value-type="float" office:value="0.10553">
            <text:p>0,10553</text:p>
          </table:table-cell>
          <table:table-cell office:value-type="float" office:value="-7.087059">
            <text:p>-7,087059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6154">
            <text:p>0,106154</text:p>
          </table:table-cell>
          <table:table-cell office:value-type="float" office:value="-7.087059">
            <text:p>-7,087059</text:p>
          </table:table-cell>
          <table:table-cell table:number-columns-repeated="1019"/>
        </table:table-row>
        <table:table-row table:style-name="ro1">
          <table:table-cell office:value-type="float" office:value="2653.861572">
            <text:p>2653,861572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106154">
            <text:p>0,106154</text:p>
          </table:table-cell>
          <table:table-cell office:value-type="float" office:value="-7.106176">
            <text:p>-7,106176</text:p>
          </table:table-cell>
          <table:table-cell table:number-columns-repeated="1019"/>
        </table:table-row>
        <table:table-row table:style-name="ro1">
          <table:table-cell office:value-type="float" office:value="2669.472412">
            <text:p>2669,472412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106779">
            <text:p>0,106779</text:p>
          </table:table-cell>
          <table:table-cell office:value-type="float" office:value="-7.106176">
            <text:p>-7,106176</text:p>
          </table:table-cell>
          <table:table-cell table:number-columns-repeated="1019"/>
        </table:table-row>
        <table:table-row table:style-name="ro1">
          <table:table-cell office:value-type="float" office:value="2669.472412">
            <text:p>2669,47241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06779">
            <text:p>0,106779</text:p>
          </table:table-cell>
          <table:table-cell office:value-type="float" office:value="-7.125294">
            <text:p>-7,125294</text:p>
          </table:table-cell>
          <table:table-cell table:number-columns-repeated="1019"/>
        </table:table-row>
        <table:table-row table:style-name="ro1">
          <table:table-cell office:value-type="float" office:value="2700.694336">
            <text:p>2700,69433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08028">
            <text:p>0,108028</text:p>
          </table:table-cell>
          <table:table-cell office:value-type="float" office:value="-7.125294">
            <text:p>-7,125294</text:p>
          </table:table-cell>
          <table:table-cell table:number-columns-repeated="1019"/>
        </table:table-row>
        <table:table-row table:style-name="ro1">
          <table:table-cell office:value-type="float" office:value="2700.694336">
            <text:p>2700,694336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108028">
            <text:p>0,108028</text:p>
          </table:table-cell>
          <table:table-cell office:value-type="float" office:value="-7.144706">
            <text:p>-7,144706</text:p>
          </table:table-cell>
          <table:table-cell table:number-columns-repeated="1019"/>
        </table:table-row>
        <table:table-row table:style-name="ro1">
          <table:table-cell office:value-type="float" office:value="2700.694336">
            <text:p>2700,69433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08028">
            <text:p>0,108028</text:p>
          </table:table-cell>
          <table:table-cell office:value-type="float" office:value="-7.144706">
            <text:p>-7,144706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07403">
            <text:p>0,107403</text:p>
          </table:table-cell>
          <table:table-cell office:value-type="float" office:value="-7.164118">
            <text:p>-7,164118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107403">
            <text:p>0,107403</text:p>
          </table:table-cell>
          <table:table-cell office:value-type="float" office:value="-7.164118">
            <text:p>-7,164118</text:p>
          </table:table-cell>
          <table:table-cell table:number-columns-repeated="1019"/>
        </table:table-row>
        <table:table-row table:style-name="ro1">
          <table:table-cell office:value-type="float" office:value="2731.91626">
            <text:p>2731,9162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09277">
            <text:p>0,109277</text:p>
          </table:table-cell>
          <table:table-cell office:value-type="float" office:value="-7.182647">
            <text:p>-7,182647</text:p>
          </table:table-cell>
          <table:table-cell table:number-columns-repeated="1019"/>
        </table:table-row>
        <table:table-row table:style-name="ro1">
          <table:table-cell office:value-type="float" office:value="2731.91626">
            <text:p>2731,91626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109277">
            <text:p>0,109277</text:p>
          </table:table-cell>
          <table:table-cell office:value-type="float" office:value="-7.182647">
            <text:p>-7,182647</text:p>
          </table:table-cell>
          <table:table-cell table:number-columns-repeated="1019"/>
        </table:table-row>
        <table:table-row table:style-name="ro1">
          <table:table-cell office:value-type="float" office:value="2700.694336">
            <text:p>2700,694336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108028">
            <text:p>0,108028</text:p>
          </table:table-cell>
          <table:table-cell office:value-type="float" office:value="-7.202353">
            <text:p>-7,202353</text:p>
          </table:table-cell>
          <table:table-cell table:number-columns-repeated="1019"/>
        </table:table-row>
        <table:table-row table:style-name="ro1">
          <table:table-cell office:value-type="float" office:value="2700.694336">
            <text:p>2700,69433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08028">
            <text:p>0,108028</text:p>
          </table:table-cell>
          <table:table-cell office:value-type="float" office:value="-7.202353">
            <text:p>-7,202353</text:p>
          </table:table-cell>
          <table:table-cell table:number-columns-repeated="1019"/>
        </table:table-row>
        <table:table-row table:style-name="ro1">
          <table:table-cell office:value-type="float" office:value="2700.694336">
            <text:p>2700,69433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08028">
            <text:p>0,108028</text:p>
          </table:table-cell>
          <table:table-cell office:value-type="float" office:value="-7.22147">
            <text:p>-7,22147</text:p>
          </table:table-cell>
          <table:table-cell table:number-columns-repeated="1019"/>
        </table:table-row>
        <table:table-row table:style-name="ro1">
          <table:table-cell office:value-type="float" office:value="2700.694336">
            <text:p>2700,694336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08028">
            <text:p>0,108028</text:p>
          </table:table-cell>
          <table:table-cell office:value-type="float" office:value="-7.22147">
            <text:p>-7,22147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08652">
            <text:p>0,108652</text:p>
          </table:table-cell>
          <table:table-cell office:value-type="float" office:value="-7.240294">
            <text:p>-7,240294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08652">
            <text:p>0,108652</text:p>
          </table:table-cell>
          <table:table-cell office:value-type="float" office:value="-7.240294">
            <text:p>-7,240294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07403">
            <text:p>0,107403</text:p>
          </table:table-cell>
          <table:table-cell office:value-type="float" office:value="-7.259412">
            <text:p>-7,259412</text:p>
          </table:table-cell>
          <table:table-cell table:number-columns-repeated="1019"/>
        </table:table-row>
        <table:table-row table:style-name="ro1">
          <table:table-cell office:value-type="float" office:value="2685.083496">
            <text:p>2685,08349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07403">
            <text:p>0,107403</text:p>
          </table:table-cell>
          <table:table-cell office:value-type="float" office:value="-7.259412">
            <text:p>-7,259412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08652">
            <text:p>0,108652</text:p>
          </table:table-cell>
          <table:table-cell office:value-type="float" office:value="-7.279118">
            <text:p>-7,279118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08652">
            <text:p>0,108652</text:p>
          </table:table-cell>
          <table:table-cell office:value-type="float" office:value="-7.279118">
            <text:p>-7,279118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08652">
            <text:p>0,108652</text:p>
          </table:table-cell>
          <table:table-cell office:value-type="float" office:value="-7.297941">
            <text:p>-7,297941</text:p>
          </table:table-cell>
          <table:table-cell table:number-columns-repeated="1019"/>
        </table:table-row>
        <table:table-row table:style-name="ro1">
          <table:table-cell office:value-type="float" office:value="2716.30542">
            <text:p>2716,3054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08652">
            <text:p>0,108652</text:p>
          </table:table-cell>
          <table:table-cell office:value-type="float" office:value="-7.297941">
            <text:p>-7,297941</text:p>
          </table:table-cell>
          <table:table-cell table:number-columns-repeated="1019"/>
        </table:table-row>
        <table:table-row table:style-name="ro1">
          <table:table-cell office:value-type="float" office:value="2763.138184">
            <text:p>2763,138184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10526">
            <text:p>0,110526</text:p>
          </table:table-cell>
          <table:table-cell office:value-type="float" office:value="-7.317647">
            <text:p>-7,317647</text:p>
          </table:table-cell>
          <table:table-cell table:number-columns-repeated="1019"/>
        </table:table-row>
        <table:table-row table:style-name="ro1">
          <table:table-cell office:value-type="float" office:value="2763.138184">
            <text:p>2763,13818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0526">
            <text:p>0,110526</text:p>
          </table:table-cell>
          <table:table-cell office:value-type="float" office:value="-7.336471">
            <text:p>-7,336471</text:p>
          </table:table-cell>
          <table:table-cell table:number-columns-repeated="1019"/>
        </table:table-row>
        <table:table-row table:style-name="ro1">
          <table:table-cell office:value-type="float" office:value="2747.527344">
            <text:p>2747,52734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09901">
            <text:p>0,109901</text:p>
          </table:table-cell>
          <table:table-cell office:value-type="float" office:value="-7.336471">
            <text:p>-7,336471</text:p>
          </table:table-cell>
          <table:table-cell table:number-columns-repeated="1019"/>
        </table:table-row>
        <table:table-row table:style-name="ro1">
          <table:table-cell office:value-type="float" office:value="2747.527344">
            <text:p>2747,527344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09901">
            <text:p>0,109901</text:p>
          </table:table-cell>
          <table:table-cell office:value-type="float" office:value="-7.355588">
            <text:p>-7,355588</text:p>
          </table:table-cell>
          <table:table-cell table:number-columns-repeated="1019"/>
        </table:table-row>
        <table:table-row table:style-name="ro1">
          <table:table-cell office:value-type="float" office:value="2731.91626">
            <text:p>2731,91626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09277">
            <text:p>0,109277</text:p>
          </table:table-cell>
          <table:table-cell office:value-type="float" office:value="-7.355588">
            <text:p>-7,355588</text:p>
          </table:table-cell>
          <table:table-cell table:number-columns-repeated="1019"/>
        </table:table-row>
        <table:table-row table:style-name="ro1">
          <table:table-cell office:value-type="float" office:value="2778.749023">
            <text:p>2778,749023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1115">
            <text:p>0,11115</text:p>
          </table:table-cell>
          <table:table-cell office:value-type="float" office:value="-7.375294">
            <text:p>-7,375294</text:p>
          </table:table-cell>
          <table:table-cell table:number-columns-repeated="1019"/>
        </table:table-row>
        <table:table-row table:style-name="ro1">
          <table:table-cell office:value-type="float" office:value="2778.749023">
            <text:p>2778,749023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0.11115">
            <text:p>0,11115</text:p>
          </table:table-cell>
          <table:table-cell office:value-type="float" office:value="-7.375294">
            <text:p>-7,375294</text:p>
          </table:table-cell>
          <table:table-cell table:number-columns-repeated="1019"/>
        </table:table-row>
        <table:table-row table:style-name="ro1">
          <table:table-cell office:value-type="float" office:value="2794.360107">
            <text:p>2794,360107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111774">
            <text:p>0,111774</text:p>
          </table:table-cell>
          <table:table-cell office:value-type="float" office:value="-7.394118">
            <text:p>-7,394118</text:p>
          </table:table-cell>
          <table:table-cell table:number-columns-repeated="1019"/>
        </table:table-row>
        <table:table-row table:style-name="ro1">
          <table:table-cell office:value-type="float" office:value="2794.360107">
            <text:p>2794,360107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11774">
            <text:p>0,111774</text:p>
          </table:table-cell>
          <table:table-cell office:value-type="float" office:value="-7.394118">
            <text:p>-7,394118</text:p>
          </table:table-cell>
          <table:table-cell table:number-columns-repeated="1019"/>
        </table:table-row>
        <table:table-row table:style-name="ro1">
          <table:table-cell office:value-type="float" office:value="2794.360107">
            <text:p>2794,36010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1774">
            <text:p>0,111774</text:p>
          </table:table-cell>
          <table:table-cell office:value-type="float" office:value="-7.412941">
            <text:p>-7,412941</text:p>
          </table:table-cell>
          <table:table-cell table:number-columns-repeated="1019"/>
        </table:table-row>
        <table:table-row table:style-name="ro1">
          <table:table-cell office:value-type="float" office:value="2794.360107">
            <text:p>2794,360107</text:p>
          </table:table-cell>
          <table:table-cell office:value-type="float" office:value="-0.003253">
            <text:p>-0,003253</text:p>
          </table:table-cell>
          <table:table-cell office:value-type="float" office:value="-0.003225">
            <text:p>-0,003225</text:p>
          </table:table-cell>
          <table:table-cell office:value-type="float" office:value="0.111774">
            <text:p>0,111774</text:p>
          </table:table-cell>
          <table:table-cell office:value-type="float" office:value="-7.412941">
            <text:p>-7,412941</text:p>
          </table:table-cell>
          <table:table-cell table:number-columns-repeated="1019"/>
        </table:table-row>
        <table:table-row table:style-name="ro1">
          <table:table-cell office:value-type="float" office:value="2778.749023">
            <text:p>2778,749023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1115">
            <text:p>0,11115</text:p>
          </table:table-cell>
          <table:table-cell office:value-type="float" office:value="-7.432353">
            <text:p>-7,432353</text:p>
          </table:table-cell>
          <table:table-cell table:number-columns-repeated="1019"/>
        </table:table-row>
        <table:table-row table:style-name="ro1">
          <table:table-cell office:value-type="float" office:value="2778.749023">
            <text:p>2778,749023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1115">
            <text:p>0,11115</text:p>
          </table:table-cell>
          <table:table-cell office:value-type="float" office:value="-7.432353">
            <text:p>-7,432353</text:p>
          </table:table-cell>
          <table:table-cell table:number-columns-repeated="1019"/>
        </table:table-row>
        <table:table-row table:style-name="ro1">
          <table:table-cell office:value-type="float" office:value="2778.749023">
            <text:p>2778,749023</text:p>
          </table:table-cell>
          <table:table-cell office:value-type="float" office:value="-0.003258">
            <text:p>-0,003258</text:p>
          </table:table-cell>
          <table:table-cell office:value-type="float" office:value="-0.003221">
            <text:p>-0,003221</text:p>
          </table:table-cell>
          <table:table-cell office:value-type="float" office:value="0.11115">
            <text:p>0,11115</text:p>
          </table:table-cell>
          <table:table-cell office:value-type="float" office:value="-7.451177">
            <text:p>-7,451177</text:p>
          </table:table-cell>
          <table:table-cell table:number-columns-repeated="1019"/>
        </table:table-row>
        <table:table-row table:style-name="ro1">
          <table:table-cell office:value-type="float" office:value="2778.749023">
            <text:p>2778,74902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115">
            <text:p>0,11115</text:p>
          </table:table-cell>
          <table:table-cell office:value-type="float" office:value="-7.451177">
            <text:p>-7,451177</text:p>
          </table:table-cell>
          <table:table-cell table:number-columns-repeated="1019"/>
        </table:table-row>
        <table:table-row table:style-name="ro1">
          <table:table-cell office:value-type="float" office:value="2763.138184">
            <text:p>2763,138184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0526">
            <text:p>0,110526</text:p>
          </table:table-cell>
          <table:table-cell office:value-type="float" office:value="-7.470294">
            <text:p>-7,470294</text:p>
          </table:table-cell>
          <table:table-cell table:number-columns-repeated="1019"/>
        </table:table-row>
        <table:table-row table:style-name="ro1">
          <table:table-cell office:value-type="float" office:value="2763.138184">
            <text:p>2763,138184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10526">
            <text:p>0,110526</text:p>
          </table:table-cell>
          <table:table-cell office:value-type="float" office:value="-7.470294">
            <text:p>-7,470294</text:p>
          </table:table-cell>
          <table:table-cell table:number-columns-repeated="1019"/>
        </table:table-row>
        <table:table-row table:style-name="ro1">
          <table:table-cell office:value-type="float" office:value="2825.582031">
            <text:p>2825,582031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0.113023">
            <text:p>0,113023</text:p>
          </table:table-cell>
          <table:table-cell office:value-type="float" office:value="-7.489412">
            <text:p>-7,489412</text:p>
          </table:table-cell>
          <table:table-cell table:number-columns-repeated="1019"/>
        </table:table-row>
        <table:table-row table:style-name="ro1">
          <table:table-cell office:value-type="float" office:value="2825.582031">
            <text:p>2825,58203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3023">
            <text:p>0,113023</text:p>
          </table:table-cell>
          <table:table-cell office:value-type="float" office:value="-7.489412">
            <text:p>-7,489412</text:p>
          </table:table-cell>
          <table:table-cell table:number-columns-repeated="1019"/>
        </table:table-row>
        <table:table-row table:style-name="ro1">
          <table:table-cell office:value-type="float" office:value="2778.749023">
            <text:p>2778,749023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115">
            <text:p>0,11115</text:p>
          </table:table-cell>
          <table:table-cell office:value-type="float" office:value="-7.509118">
            <text:p>-7,509118</text:p>
          </table:table-cell>
          <table:table-cell table:number-columns-repeated="1019"/>
        </table:table-row>
        <table:table-row table:style-name="ro1">
          <table:table-cell office:value-type="float" office:value="2778.749023">
            <text:p>2778,749023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1115">
            <text:p>0,11115</text:p>
          </table:table-cell>
          <table:table-cell office:value-type="float" office:value="-7.509118">
            <text:p>-7,509118</text:p>
          </table:table-cell>
          <table:table-cell table:number-columns-repeated="1019"/>
        </table:table-row>
        <table:table-row table:style-name="ro1">
          <table:table-cell office:value-type="float" office:value="2809.970947">
            <text:p>2809,970947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12399">
            <text:p>0,112399</text:p>
          </table:table-cell>
          <table:table-cell office:value-type="float" office:value="-7.529118">
            <text:p>-7,529118</text:p>
          </table:table-cell>
          <table:table-cell table:number-columns-repeated="1019"/>
        </table:table-row>
        <table:table-row table:style-name="ro1">
          <table:table-cell office:value-type="float" office:value="2809.970947">
            <text:p>2809,970947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12399">
            <text:p>0,112399</text:p>
          </table:table-cell>
          <table:table-cell office:value-type="float" office:value="-7.529118">
            <text:p>-7,529118</text:p>
          </table:table-cell>
          <table:table-cell table:number-columns-repeated="1019"/>
        </table:table-row>
        <table:table-row table:style-name="ro1">
          <table:table-cell office:value-type="float" office:value="2809.970947">
            <text:p>2809,970947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12399">
            <text:p>0,112399</text:p>
          </table:table-cell>
          <table:table-cell office:value-type="float" office:value="-7.549412">
            <text:p>-7,549412</text:p>
          </table:table-cell>
          <table:table-cell table:number-columns-repeated="1019"/>
        </table:table-row>
        <table:table-row table:style-name="ro1">
          <table:table-cell office:value-type="float" office:value="2809.970947">
            <text:p>2809,970947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12399">
            <text:p>0,112399</text:p>
          </table:table-cell>
          <table:table-cell office:value-type="float" office:value="-7.549412">
            <text:p>-7,549412</text:p>
          </table:table-cell>
          <table:table-cell table:number-columns-repeated="1019"/>
        </table:table-row>
        <table:table-row table:style-name="ro1">
          <table:table-cell office:value-type="float" office:value="2809.970947">
            <text:p>2809,970947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2399">
            <text:p>0,112399</text:p>
          </table:table-cell>
          <table:table-cell office:value-type="float" office:value="-7.569118">
            <text:p>-7,569118</text:p>
          </table:table-cell>
          <table:table-cell table:number-columns-repeated="1019"/>
        </table:table-row>
        <table:table-row table:style-name="ro1">
          <table:table-cell office:value-type="float" office:value="2809.970947">
            <text:p>2809,970947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2399">
            <text:p>0,112399</text:p>
          </table:table-cell>
          <table:table-cell office:value-type="float" office:value="-7.569118">
            <text:p>-7,569118</text:p>
          </table:table-cell>
          <table:table-cell table:number-columns-repeated="1019"/>
        </table:table-row>
        <table:table-row table:style-name="ro1">
          <table:table-cell office:value-type="float" office:value="2825.582031">
            <text:p>2825,58203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13023">
            <text:p>0,113023</text:p>
          </table:table-cell>
          <table:table-cell office:value-type="float" office:value="-7.589412">
            <text:p>-7,589412</text:p>
          </table:table-cell>
          <table:table-cell table:number-columns-repeated="1019"/>
        </table:table-row>
        <table:table-row table:style-name="ro1">
          <table:table-cell office:value-type="float" office:value="2825.582031">
            <text:p>2825,582031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13023">
            <text:p>0,113023</text:p>
          </table:table-cell>
          <table:table-cell office:value-type="float" office:value="-7.589412">
            <text:p>-7,589412</text:p>
          </table:table-cell>
          <table:table-cell table:number-columns-repeated="1019"/>
        </table:table-row>
        <table:table-row table:style-name="ro1">
          <table:table-cell office:value-type="float" office:value="2888.025879">
            <text:p>2888,025879</text:p>
          </table:table-cell>
          <table:table-cell office:value-type="float" office:value="-0.003253">
            <text:p>-0,003253</text:p>
          </table:table-cell>
          <table:table-cell office:value-type="float" office:value="-0.003221">
            <text:p>-0,003221</text:p>
          </table:table-cell>
          <table:table-cell office:value-type="float" office:value="0.115521">
            <text:p>0,115521</text:p>
          </table:table-cell>
          <table:table-cell office:value-type="float" office:value="-7.609706">
            <text:p>-7,609706</text:p>
          </table:table-cell>
          <table:table-cell table:number-columns-repeated="1019"/>
        </table:table-row>
        <table:table-row table:style-name="ro1">
          <table:table-cell office:value-type="float" office:value="2888.025879">
            <text:p>2888,02587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5521">
            <text:p>0,115521</text:p>
          </table:table-cell>
          <table:table-cell office:value-type="float" office:value="-7.609706">
            <text:p>-7,609706</text:p>
          </table:table-cell>
          <table:table-cell table:number-columns-repeated="1019"/>
        </table:table-row>
        <table:table-row table:style-name="ro1">
          <table:table-cell office:value-type="float" office:value="2825.582031">
            <text:p>2825,582031</text:p>
          </table:table-cell>
          <table:table-cell office:value-type="float" office:value="-0.00326">
            <text:p>-0,00326</text:p>
          </table:table-cell>
          <table:table-cell office:value-type="float" office:value="-0.003222">
            <text:p>-0,003222</text:p>
          </table:table-cell>
          <table:table-cell office:value-type="float" office:value="0.113023">
            <text:p>0,113023</text:p>
          </table:table-cell>
          <table:table-cell office:value-type="float" office:value="-7.62853">
            <text:p>-7,62853</text:p>
          </table:table-cell>
          <table:table-cell table:number-columns-repeated="1019"/>
        </table:table-row>
        <table:table-row table:style-name="ro1">
          <table:table-cell office:value-type="float" office:value="2825.582031">
            <text:p>2825,58203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13023">
            <text:p>0,113023</text:p>
          </table:table-cell>
          <table:table-cell office:value-type="float" office:value="-7.62853">
            <text:p>-7,62853</text:p>
          </table:table-cell>
          <table:table-cell table:number-columns-repeated="1019"/>
        </table:table-row>
        <table:table-row table:style-name="ro1">
          <table:table-cell office:value-type="float" office:value="2856.803955">
            <text:p>2856,803955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14272">
            <text:p>0,114272</text:p>
          </table:table-cell>
          <table:table-cell office:value-type="float" office:value="-7.647647">
            <text:p>-7,647647</text:p>
          </table:table-cell>
          <table:table-cell table:number-columns-repeated="1019"/>
        </table:table-row>
        <table:table-row table:style-name="ro1">
          <table:table-cell office:value-type="float" office:value="2856.803955">
            <text:p>2856,803955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4272">
            <text:p>0,114272</text:p>
          </table:table-cell>
          <table:table-cell office:value-type="float" office:value="-7.647647">
            <text:p>-7,647647</text:p>
          </table:table-cell>
          <table:table-cell table:number-columns-repeated="1019"/>
        </table:table-row>
        <table:table-row table:style-name="ro1">
          <table:table-cell office:value-type="float" office:value="2888.025879">
            <text:p>2888,025879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5521">
            <text:p>0,115521</text:p>
          </table:table-cell>
          <table:table-cell office:value-type="float" office:value="-7.667353">
            <text:p>-7,667353</text:p>
          </table:table-cell>
          <table:table-cell table:number-columns-repeated="1019"/>
        </table:table-row>
        <table:table-row table:style-name="ro1">
          <table:table-cell office:value-type="float" office:value="2888.025879">
            <text:p>2888,02587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15521">
            <text:p>0,115521</text:p>
          </table:table-cell>
          <table:table-cell office:value-type="float" office:value="-7.686471">
            <text:p>-7,686471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14897">
            <text:p>0,114897</text:p>
          </table:table-cell>
          <table:table-cell office:value-type="float" office:value="-7.686471">
            <text:p>-7,686471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14897">
            <text:p>0,114897</text:p>
          </table:table-cell>
          <table:table-cell office:value-type="float" office:value="-7.705588">
            <text:p>-7,705588</text:p>
          </table:table-cell>
          <table:table-cell table:number-columns-repeated="1019"/>
        </table:table-row>
        <table:table-row table:style-name="ro1">
          <table:table-cell office:value-type="float" office:value="2856.803955">
            <text:p>2856,80395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14272">
            <text:p>0,114272</text:p>
          </table:table-cell>
          <table:table-cell office:value-type="float" office:value="-7.705588">
            <text:p>-7,705588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14897">
            <text:p>0,114897</text:p>
          </table:table-cell>
          <table:table-cell office:value-type="float" office:value="-7.724412">
            <text:p>-7,724412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114897">
            <text:p>0,114897</text:p>
          </table:table-cell>
          <table:table-cell office:value-type="float" office:value="-7.724412">
            <text:p>-7,724412</text:p>
          </table:table-cell>
          <table:table-cell table:number-columns-repeated="1019"/>
        </table:table-row>
        <table:table-row table:style-name="ro1">
          <table:table-cell office:value-type="float" office:value="2888.025879">
            <text:p>2888,02587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15521">
            <text:p>0,115521</text:p>
          </table:table-cell>
          <table:table-cell office:value-type="float" office:value="-7.743824">
            <text:p>-7,743824</text:p>
          </table:table-cell>
          <table:table-cell table:number-columns-repeated="1019"/>
        </table:table-row>
        <table:table-row table:style-name="ro1">
          <table:table-cell office:value-type="float" office:value="2888.025879">
            <text:p>2888,025879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115521">
            <text:p>0,115521</text:p>
          </table:table-cell>
          <table:table-cell office:value-type="float" office:value="-7.743824">
            <text:p>-7,743824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4897">
            <text:p>0,114897</text:p>
          </table:table-cell>
          <table:table-cell office:value-type="float" office:value="-7.763235">
            <text:p>-7,763235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14897">
            <text:p>0,114897</text:p>
          </table:table-cell>
          <table:table-cell office:value-type="float" office:value="-7.763235">
            <text:p>-7,763235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14897">
            <text:p>0,114897</text:p>
          </table:table-cell>
          <table:table-cell office:value-type="float" office:value="-7.781765">
            <text:p>-7,781765</text:p>
          </table:table-cell>
          <table:table-cell table:number-columns-repeated="1019"/>
        </table:table-row>
        <table:table-row table:style-name="ro1">
          <table:table-cell office:value-type="float" office:value="2872.414795">
            <text:p>2872,414795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14897">
            <text:p>0,114897</text:p>
          </table:table-cell>
          <table:table-cell office:value-type="float" office:value="-7.781765">
            <text:p>-7,781765</text:p>
          </table:table-cell>
          <table:table-cell table:number-columns-repeated="1019"/>
        </table:table-row>
        <table:table-row table:style-name="ro1">
          <table:table-cell office:value-type="float" office:value="2888.025879">
            <text:p>2888,02587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15521">
            <text:p>0,115521</text:p>
          </table:table-cell>
          <table:table-cell office:value-type="float" office:value="-7.800882">
            <text:p>-7,800882</text:p>
          </table:table-cell>
          <table:table-cell table:number-columns-repeated="1019"/>
        </table:table-row>
        <table:table-row table:style-name="ro1">
          <table:table-cell office:value-type="float" office:value="2888.025879">
            <text:p>2888,025879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15521">
            <text:p>0,115521</text:p>
          </table:table-cell>
          <table:table-cell office:value-type="float" office:value="-7.800882">
            <text:p>-7,800882</text:p>
          </table:table-cell>
          <table:table-cell table:number-columns-repeated="1019"/>
        </table:table-row>
        <table:table-row table:style-name="ro1">
          <table:table-cell office:value-type="float" office:value="2919.247559">
            <text:p>2919,24755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1677">
            <text:p>0,11677</text:p>
          </table:table-cell>
          <table:table-cell office:value-type="float" office:value="-7.819706">
            <text:p>-7,819706</text:p>
          </table:table-cell>
          <table:table-cell table:number-columns-repeated="1019"/>
        </table:table-row>
        <table:table-row table:style-name="ro1">
          <table:table-cell office:value-type="float" office:value="2919.247559">
            <text:p>2919,24755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677">
            <text:p>0,11677</text:p>
          </table:table-cell>
          <table:table-cell office:value-type="float" office:value="-7.819706">
            <text:p>-7,819706</text:p>
          </table:table-cell>
          <table:table-cell table:number-columns-repeated="1019"/>
        </table:table-row>
        <table:table-row table:style-name="ro1">
          <table:table-cell office:value-type="float" office:value="2903.636719">
            <text:p>2903,636719</text:p>
          </table:table-cell>
          <table:table-cell office:value-type="float" office:value="-0.003258">
            <text:p>-0,003258</text:p>
          </table:table-cell>
          <table:table-cell office:value-type="float" office:value="-0.003224">
            <text:p>-0,003224</text:p>
          </table:table-cell>
          <table:table-cell office:value-type="float" office:value="0.116145">
            <text:p>0,116145</text:p>
          </table:table-cell>
          <table:table-cell office:value-type="float" office:value="-7.839118">
            <text:p>-7,839118</text:p>
          </table:table-cell>
          <table:table-cell table:number-columns-repeated="1019"/>
        </table:table-row>
        <table:table-row table:style-name="ro1">
          <table:table-cell office:value-type="float" office:value="2903.636719">
            <text:p>2903,63671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6145">
            <text:p>0,116145</text:p>
          </table:table-cell>
          <table:table-cell office:value-type="float" office:value="-7.839118">
            <text:p>-7,839118</text:p>
          </table:table-cell>
          <table:table-cell table:number-columns-repeated="1019"/>
        </table:table-row>
        <table:table-row table:style-name="ro1">
          <table:table-cell office:value-type="float" office:value="2934.858643">
            <text:p>2934,858643</text:p>
          </table:table-cell>
          <table:table-cell office:value-type="float" office:value="-0.003256">
            <text:p>-0,003256</text:p>
          </table:table-cell>
          <table:table-cell office:value-type="float" office:value="-0.003219">
            <text:p>-0,003219</text:p>
          </table:table-cell>
          <table:table-cell office:value-type="float" office:value="0.117394">
            <text:p>0,117394</text:p>
          </table:table-cell>
          <table:table-cell office:value-type="float" office:value="-7.859412">
            <text:p>-7,859412</text:p>
          </table:table-cell>
          <table:table-cell table:number-columns-repeated="1019"/>
        </table:table-row>
        <table:table-row table:style-name="ro1">
          <table:table-cell office:value-type="float" office:value="2934.858643">
            <text:p>2934,858643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17394">
            <text:p>0,117394</text:p>
          </table:table-cell>
          <table:table-cell office:value-type="float" office:value="-7.859412">
            <text:p>-7,859412</text:p>
          </table:table-cell>
          <table:table-cell table:number-columns-repeated="1019"/>
        </table:table-row>
        <table:table-row table:style-name="ro1">
          <table:table-cell office:value-type="float" office:value="2934.858643">
            <text:p>2934,858643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0.117394">
            <text:p>0,117394</text:p>
          </table:table-cell>
          <table:table-cell office:value-type="float" office:value="-7.879706">
            <text:p>-7,879706</text:p>
          </table:table-cell>
          <table:table-cell table:number-columns-repeated="1019"/>
        </table:table-row>
        <table:table-row table:style-name="ro1">
          <table:table-cell office:value-type="float" office:value="2934.858643">
            <text:p>2934,858643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17394">
            <text:p>0,117394</text:p>
          </table:table-cell>
          <table:table-cell office:value-type="float" office:value="-7.879706">
            <text:p>-7,879706</text:p>
          </table:table-cell>
          <table:table-cell table:number-columns-repeated="1019"/>
        </table:table-row>
        <table:table-row table:style-name="ro1">
          <table:table-cell office:value-type="float" office:value="2919.247559">
            <text:p>2919,24755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1677">
            <text:p>0,11677</text:p>
          </table:table-cell>
          <table:table-cell office:value-type="float" office:value="-7.899412">
            <text:p>-7,899412</text:p>
          </table:table-cell>
          <table:table-cell table:number-columns-repeated="1019"/>
        </table:table-row>
        <table:table-row table:style-name="ro1">
          <table:table-cell office:value-type="float" office:value="2919.247559">
            <text:p>2919,247559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11677">
            <text:p>0,11677</text:p>
          </table:table-cell>
          <table:table-cell office:value-type="float" office:value="-7.899412">
            <text:p>-7,899412</text:p>
          </table:table-cell>
          <table:table-cell table:number-columns-repeated="1019"/>
        </table:table-row>
        <table:table-row table:style-name="ro1">
          <table:table-cell office:value-type="float" office:value="2934.858643">
            <text:p>2934,858643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17394">
            <text:p>0,117394</text:p>
          </table:table-cell>
          <table:table-cell office:value-type="float" office:value="-7.919117">
            <text:p>-7,919117</text:p>
          </table:table-cell>
          <table:table-cell table:number-columns-repeated="1019"/>
        </table:table-row>
        <table:table-row table:style-name="ro1">
          <table:table-cell office:value-type="float" office:value="2934.858643">
            <text:p>2934,858643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7394">
            <text:p>0,117394</text:p>
          </table:table-cell>
          <table:table-cell office:value-type="float" office:value="-7.919117">
            <text:p>-7,919117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118019">
            <text:p>0,118019</text:p>
          </table:table-cell>
          <table:table-cell office:value-type="float" office:value="-7.938824">
            <text:p>-7,938824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18019">
            <text:p>0,118019</text:p>
          </table:table-cell>
          <table:table-cell office:value-type="float" office:value="-7.938824">
            <text:p>-7,938824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0.118019">
            <text:p>0,118019</text:p>
          </table:table-cell>
          <table:table-cell office:value-type="float" office:value="-7.959117">
            <text:p>-7,959117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4">
            <text:p>-0,003254</text:p>
          </table:table-cell>
          <table:table-cell office:value-type="float" office:value="-0.003222">
            <text:p>-0,003222</text:p>
          </table:table-cell>
          <table:table-cell office:value-type="float" office:value="0.118019">
            <text:p>0,118019</text:p>
          </table:table-cell>
          <table:table-cell office:value-type="float" office:value="-7.959117">
            <text:p>-7,959117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18019">
            <text:p>0,118019</text:p>
          </table:table-cell>
          <table:table-cell office:value-type="float" office:value="-7.979118">
            <text:p>-7,979118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0.118019">
            <text:p>0,118019</text:p>
          </table:table-cell>
          <table:table-cell office:value-type="float" office:value="-7.979118">
            <text:p>-7,979118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8019">
            <text:p>0,118019</text:p>
          </table:table-cell>
          <table:table-cell office:value-type="float" office:value="-7.998824">
            <text:p>-7,998824</text:p>
          </table:table-cell>
          <table:table-cell table:number-columns-repeated="1019"/>
        </table:table-row>
        <table:table-row table:style-name="ro1">
          <table:table-cell office:value-type="float" office:value="2950.469482">
            <text:p>2950,469482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8019">
            <text:p>0,118019</text:p>
          </table:table-cell>
          <table:table-cell office:value-type="float" office:value="-7.998824">
            <text:p>-7,998824</text:p>
          </table:table-cell>
          <table:table-cell table:number-columns-repeated="1019"/>
        </table:table-row>
        <table:table-row table:style-name="ro1">
          <table:table-cell office:value-type="float" office:value="2966.080566">
            <text:p>2966,080566</text:p>
          </table:table-cell>
          <table:table-cell office:value-type="float" office:value="-0.003253">
            <text:p>-0,003253</text:p>
          </table:table-cell>
          <table:table-cell office:value-type="float" office:value="-0.003224">
            <text:p>-0,003224</text:p>
          </table:table-cell>
          <table:table-cell office:value-type="float" office:value="0.118643">
            <text:p>0,118643</text:p>
          </table:table-cell>
          <table:table-cell office:value-type="float" office:value="-8.018824">
            <text:p>-8,018824</text:p>
          </table:table-cell>
          <table:table-cell table:number-columns-repeated="1019"/>
        </table:table-row>
        <table:table-row table:style-name="ro1">
          <table:table-cell office:value-type="float" office:value="2966.080566">
            <text:p>2966,08056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8643">
            <text:p>0,118643</text:p>
          </table:table-cell>
          <table:table-cell office:value-type="float" office:value="-8.018824">
            <text:p>-8,018824</text:p>
          </table:table-cell>
          <table:table-cell table:number-columns-repeated="1019"/>
        </table:table-row>
        <table:table-row table:style-name="ro1">
          <table:table-cell office:value-type="float" office:value="2966.080566">
            <text:p>2966,080566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118643">
            <text:p>0,118643</text:p>
          </table:table-cell>
          <table:table-cell office:value-type="float" office:value="-8.04">
            <text:p>-8,04</text:p>
          </table:table-cell>
          <table:table-cell table:number-columns-repeated="1019"/>
        </table:table-row>
        <table:table-row table:style-name="ro1">
          <table:table-cell office:value-type="float" office:value="2966.080566">
            <text:p>2966,080566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18643">
            <text:p>0,118643</text:p>
          </table:table-cell>
          <table:table-cell office:value-type="float" office:value="-8.04">
            <text:p>-8,04</text:p>
          </table:table-cell>
          <table:table-cell table:number-columns-repeated="1019"/>
        </table:table-row>
        <table:table-row table:style-name="ro1">
          <table:table-cell office:value-type="float" office:value="2981.691406">
            <text:p>2981,691406</text:p>
          </table:table-cell>
          <table:table-cell office:value-type="float" office:value="-0.003256">
            <text:p>-0,003256</text:p>
          </table:table-cell>
          <table:table-cell office:value-type="float" office:value="-0.003226">
            <text:p>-0,003226</text:p>
          </table:table-cell>
          <table:table-cell office:value-type="float" office:value="0.119268">
            <text:p>0,119268</text:p>
          </table:table-cell>
          <table:table-cell office:value-type="float" office:value="-8.059412">
            <text:p>-8,059412</text:p>
          </table:table-cell>
          <table:table-cell table:number-columns-repeated="1019"/>
        </table:table-row>
        <table:table-row table:style-name="ro1">
          <table:table-cell office:value-type="float" office:value="2981.691406">
            <text:p>2981,691406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119268">
            <text:p>0,119268</text:p>
          </table:table-cell>
          <table:table-cell office:value-type="float" office:value="-8.059412">
            <text:p>-8,059412</text:p>
          </table:table-cell>
          <table:table-cell table:number-columns-repeated="1019"/>
        </table:table-row>
        <table:table-row table:style-name="ro1">
          <table:table-cell office:value-type="float" office:value="2966.080566">
            <text:p>2966,080566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118643">
            <text:p>0,118643</text:p>
          </table:table-cell>
          <table:table-cell office:value-type="float" office:value="-8.078529">
            <text:p>-8,078529</text:p>
          </table:table-cell>
          <table:table-cell table:number-columns-repeated="1019"/>
        </table:table-row>
        <table:table-row table:style-name="ro1">
          <table:table-cell office:value-type="float" office:value="2966.080566">
            <text:p>2966,080566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118643">
            <text:p>0,118643</text:p>
          </table:table-cell>
          <table:table-cell office:value-type="float" office:value="-8.078529">
            <text:p>-8,078529</text:p>
          </table:table-cell>
          <table:table-cell table:number-columns-repeated="1019"/>
        </table:table-row>
        <table:table-row table:style-name="ro1">
          <table:table-cell office:value-type="float" office:value="2966.080566">
            <text:p>2966,08056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18643">
            <text:p>0,118643</text:p>
          </table:table-cell>
          <table:table-cell office:value-type="float" office:value="-8.09853">
            <text:p>-8,09853</text:p>
          </table:table-cell>
          <table:table-cell table:number-columns-repeated="1019"/>
        </table:table-row>
        <table:table-row table:style-name="ro1">
          <table:table-cell office:value-type="float" office:value="2966.080566">
            <text:p>2966,08056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8643">
            <text:p>0,118643</text:p>
          </table:table-cell>
          <table:table-cell office:value-type="float" office:value="-8.09853">
            <text:p>-8,09853</text:p>
          </table:table-cell>
          <table:table-cell table:number-columns-repeated="1019"/>
        </table:table-row>
        <table:table-row table:style-name="ro1">
          <table:table-cell office:value-type="float" office:value="2981.691406">
            <text:p>2981,69140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19268">
            <text:p>0,119268</text:p>
          </table:table-cell>
          <table:table-cell office:value-type="float" office:value="-8.118529">
            <text:p>-8,118529</text:p>
          </table:table-cell>
          <table:table-cell table:number-columns-repeated="1019"/>
        </table:table-row>
        <table:table-row table:style-name="ro1">
          <table:table-cell office:value-type="float" office:value="2981.691406">
            <text:p>2981,691406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0.119268">
            <text:p>0,119268</text:p>
          </table:table-cell>
          <table:table-cell office:value-type="float" office:value="-8.118529">
            <text:p>-8,118529</text:p>
          </table:table-cell>
          <table:table-cell table:number-columns-repeated="1019"/>
        </table:table-row>
        <table:table-row table:style-name="ro1">
          <table:table-cell office:value-type="float" office:value="2981.691406">
            <text:p>2981,69140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9268">
            <text:p>0,119268</text:p>
          </table:table-cell>
          <table:table-cell office:value-type="float" office:value="-8.137353">
            <text:p>-8,137353</text:p>
          </table:table-cell>
          <table:table-cell table:number-columns-repeated="1019"/>
        </table:table-row>
        <table:table-row table:style-name="ro1">
          <table:table-cell office:value-type="float" office:value="2981.691406">
            <text:p>2981,691406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0.119268">
            <text:p>0,119268</text:p>
          </table:table-cell>
          <table:table-cell office:value-type="float" office:value="-8.137353">
            <text:p>-8,137353</text:p>
          </table:table-cell>
          <table:table-cell table:number-columns-repeated="1019"/>
        </table:table-row>
        <table:table-row table:style-name="ro1">
          <table:table-cell office:value-type="float" office:value="2966.080566">
            <text:p>2966,08056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118643">
            <text:p>0,118643</text:p>
          </table:table-cell>
          <table:table-cell office:value-type="float" office:value="-8.156177">
            <text:p>-8,156177</text:p>
          </table:table-cell>
          <table:table-cell table:number-columns-repeated="1019"/>
        </table:table-row>
        <table:table-row table:style-name="ro1">
          <table:table-cell office:value-type="float" office:value="2966.080566">
            <text:p>2966,080566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118643">
            <text:p>0,118643</text:p>
          </table:table-cell>
          <table:table-cell office:value-type="float" office:value="-8.175">
            <text:p>-8,175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0.042462">
            <text:p>0,042462</text:p>
          </table:table-cell>
          <table:table-cell office:value-type="float" office:value="-8.175">
            <text:p>-8,175</text:p>
          </table:table-cell>
          <table:table-cell table:number-columns-repeated="1019"/>
        </table:table-row>
        <table:table-row table:style-name="ro1">
          <table:table-cell office:value-type="float" office:value="1061.544556">
            <text:p>1061,544556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0.042462">
            <text:p>0,042462</text:p>
          </table:table-cell>
          <table:table-cell office:value-type="float" office:value="-8.194706">
            <text:p>-8,194706</text:p>
          </table:table-cell>
          <table:table-cell table:number-columns-repeated="1019"/>
        </table:table-row>
        <table:table-row table:style-name="ro1">
          <table:table-cell office:value-type="float" office:value="93.665703">
            <text:p>93,665703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0.003747">
            <text:p>0,003747</text:p>
          </table:table-cell>
          <table:table-cell office:value-type="float" office:value="-8.194706">
            <text:p>-8,194706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8.214118">
            <text:p>-8,214118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8.214118">
            <text:p>-8,214118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8.233235">
            <text:p>-8,233235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8.233235">
            <text:p>-8,23323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8.252059">
            <text:p>-8,25205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8.252059">
            <text:p>-8,25205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8.271176">
            <text:p>-8,271176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8.271176">
            <text:p>-8,271176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1">
            <text:p>-0,003221</text:p>
          </table:table-cell>
          <table:table-cell office:value-type="float" office:value="-0.003122">
            <text:p>-0,003122</text:p>
          </table:table-cell>
          <table:table-cell office:value-type="float" office:value="-8.290294">
            <text:p>-8,290294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8.290294">
            <text:p>-8,290294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8.309117">
            <text:p>-8,309117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3">
            <text:p>-0,003253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8.309117">
            <text:p>-8,309117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8.328529">
            <text:p>-8,32852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-0.002498">
            <text:p>-0,002498</text:p>
          </table:table-cell>
          <table:table-cell office:value-type="float" office:value="-8.328529">
            <text:p>-8,328529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8.34853">
            <text:p>-8,34853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8.34853">
            <text:p>-8,34853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8">
            <text:p>-0,003258</text:p>
          </table:table-cell>
          <table:table-cell office:value-type="float" office:value="-0.003222">
            <text:p>-0,003222</text:p>
          </table:table-cell>
          <table:table-cell office:value-type="float" office:value="-0.003122">
            <text:p>-0,003122</text:p>
          </table:table-cell>
          <table:table-cell office:value-type="float" office:value="-8.368236">
            <text:p>-8,368236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8.386471">
            <text:p>-8,386471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8.386471">
            <text:p>-8,386471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8.405882">
            <text:p>-8,405882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3122">
            <text:p>-0,003122</text:p>
          </table:table-cell>
          <table:table-cell office:value-type="float" office:value="-8.405882">
            <text:p>-8,405882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3122">
            <text:p>-0,003122</text:p>
          </table:table-cell>
          <table:table-cell office:value-type="float" office:value="-8.425">
            <text:p>-8,42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8.425">
            <text:p>-8,425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8">
            <text:p>-0,003258</text:p>
          </table:table-cell>
          <table:table-cell office:value-type="float" office:value="-0.003223">
            <text:p>-0,003223</text:p>
          </table:table-cell>
          <table:table-cell office:value-type="float" office:value="-0.002498">
            <text:p>-0,002498</text:p>
          </table:table-cell>
          <table:table-cell office:value-type="float" office:value="-8.443529">
            <text:p>-8,443529</text:p>
          </table:table-cell>
          <table:table-cell table:number-columns-repeated="1019"/>
        </table:table-row>
        <table:table-row table:style-name="ro1">
          <table:table-cell office:value-type="float" office:value="-31.221901">
            <text:p>-31,22190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249">
            <text:p>-0,001249</text:p>
          </table:table-cell>
          <table:table-cell office:value-type="float" office:value="-8.443529">
            <text:p>-8,443529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2498">
            <text:p>-0,002498</text:p>
          </table:table-cell>
          <table:table-cell office:value-type="float" office:value="-8.462941">
            <text:p>-8,462941</text:p>
          </table:table-cell>
          <table:table-cell table:number-columns-repeated="1019"/>
        </table:table-row>
        <table:table-row table:style-name="ro1">
          <table:table-cell office:value-type="float" office:value="-62.443802">
            <text:p>-62,443802</text:p>
          </table:table-cell>
          <table:table-cell office:value-type="float" office:value="-0.003257">
            <text:p>-0,003257</text:p>
          </table:table-cell>
          <table:table-cell office:value-type="float" office:value="-0.003222">
            <text:p>-0,003222</text:p>
          </table:table-cell>
          <table:table-cell office:value-type="float" office:value="-0.002498">
            <text:p>-0,002498</text:p>
          </table:table-cell>
          <table:table-cell office:value-type="float" office:value="-8.462941">
            <text:p>-8,462941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1873">
            <text:p>-0,001873</text:p>
          </table:table-cell>
          <table:table-cell office:value-type="float" office:value="-8.481765">
            <text:p>-8,481765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8.481765">
            <text:p>-8,481765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8.501177">
            <text:p>-8,501177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8.501177">
            <text:p>-8,501177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8.520294">
            <text:p>-8,520294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3122">
            <text:p>-0,003122</text:p>
          </table:table-cell>
          <table:table-cell office:value-type="float" office:value="-8.520294">
            <text:p>-8,520294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8.539706">
            <text:p>-8,539706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8.539706">
            <text:p>-8,539706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8.554117">
            <text:p>-8,554117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8.554117">
            <text:p>-8,554117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4">
            <text:p>-0,003254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8.554117">
            <text:p>-8,554117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-0.001873">
            <text:p>-0,001873</text:p>
          </table:table-cell>
          <table:table-cell office:value-type="float" office:value="-8.554117">
            <text:p>-8,554117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-0.003122">
            <text:p>-0,003122</text:p>
          </table:table-cell>
          <table:table-cell office:value-type="float" office:value="-8.554117">
            <text:p>-8,554117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8.554117">
            <text:p>-8,554117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-0.003122">
            <text:p>-0,003122</text:p>
          </table:table-cell>
          <table:table-cell office:value-type="float" office:value="-8.554117">
            <text:p>-8,554117</text:p>
          </table:table-cell>
          <table:table-cell table:number-columns-repeated="1019"/>
        </table:table-row>
        <table:table-row table:style-name="ro1">
          <table:table-cell office:value-type="float" office:value="-78.054749">
            <text:p>-78,054749</text:p>
          </table:table-cell>
          <table:table-cell office:value-type="float" office:value="-0.003256">
            <text:p>-0,003256</text:p>
          </table:table-cell>
          <table:table-cell office:value-type="float" office:value="-0.003222">
            <text:p>-0,003222</text:p>
          </table:table-cell>
          <table:table-cell office:value-type="float" office:value="-0.003122">
            <text:p>-0,003122</text:p>
          </table:table-cell>
          <table:table-cell office:value-type="float" office:value="-8.554117">
            <text:p>-8,554117</text:p>
          </table:table-cell>
          <table:table-cell table:number-columns-repeated="1019"/>
        </table:table-row>
        <table:table-row table:style-name="ro1">
          <table:table-cell office:value-type="float" office:value="-46.832851">
            <text:p>-46,832851</text:p>
          </table:table-cell>
          <table:table-cell office:value-type="float" office:value="-0.003257">
            <text:p>-0,003257</text:p>
          </table:table-cell>
          <table:table-cell office:value-type="float" office:value="-0.003223">
            <text:p>-0,003223</text:p>
          </table:table-cell>
          <table:table-cell office:value-type="float" office:value="-0.001873">
            <text:p>-0,001873</text:p>
          </table:table-cell>
          <table:table-cell office:value-type="float" office:value="-8.554117">
            <text:p>-8,554117</text:p>
          </table:table-cell>
          <table:table-cell table:number-columns-repeated="1019"/>
        </table:table-row>
        <table:table-row table:style-name="ro1" table:number-rows-repeated="10476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15:46:35.32</dc:date>
    <meta:document-statistic meta:table-count="1" meta:cell-count="4497" meta:object-count="0"/>
    <meta:generator>LibreOffice/4.0.4.2$Windows_x86 LibreOffice_project/9e9821abd0ffdbc09cd8c52eaa574fa09eb08f2</meta:generator>
  </office:meta>
</office:document-meta>
</file>